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OS_0806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44.21" calcext:value-type="float">
            <text:p>1644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41" calcext:value-type="float">
            <text:p>0.60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5.1" calcext:value-type="float">
            <text:p>155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209" calcext:value-type="float">
            <text:p>0.578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6.62" calcext:value-type="float">
            <text:p>1406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124" calcext:value-type="float">
            <text:p>0.557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55.83" calcext:value-type="float">
            <text:p>1255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86" calcext:value-type="float">
            <text:p>0.53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0.37" calcext:value-type="float">
            <text:p>1120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509" calcext:value-type="float">
            <text:p>0.525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4.3" calcext:value-type="float">
            <text:p>100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424" calcext:value-type="float">
            <text:p>0.513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6.87" calcext:value-type="float">
            <text:p>906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129" calcext:value-type="float">
            <text:p>0.503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25.805" calcext:value-type="float">
            <text:p>825.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274" calcext:value-type="float">
            <text:p>0.494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8.545" calcext:value-type="float">
            <text:p>758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593" calcext:value-type="float">
            <text:p>0.486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02.706" calcext:value-type="float">
            <text:p>702.7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884" calcext:value-type="float">
            <text:p>0.47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6.219" calcext:value-type="float">
            <text:p>656.2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991" calcext:value-type="float">
            <text:p>0.473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17.35" calcext:value-type="float">
            <text:p>617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794" calcext:value-type="float">
            <text:p>0.468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4.671" calcext:value-type="float">
            <text:p>584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199" calcext:value-type="float">
            <text:p>0.464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57.021" calcext:value-type="float">
            <text:p>557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131" calcext:value-type="float">
            <text:p>0.460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3.46" calcext:value-type="float">
            <text:p>533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532" calcext:value-type="float">
            <text:p>0.456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3.235" calcext:value-type="float">
            <text:p>513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352" calcext:value-type="float">
            <text:p>0.453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5.75" calcext:value-type="float">
            <text:p>495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47" calcext:value-type="float">
            <text:p>0.450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0.531" calcext:value-type="float">
            <text:p>480.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078" calcext:value-type="float">
            <text:p>0.448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7.207" calcext:value-type="float">
            <text:p>467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909" calcext:value-type="float">
            <text:p>0.445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5.495" calcext:value-type="float">
            <text:p>455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64" calcext:value-type="float">
            <text:p>0.444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5.305" calcext:value-type="float">
            <text:p>445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42" calcext:value-type="float">
            <text:p>0.442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36.452" calcext:value-type="float">
            <text:p>436.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89" calcext:value-type="float">
            <text:p>0.441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28.74" calcext:value-type="float">
            <text:p>428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22.003" calcext:value-type="float">
            <text:p>422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11" calcext:value-type="float">
            <text:p>0.438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16.104" calcext:value-type="float">
            <text:p>416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54" calcext:value-type="float">
            <text:p>0.437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0.927" calcext:value-type="float">
            <text:p>410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6.375" calcext:value-type="float">
            <text:p>406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39" calcext:value-type="float">
            <text:p>0.436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2.366" calcext:value-type="float">
            <text:p>402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6" calcext:value-type="float">
            <text:p>0.43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8.828" calcext:value-type="float">
            <text:p>398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53" calcext:value-type="float">
            <text:p>0.435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95.703" calcext:value-type="float">
            <text:p>395.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12" calcext:value-type="float">
            <text:p>0.434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2.937" calcext:value-type="float">
            <text:p>392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28" calcext:value-type="float">
            <text:p>0.434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0.487" calcext:value-type="float">
            <text:p>390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5" calcext:value-type="float">
            <text:p>0.433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88.315" calcext:value-type="float">
            <text:p>388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09" calcext:value-type="float">
            <text:p>0.433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6.386" calcext:value-type="float">
            <text:p>386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3" calcext:value-type="float">
            <text:p>0.432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84.673" calcext:value-type="float">
            <text:p>384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4" calcext:value-type="float">
            <text:p>0.43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83.149" calcext:value-type="float">
            <text:p>383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8" calcext:value-type="float">
            <text:p>0.432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1.793" calcext:value-type="float">
            <text:p>381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1" calcext:value-type="float">
            <text:p>0.432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0.586" calcext:value-type="float">
            <text:p>380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1" calcext:value-type="float">
            <text:p>0.4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9.511" calcext:value-type="float">
            <text:p>379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3" calcext:value-type="float">
            <text:p>0.43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8.552" calcext:value-type="float">
            <text:p>378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6" calcext:value-type="float">
            <text:p>0.431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77.698" calcext:value-type="float">
            <text:p>377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76.935" calcext:value-type="float">
            <text:p>376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6" calcext:value-type="float">
            <text:p>0.431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6.254" calcext:value-type="float">
            <text:p>376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9" calcext:value-type="float">
            <text:p>0.431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75.647" calcext:value-type="float">
            <text:p>375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6" calcext:value-type="float">
            <text:p>0.430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5.104" calcext:value-type="float">
            <text:p>375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4" calcext:value-type="float">
            <text:p>0.430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4.619" calcext:value-type="float">
            <text:p>374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4" calcext:value-type="float">
            <text:p>0.430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4.186" calcext:value-type="float">
            <text:p>374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22" calcext:value-type="float">
            <text:p>0.430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73.799" calcext:value-type="float">
            <text:p>373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49" calcext:value-type="float">
            <text:p>0.430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73.452" calcext:value-type="float">
            <text:p>373.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84" calcext:value-type="float">
            <text:p>0.430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73.143" calcext:value-type="float">
            <text:p>373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26" calcext:value-type="float">
            <text:p>0.430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2.866" calcext:value-type="float">
            <text:p>372.8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74" calcext:value-type="float">
            <text:p>0.430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9.9" calcext:value-type="float">
            <text:p>301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706" calcext:value-type="float">
            <text:p>0.6437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14.55" calcext:value-type="float">
            <text:p>2814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1063" calcext:value-type="float">
            <text:p>0.611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6.99" calcext:value-type="float">
            <text:p>2416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5428" calcext:value-type="float">
            <text:p>0.585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4.1" calcext:value-type="float">
            <text:p>203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4715" calcext:value-type="float">
            <text:p>0.564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2.04" calcext:value-type="float">
            <text:p>171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596" calcext:value-type="float">
            <text:p>0.547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3.33" calcext:value-type="float">
            <text:p>1453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192" calcext:value-type="float">
            <text:p>0.533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48.97" calcext:value-type="float">
            <text:p>1248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894" calcext:value-type="float">
            <text:p>0.520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88.32" calcext:value-type="float">
            <text:p>1088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265" calcext:value-type="float">
            <text:p>0.510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61.929" calcext:value-type="float">
            <text:p>961.9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982" calcext:value-type="float">
            <text:p>0.500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2.113" calcext:value-type="float">
            <text:p>862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803" calcext:value-type="float">
            <text:p>0.492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2.852" calcext:value-type="float">
            <text:p>782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543" calcext:value-type="float">
            <text:p>0.485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19.483" calcext:value-type="float">
            <text:p>719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063" calcext:value-type="float">
            <text:p>0.479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8.397" calcext:value-type="float">
            <text:p>668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26" calcext:value-type="float">
            <text:p>0.47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26.799" calcext:value-type="float">
            <text:p>626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061" calcext:value-type="float">
            <text:p>0.468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92.53" calcext:value-type="float">
            <text:p>59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411" calcext:value-type="float">
            <text:p>0.463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63.933" calcext:value-type="float">
            <text:p>563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271" calcext:value-type="float">
            <text:p>0.459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39.747" calcext:value-type="float">
            <text:p>539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605" calcext:value-type="float">
            <text:p>0.455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9.029" calcext:value-type="float">
            <text:p>519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378" calcext:value-type="float">
            <text:p>0.452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1.083" calcext:value-type="float">
            <text:p>501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54" calcext:value-type="float">
            <text:p>0.449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85.398" calcext:value-type="float">
            <text:p>485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95" calcext:value-type="float">
            <text:p>0.447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1.596" calcext:value-type="float">
            <text:p>471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59" calcext:value-type="float">
            <text:p>0.444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59.393" calcext:value-type="float">
            <text:p>459.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109" calcext:value-type="float">
            <text:p>0.443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8.581" calcext:value-type="float">
            <text:p>448.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554" calcext:value-type="float">
            <text:p>0.441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39.162" calcext:value-type="float">
            <text:p>439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308" calcext:value-type="float">
            <text:p>0.440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30.992" calcext:value-type="float">
            <text:p>430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99" calcext:value-type="float">
            <text:p>0.439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3.884" calcext:value-type="float">
            <text:p>423.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21" calcext:value-type="float">
            <text:p>0.43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17.682" calcext:value-type="float">
            <text:p>417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329" calcext:value-type="float">
            <text:p>0.437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2.256" calcext:value-type="float">
            <text:p>412.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43" calcext:value-type="float">
            <text:p>0.436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07.5" calcext:value-type="float">
            <text:p>40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42" calcext:value-type="float">
            <text:p>0.435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03.321" calcext:value-type="float">
            <text:p>403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16" calcext:value-type="float">
            <text:p>0.435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99.643" calcext:value-type="float">
            <text:p>399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56" calcext:value-type="float">
            <text:p>0.434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96.4" calcext:value-type="float">
            <text:p>39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57" calcext:value-type="float">
            <text:p>0.434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3.536" calcext:value-type="float">
            <text:p>393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11" calcext:value-type="float">
            <text:p>0.433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91.003" calcext:value-type="float">
            <text:p>391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12" calcext:value-type="float">
            <text:p>0.433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88.761" calcext:value-type="float">
            <text:p>388.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56" calcext:value-type="float">
            <text:p>0.432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86.773" calcext:value-type="float">
            <text:p>386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37" calcext:value-type="float">
            <text:p>0.432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5.009" calcext:value-type="float">
            <text:p>385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52" calcext:value-type="float">
            <text:p>0.432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83.442" calcext:value-type="float">
            <text:p>383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97" calcext:value-type="float">
            <text:p>0.432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82.049" calcext:value-type="float">
            <text:p>382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69" calcext:value-type="float">
            <text:p>0.431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80.81" calcext:value-type="float">
            <text:p>38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5" calcext:value-type="float">
            <text:p>0.431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79.707" calcext:value-type="float">
            <text:p>379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3" calcext:value-type="float">
            <text:p>0.431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78.725" calcext:value-type="float">
            <text:p>378.7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" calcext:value-type="float">
            <text:p>0.43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77.849" calcext:value-type="float">
            <text:p>377.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4" calcext:value-type="float">
            <text:p>0.431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77.069" calcext:value-type="float">
            <text:p>377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3" calcext:value-type="float">
            <text:p>0.431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76.373" calcext:value-type="float">
            <text:p>376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26" calcext:value-type="float">
            <text:p>0.430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75.751" calcext:value-type="float">
            <text:p>375.7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21" calcext:value-type="float">
            <text:p>0.430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75.196" calcext:value-type="float">
            <text:p>375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28" calcext:value-type="float">
            <text:p>0.430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74.701" calcext:value-type="float">
            <text:p>374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44" calcext:value-type="float">
            <text:p>0.430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74.259" calcext:value-type="float">
            <text:p>374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69" calcext:value-type="float">
            <text:p>0.430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73.863" calcext:value-type="float">
            <text:p>373.8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02" calcext:value-type="float">
            <text:p>0.430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73.51" calcext:value-type="float">
            <text:p>373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42" calcext:value-type="float">
            <text:p>0.430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35.3" calcext:value-type="float">
            <text:p>8135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5311" calcext:value-type="float">
            <text:p>0.695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59.5" calcext:value-type="float">
            <text:p>685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9246" calcext:value-type="float">
            <text:p>0.65924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148.87" calcext:value-type="float">
            <text:p>5148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0503" calcext:value-type="float">
            <text:p>0.630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21.28" calcext:value-type="float">
            <text:p>3821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6335" calcext:value-type="float">
            <text:p>0.606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78.85" calcext:value-type="float">
            <text:p>2878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5642" calcext:value-type="float">
            <text:p>0.585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20.31" calcext:value-type="float">
            <text:p>2220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781" calcext:value-type="float">
            <text:p>0.567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57.59" calcext:value-type="float">
            <text:p>1757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2275" calcext:value-type="float">
            <text:p>0.552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28.52" calcext:value-type="float">
            <text:p>1428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8728" calcext:value-type="float">
            <text:p>0.538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91.44" calcext:value-type="float">
            <text:p>1191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802" calcext:value-type="float">
            <text:p>0.526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8.65" calcext:value-type="float">
            <text:p>1018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207" calcext:value-type="float">
            <text:p>0.516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1.507" calcext:value-type="float">
            <text:p>891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7" calcext:value-type="float">
            <text:p>0.5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97.237" calcext:value-type="float">
            <text:p>797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079" calcext:value-type="float">
            <text:p>0.498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26.829" calcext:value-type="float">
            <text:p>726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194" calcext:value-type="float">
            <text:p>0.490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73.728" calcext:value-type="float">
            <text:p>673.7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941" calcext:value-type="float">
            <text:p>0.482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3.024" calcext:value-type="float">
            <text:p>633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273" calcext:value-type="float">
            <text:p>0.476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0.998" calcext:value-type="float">
            <text:p>600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188" calcext:value-type="float">
            <text:p>0.470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.886" calcext:value-type="float">
            <text:p>574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712" calcext:value-type="float">
            <text:p>0.464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52.75" calcext:value-type="float">
            <text:p>552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866" calcext:value-type="float">
            <text:p>0.459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33.336" calcext:value-type="float">
            <text:p>533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65" calcext:value-type="float">
            <text:p>0.45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15.908" calcext:value-type="float">
            <text:p>515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31" calcext:value-type="float">
            <text:p>0.45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0.075" calcext:value-type="float">
            <text:p>500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54" calcext:value-type="float">
            <text:p>0.448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85.637" calcext:value-type="float">
            <text:p>485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352" calcext:value-type="float">
            <text:p>0.446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72.488" calcext:value-type="float">
            <text:p>472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155" calcext:value-type="float">
            <text:p>0.444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60.558" calcext:value-type="float">
            <text:p>460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96" calcext:value-type="float">
            <text:p>0.442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49.778" calcext:value-type="float">
            <text:p>449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2" calcext:value-type="float">
            <text:p>0.44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40.107" calcext:value-type="float">
            <text:p>440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46" calcext:value-type="float">
            <text:p>0.439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31.686" calcext:value-type="float">
            <text:p>431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431" calcext:value-type="float">
            <text:p>0.438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24.387" calcext:value-type="float">
            <text:p>424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25" calcext:value-type="float">
            <text:p>0.437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8.04" calcext:value-type="float">
            <text:p>418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18" calcext:value-type="float">
            <text:p>0.436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2.505" calcext:value-type="float">
            <text:p>412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97" calcext:value-type="float">
            <text:p>0.435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7.666" calcext:value-type="float">
            <text:p>407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54" calcext:value-type="float">
            <text:p>0.435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03.426" calcext:value-type="float">
            <text:p>403.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8" calcext:value-type="float">
            <text:p>0.43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99.702" calcext:value-type="float">
            <text:p>399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67" calcext:value-type="float">
            <text:p>0.434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6.425" calcext:value-type="float">
            <text:p>396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9" calcext:value-type="float">
            <text:p>0.433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3.537" calcext:value-type="float">
            <text:p>393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90.986" calcext:value-type="float">
            <text:p>390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34" calcext:value-type="float">
            <text:p>0.433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88.732" calcext:value-type="float">
            <text:p>388.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07" calcext:value-type="float">
            <text:p>0.43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86.736" calcext:value-type="float">
            <text:p>386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14" calcext:value-type="float">
            <text:p>0.432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84.967" calcext:value-type="float">
            <text:p>384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3" calcext:value-type="float">
            <text:p>0.4321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83.398" calcext:value-type="float">
            <text:p>383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9" calcext:value-type="float">
            <text:p>0.431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82.004" calcext:value-type="float">
            <text:p>382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" calcext:value-type="float">
            <text:p>0.43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80.766" calcext:value-type="float">
            <text:p>380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3" calcext:value-type="float">
            <text:p>0.431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79.664" calcext:value-type="float">
            <text:p>379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5" calcext:value-type="float">
            <text:p>0.431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78.684" calcext:value-type="float">
            <text:p>378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6" calcext:value-type="float">
            <text:p>0.431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77.81" calcext:value-type="float">
            <text:p>377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2" calcext:value-type="float">
            <text:p>0.431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77.032" calcext:value-type="float">
            <text:p>377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2" calcext:value-type="float">
            <text:p>0.430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76.338" calcext:value-type="float">
            <text:p>376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75.719" calcext:value-type="float">
            <text:p>375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48" calcext:value-type="float">
            <text:p>0.430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75.167" calcext:value-type="float">
            <text:p>375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62" calcext:value-type="float">
            <text:p>0.430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74.674" calcext:value-type="float">
            <text:p>374.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85" calcext:value-type="float">
            <text:p>0.430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74.234" calcext:value-type="float">
            <text:p>374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16" calcext:value-type="float">
            <text:p>0.430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796.3" calcext:value-type="float">
            <text:p>5879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3445" calcext:value-type="float">
            <text:p>0.863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858.2" calcext:value-type="float">
            <text:p>2185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3545" calcext:value-type="float">
            <text:p>0.783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161.1" calcext:value-type="float">
            <text:p>1116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1964" calcext:value-type="float">
            <text:p>0.73196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474.47" calcext:value-type="float">
            <text:p>6474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972" calcext:value-type="float">
            <text:p>0.68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90.02" calcext:value-type="float">
            <text:p>4090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4584" calcext:value-type="float">
            <text:p>0.654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56.43" calcext:value-type="float">
            <text:p>2756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5379" calcext:value-type="float">
            <text:p>0.625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58.93" calcext:value-type="float">
            <text:p>1958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0986" calcext:value-type="float">
            <text:p>0.600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58.35" calcext:value-type="float">
            <text:p>1458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438" calcext:value-type="float">
            <text:p>0.580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32.97" calcext:value-type="float">
            <text:p>1132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2952" calcext:value-type="float">
            <text:p>0.562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16.351" calcext:value-type="float">
            <text:p>916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918" calcext:value-type="float">
            <text:p>0.547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70.132" calcext:value-type="float">
            <text:p>770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4853" calcext:value-type="float">
            <text:p>0.534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1.175" calcext:value-type="float">
            <text:p>671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3373" calcext:value-type="float">
            <text:p>0.523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4.979" calcext:value-type="float">
            <text:p>604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168" calcext:value-type="float">
            <text:p>0.513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62.112" calcext:value-type="float">
            <text:p>562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975" calcext:value-type="float">
            <text:p>0.503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6.111" calcext:value-type="float">
            <text:p>536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79" calcext:value-type="float">
            <text:p>0.495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22.174" calcext:value-type="float">
            <text:p>522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98" calcext:value-type="float">
            <text:p>0.487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6.295" calcext:value-type="float">
            <text:p>516.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497" calcext:value-type="float">
            <text:p>0.480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14.795" calcext:value-type="float">
            <text:p>514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617" calcext:value-type="float">
            <text:p>0.473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14.317" calcext:value-type="float">
            <text:p>514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197" calcext:value-type="float">
            <text:p>0.467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12.299" calcext:value-type="float">
            <text:p>512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7" calcext:value-type="float">
            <text:p>0.46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7.477" calcext:value-type="float">
            <text:p>507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288" calcext:value-type="float">
            <text:p>0.456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9.882" calcext:value-type="float">
            <text:p>499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19" calcext:value-type="float">
            <text:p>0.452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90.287" calcext:value-type="float">
            <text:p>490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519" calcext:value-type="float">
            <text:p>0.448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79.627" calcext:value-type="float">
            <text:p>479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78" calcext:value-type="float">
            <text:p>0.445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8.685" calcext:value-type="float">
            <text:p>468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7" calcext:value-type="float">
            <text:p>0.44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484" calcext:value-type="float">
            <text:p>0.441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47.904" calcext:value-type="float">
            <text:p>447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29" calcext:value-type="float">
            <text:p>0.4399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38.568" calcext:value-type="float">
            <text:p>438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33" calcext:value-type="float">
            <text:p>0.438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30.215" calcext:value-type="float">
            <text:p>430.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79" calcext:value-type="float">
            <text:p>0.437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22.994" calcext:value-type="float">
            <text:p>422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55" calcext:value-type="float">
            <text:p>0.436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16.734" calcext:value-type="float">
            <text:p>416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9" calcext:value-type="float">
            <text:p>0.436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11.29" calcext:value-type="float">
            <text:p>411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62" calcext:value-type="float">
            <text:p>0.435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06.542" calcext:value-type="float">
            <text:p>406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76" calcext:value-type="float">
            <text:p>0.434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02.391" calcext:value-type="float">
            <text:p>402.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53" calcext:value-type="float">
            <text:p>0.434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98.753" calcext:value-type="float">
            <text:p>398.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85" calcext:value-type="float">
            <text:p>0.433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5.558" calcext:value-type="float">
            <text:p>395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68" calcext:value-type="float">
            <text:p>0.433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2.746" calcext:value-type="float">
            <text:p>392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95" calcext:value-type="float">
            <text:p>0.433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0.268" calcext:value-type="float">
            <text:p>390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61" calcext:value-type="float">
            <text:p>0.432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88.08" calcext:value-type="float">
            <text:p>388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63" calcext:value-type="float">
            <text:p>0.432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86.145" calcext:value-type="float">
            <text:p>386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96" calcext:value-type="float">
            <text:p>0.432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84.433" calcext:value-type="float">
            <text:p>384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8" calcext:value-type="float">
            <text:p>0.431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2.915" calcext:value-type="float">
            <text:p>382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4" calcext:value-type="float">
            <text:p>0.431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1.569" calcext:value-type="float">
            <text:p>381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4" calcext:value-type="float">
            <text:p>0.43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80.373" calcext:value-type="float">
            <text:p>380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3" calcext:value-type="float">
            <text:p>0.431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79.31" calcext:value-type="float">
            <text:p>379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" calcext:value-type="float">
            <text:p>0.43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78.365" calcext:value-type="float">
            <text:p>378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4" calcext:value-type="float">
            <text:p>0.431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77.523" calcext:value-type="float">
            <text:p>377.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1" calcext:value-type="float">
            <text:p>0.430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76.774" calcext:value-type="float">
            <text:p>376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62" calcext:value-type="float">
            <text:p>0.430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76.106" calcext:value-type="float">
            <text:p>376.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4" calcext:value-type="float">
            <text:p>0.430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75.511" calcext:value-type="float">
            <text:p>375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76" calcext:value-type="float">
            <text:p>0.430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74.98" calcext:value-type="float">
            <text:p>374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8" calcext:value-type="float">
            <text:p>0.430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8.543" calcext:value-type="float">
            <text:p>788.5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09" calcext:value-type="float">
            <text:p>1.3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49.99" calcext:value-type="float">
            <text:p>3549.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0672" calcext:value-type="float">
            <text:p>1.00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041.1" calcext:value-type="float">
            <text:p>1404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3767" calcext:value-type="float">
            <text:p>0.853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951.36" calcext:value-type="float">
            <text:p>6951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6192" calcext:value-type="float">
            <text:p>0.77619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926.45" calcext:value-type="float">
            <text:p>3926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248" calcext:value-type="float">
            <text:p>0.718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19.38" calcext:value-type="float">
            <text:p>2419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544" calcext:value-type="float">
            <text:p>0.673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95.94" calcext:value-type="float">
            <text:p>1595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108" calcext:value-type="float">
            <text:p>0.638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8.15" calcext:value-type="float">
            <text:p>1118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9416" calcext:value-type="float">
            <text:p>0.609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29.355" calcext:value-type="float">
            <text:p>829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5798" calcext:value-type="float">
            <text:p>0.585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49.97" calcext:value-type="float">
            <text:p>649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61" calcext:value-type="float">
            <text:p>0.5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36.864" calcext:value-type="float">
            <text:p>536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949" calcext:value-type="float">
            <text:p>0.54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65.515" calcext:value-type="float">
            <text:p>465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348" calcext:value-type="float">
            <text:p>0.535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1.472" calcext:value-type="float">
            <text:p>421.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3197" calcext:value-type="float">
            <text:p>0.523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5.989" calcext:value-type="float">
            <text:p>395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665" calcext:value-type="float">
            <text:p>0.512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3.899" calcext:value-type="float">
            <text:p>383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057" calcext:value-type="float">
            <text:p>0.503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3.479" calcext:value-type="float">
            <text:p>383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091" calcext:value-type="float">
            <text:p>0.494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0.723" calcext:value-type="float">
            <text:p>390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351" calcext:value-type="float">
            <text:p>0.4863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2.407" calcext:value-type="float">
            <text:p>402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639" calcext:value-type="float">
            <text:p>0.479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16.471" calcext:value-type="float">
            <text:p>416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795" calcext:value-type="float">
            <text:p>0.4737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31.597" calcext:value-type="float">
            <text:p>431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691" calcext:value-type="float">
            <text:p>0.4686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46.945" calcext:value-type="float">
            <text:p>446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219" calcext:value-type="float">
            <text:p>0.4642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61.572" calcext:value-type="float">
            <text:p>461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8" calcext:value-type="float">
            <text:p>0.4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71.688" calcext:value-type="float">
            <text:p>471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199" calcext:value-type="float">
            <text:p>0.455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75.669" calcext:value-type="float">
            <text:p>475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067" calcext:value-type="float">
            <text:p>0.4510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4.022" calcext:value-type="float">
            <text:p>474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47" calcext:value-type="float">
            <text:p>0.447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8.359" calcext:value-type="float">
            <text:p>468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673" calcext:value-type="float">
            <text:p>0.444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60.416" calcext:value-type="float">
            <text:p>460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73" calcext:value-type="float">
            <text:p>0.442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51.517" calcext:value-type="float">
            <text:p>451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33" calcext:value-type="float">
            <text:p>0.440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42.509" calcext:value-type="float">
            <text:p>442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47" calcext:value-type="float">
            <text:p>0.439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33.876" calcext:value-type="float">
            <text:p>433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32" calcext:value-type="float">
            <text:p>0.437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26.009" calcext:value-type="float">
            <text:p>426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45" calcext:value-type="float">
            <text:p>0.436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19.216" calcext:value-type="float">
            <text:p>419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99" calcext:value-type="float">
            <text:p>0.436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13.342" calcext:value-type="float">
            <text:p>413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33" calcext:value-type="float">
            <text:p>0.435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39" calcext:value-type="float">
            <text:p>0.434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3.811" calcext:value-type="float">
            <text:p>403.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09" calcext:value-type="float">
            <text:p>0.434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99.941" calcext:value-type="float">
            <text:p>399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35" calcext:value-type="float">
            <text:p>0.433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96.556" calcext:value-type="float">
            <text:p>396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12" calcext:value-type="float">
            <text:p>0.433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93.588" calcext:value-type="float">
            <text:p>393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4" calcext:value-type="float">
            <text:p>0.433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90.98" calcext:value-type="float">
            <text:p>390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96" calcext:value-type="float">
            <text:p>0.432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88.685" calcext:value-type="float">
            <text:p>388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94" calcext:value-type="float">
            <text:p>0.4324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86.661" calcext:value-type="float">
            <text:p>386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4" calcext:value-type="float">
            <text:p>0.432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84.874" calcext:value-type="float">
            <text:p>384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82" calcext:value-type="float">
            <text:p>0.431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83.294" calcext:value-type="float">
            <text:p>383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66" calcext:value-type="float">
            <text:p>0.431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1.894" calcext:value-type="float">
            <text:p>381.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3" calcext:value-type="float">
            <text:p>0.4315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80.654" calcext:value-type="float">
            <text:p>380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79.553" calcext:value-type="float">
            <text:p>379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6" calcext:value-type="float">
            <text:p>0.431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78.576" calcext:value-type="float">
            <text:p>378.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8" calcext:value-type="float">
            <text:p>0.431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77.707" calcext:value-type="float">
            <text:p>377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4" calcext:value-type="float">
            <text:p>0.430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76.934" calcext:value-type="float">
            <text:p>376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3" calcext:value-type="float">
            <text:p>0.430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4" calcext:value-type="float">
            <text:p>0.430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75.634" calcext:value-type="float">
            <text:p>375.6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85" calcext:value-type="float">
            <text:p>0.4306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534" calcext:value-type="float">
            <text:p>1055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4711" calcext:value-type="float">
            <text:p>1.4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330.81" calcext:value-type="float">
            <text:p>9330.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10598" calcext:value-type="float">
            <text:p>0.9105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387.2" calcext:value-type="float">
            <text:p>1338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49396" calcext:value-type="float">
            <text:p>0.949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25.56" calcext:value-type="float">
            <text:p>622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1698" calcext:value-type="float">
            <text:p>0.841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15.92" calcext:value-type="float">
            <text:p>3315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4951" calcext:value-type="float">
            <text:p>0.7649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38.96" calcext:value-type="float">
            <text:p>1938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7642" calcext:value-type="float">
            <text:p>0.707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26.45" calcext:value-type="float">
            <text:p>1226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3408" calcext:value-type="float">
            <text:p>0.663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35.405" calcext:value-type="float">
            <text:p>835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8418" calcext:value-type="float">
            <text:p>0.628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1.961" calcext:value-type="float">
            <text:p>611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0211" calcext:value-type="float">
            <text:p>0.600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0.945" calcext:value-type="float">
            <text:p>480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116" calcext:value-type="float">
            <text:p>0.577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3.262" calcext:value-type="float">
            <text:p>403.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961" calcext:value-type="float">
            <text:p>0.557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7.579" calcext:value-type="float">
            <text:p>357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897" calcext:value-type="float">
            <text:p>0.541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1.802" calcext:value-type="float">
            <text:p>331.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293" calcext:value-type="float">
            <text:p>0.5282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8.877" calcext:value-type="float">
            <text:p>318.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671" calcext:value-type="float">
            <text:p>0.516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4.609" calcext:value-type="float">
            <text:p>314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662" calcext:value-type="float">
            <text:p>0.506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6.481" calcext:value-type="float">
            <text:p>316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7976" calcext:value-type="float">
            <text:p>0.4979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2.979" calcext:value-type="float">
            <text:p>322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381" calcext:value-type="float">
            <text:p>0.490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3.191" calcext:value-type="float">
            <text:p>333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685" calcext:value-type="float">
            <text:p>0.4836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7.113" calcext:value-type="float">
            <text:p>347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383" calcext:value-type="float">
            <text:p>0.477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63.922" calcext:value-type="float">
            <text:p>363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866" calcext:value-type="float">
            <text:p>0.471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2.116" calcext:value-type="float">
            <text:p>382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031" calcext:value-type="float">
            <text:p>0.467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0.705" calcext:value-type="float">
            <text:p>400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785" calcext:value-type="float">
            <text:p>0.4627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19.045" calcext:value-type="float">
            <text:p>419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048" calcext:value-type="float">
            <text:p>0.459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36.093" calcext:value-type="float">
            <text:p>436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66" calcext:value-type="float">
            <text:p>0.455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49.144" calcext:value-type="float">
            <text:p>449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06" calcext:value-type="float">
            <text:p>0.451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56.629" calcext:value-type="float">
            <text:p>456.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504" calcext:value-type="float">
            <text:p>0.448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58.28" calcext:value-type="float">
            <text:p>458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53" calcext:value-type="float">
            <text:p>0.445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55.184" calcext:value-type="float">
            <text:p>455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045" calcext:value-type="float">
            <text:p>0.443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49.056" calcext:value-type="float">
            <text:p>449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96" calcext:value-type="float">
            <text:p>0.440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1.444" calcext:value-type="float">
            <text:p>441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351" calcext:value-type="float">
            <text:p>0.439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3.411" calcext:value-type="float">
            <text:p>433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27" calcext:value-type="float">
            <text:p>0.438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25.592" calcext:value-type="float">
            <text:p>425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81" calcext:value-type="float">
            <text:p>0.4369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18.657" calcext:value-type="float">
            <text:p>418.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3" calcext:value-type="float">
            <text:p>0.43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12.696" calcext:value-type="float">
            <text:p>412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6" calcext:value-type="float">
            <text:p>0.43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7.553" calcext:value-type="float">
            <text:p>407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62" calcext:value-type="float">
            <text:p>0.434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03.101" calcext:value-type="float">
            <text:p>403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29" calcext:value-type="float">
            <text:p>0.434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99.235" calcext:value-type="float">
            <text:p>399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53" calcext:value-type="float">
            <text:p>0.433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95.867" calcext:value-type="float">
            <text:p>395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7" calcext:value-type="float">
            <text:p>0.4335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92.927" calcext:value-type="float">
            <text:p>392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47" calcext:value-type="float">
            <text:p>0.433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90.354" calcext:value-type="float">
            <text:p>390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08" calcext:value-type="float">
            <text:p>0.432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88.096" calcext:value-type="float">
            <text:p>388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4" calcext:value-type="float">
            <text:p>0.432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86.112" calcext:value-type="float">
            <text:p>386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3" calcext:value-type="float">
            <text:p>0.432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84.365" calcext:value-type="float">
            <text:p>384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1" calcext:value-type="float">
            <text:p>0.4319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82.824" calcext:value-type="float">
            <text:p>382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4" calcext:value-type="float">
            <text:p>0.4317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81.463" calcext:value-type="float">
            <text:p>381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" calcext:value-type="float">
            <text:p>0.431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80.259" calcext:value-type="float">
            <text:p>380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06" calcext:value-type="float">
            <text:p>0.431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79.192" calcext:value-type="float">
            <text:p>379.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1" calcext:value-type="float">
            <text:p>0.4312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78.247" calcext:value-type="float">
            <text:p>378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2" calcext:value-type="float">
            <text:p>0.431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77.408" calcext:value-type="float">
            <text:p>377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8" calcext:value-type="float">
            <text:p>0.430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76.663" calcext:value-type="float">
            <text:p>376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7" calcext:value-type="float">
            <text:p>0.430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76.001" calcext:value-type="float">
            <text:p>376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7" calcext:value-type="float">
            <text:p>0.4307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60.13" calcext:value-type="float">
            <text:p>4760.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11514" calcext:value-type="float">
            <text:p>0.911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323.2" calcext:value-type="float">
            <text:p>38323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5619" calcext:value-type="float">
            <text:p>1.25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010.5" calcext:value-type="float">
            <text:p>1301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3934" calcext:value-type="float">
            <text:p>1.03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762.99" calcext:value-type="float">
            <text:p>576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1804" calcext:value-type="float">
            <text:p>0.901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33.3" calcext:value-type="float">
            <text:p>293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7053" calcext:value-type="float">
            <text:p>0.8070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53.58" calcext:value-type="float">
            <text:p>165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8171" calcext:value-type="float">
            <text:p>0.73817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20.62" calcext:value-type="float">
            <text:p>1020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6156" calcext:value-type="float">
            <text:p>0.6861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8.278" calcext:value-type="float">
            <text:p>688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733" calcext:value-type="float">
            <text:p>0.645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6.823" calcext:value-type="float">
            <text:p>506.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603" calcext:value-type="float">
            <text:p>0.613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05.654" calcext:value-type="float">
            <text:p>405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594" calcext:value-type="float">
            <text:p>0.587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9.224" calcext:value-type="float">
            <text:p>349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6223" calcext:value-type="float">
            <text:p>0.566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8.677" calcext:value-type="float">
            <text:p>318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443" calcext:value-type="float">
            <text:p>0.548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3.595" calcext:value-type="float">
            <text:p>303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493" calcext:value-type="float">
            <text:p>0.533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8.035" calcext:value-type="float">
            <text:p>298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808" calcext:value-type="float">
            <text:p>0.520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8.534" calcext:value-type="float">
            <text:p>298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9957" calcext:value-type="float">
            <text:p>0.509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609" calcext:value-type="float">
            <text:p>0.5006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10.388" calcext:value-type="float">
            <text:p>310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501" calcext:value-type="float">
            <text:p>0.492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9.856" calcext:value-type="float">
            <text:p>319.8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425" calcext:value-type="float">
            <text:p>0.485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1.065" calcext:value-type="float">
            <text:p>331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212" calcext:value-type="float">
            <text:p>0.479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3.795" calcext:value-type="float">
            <text:p>343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724" calcext:value-type="float">
            <text:p>0.473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7.873" calcext:value-type="float">
            <text:p>357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847" calcext:value-type="float">
            <text:p>0.468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73.069" calcext:value-type="float">
            <text:p>373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484" calcext:value-type="float">
            <text:p>0.464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88.98" calcext:value-type="float">
            <text:p>388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556" calcext:value-type="float">
            <text:p>0.460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4.91" calcext:value-type="float">
            <text:p>404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991" calcext:value-type="float">
            <text:p>0.456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19.808" calcext:value-type="float">
            <text:p>419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726" calcext:value-type="float">
            <text:p>0.453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2.329" calcext:value-type="float">
            <text:p>432.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708" calcext:value-type="float">
            <text:p>0.450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41.114" calcext:value-type="float">
            <text:p>441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902" calcext:value-type="float">
            <text:p>0.44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45.266" calcext:value-type="float">
            <text:p>445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13" calcext:value-type="float">
            <text:p>0.445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44.82" calcext:value-type="float">
            <text:p>444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991" calcext:value-type="float">
            <text:p>0.442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40.761" calcext:value-type="float">
            <text:p>440.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94" calcext:value-type="float">
            <text:p>0.440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34.505" calcext:value-type="float">
            <text:p>434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342" calcext:value-type="float">
            <text:p>0.4393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27.303" calcext:value-type="float">
            <text:p>427.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99" calcext:value-type="float">
            <text:p>0.437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20.022" calcext:value-type="float">
            <text:p>420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52" calcext:value-type="float">
            <text:p>0.436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13.57" calcext:value-type="float">
            <text:p>413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03" calcext:value-type="float">
            <text:p>0.436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08.063" calcext:value-type="float">
            <text:p>408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35" calcext:value-type="float">
            <text:p>0.435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03.343" calcext:value-type="float">
            <text:p>403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39" calcext:value-type="float">
            <text:p>0.434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99.283" calcext:value-type="float">
            <text:p>399.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08" calcext:value-type="float">
            <text:p>0.434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95.779" calcext:value-type="float">
            <text:p>395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33" calcext:value-type="float">
            <text:p>0.433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92.743" calcext:value-type="float">
            <text:p>392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1" calcext:value-type="float">
            <text:p>0.43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90.106" calcext:value-type="float">
            <text:p>390.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1" calcext:value-type="float">
            <text:p>0.433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87.809" calcext:value-type="float">
            <text:p>387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93" calcext:value-type="float">
            <text:p>0.432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85.803" calcext:value-type="float">
            <text:p>385.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91" calcext:value-type="float">
            <text:p>0.4324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84.047" calcext:value-type="float">
            <text:p>384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1" calcext:value-type="float">
            <text:p>0.432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82.506" calcext:value-type="float">
            <text:p>382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8" calcext:value-type="float">
            <text:p>0.43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81.152" calcext:value-type="float">
            <text:p>381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64" calcext:value-type="float">
            <text:p>0.431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79.96" calcext:value-type="float">
            <text:p>379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1" calcext:value-type="float">
            <text:p>0.431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78.908" calcext:value-type="float">
            <text:p>378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8" calcext:value-type="float">
            <text:p>0.431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77.979" calcext:value-type="float">
            <text:p>377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4" calcext:value-type="float">
            <text:p>0.431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77.158" calcext:value-type="float">
            <text:p>377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6" calcext:value-type="float">
            <text:p>0.431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76.431" calcext:value-type="float">
            <text:p>376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2" calcext:value-type="float">
            <text:p>0.430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75.786" calcext:value-type="float">
            <text:p>375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1" calcext:value-type="float">
            <text:p>0.430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6058" calcext:value-type="float">
            <text:p>166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4228" calcext:value-type="float">
            <text:p>0.854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636.1" calcext:value-type="float">
            <text:p>4363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1127" calcext:value-type="float">
            <text:p>1.41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972.4" calcext:value-type="float">
            <text:p>1397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3072" calcext:value-type="float">
            <text:p>1.13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80.19" calcext:value-type="float">
            <text:p>5880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1038" calcext:value-type="float">
            <text:p>0.961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73.01" calcext:value-type="float">
            <text:p>2873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8009" calcext:value-type="float">
            <text:p>0.848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69.33" calcext:value-type="float">
            <text:p>1569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7839" calcext:value-type="float">
            <text:p>0.767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47.711" calcext:value-type="float">
            <text:p>947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8387" calcext:value-type="float">
            <text:p>0.70838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32.489" calcext:value-type="float">
            <text:p>632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2805" calcext:value-type="float">
            <text:p>0.662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66.673" calcext:value-type="float">
            <text:p>466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6948" calcext:value-type="float">
            <text:p>0.626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8.296" calcext:value-type="float">
            <text:p>378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159" calcext:value-type="float">
            <text:p>0.598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31.947" calcext:value-type="float">
            <text:p>331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4661" calcext:value-type="float">
            <text:p>0.574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9.218" calcext:value-type="float">
            <text:p>309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221" calcext:value-type="float">
            <text:p>0.555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0.114" calcext:value-type="float">
            <text:p>300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8956" calcext:value-type="float">
            <text:p>0.538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9.026" calcext:value-type="float">
            <text:p>299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215" calcext:value-type="float">
            <text:p>0.525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2.733" calcext:value-type="float">
            <text:p>302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513" calcext:value-type="float">
            <text:p>0.5135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9.357" calcext:value-type="float">
            <text:p>309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474" calcext:value-type="float">
            <text:p>0.503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7.801" calcext:value-type="float">
            <text:p>317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807" calcext:value-type="float">
            <text:p>0.494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27.431" calcext:value-type="float">
            <text:p>327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281" calcext:value-type="float">
            <text:p>0.4872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7.889" calcext:value-type="float">
            <text:p>337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11" calcext:value-type="float">
            <text:p>0.480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48.972" calcext:value-type="float">
            <text:p>348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47" calcext:value-type="float">
            <text:p>0.4749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0.551" calcext:value-type="float">
            <text:p>360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65" calcext:value-type="float">
            <text:p>0.4698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2.501" calcext:value-type="float">
            <text:p>372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63" calcext:value-type="float">
            <text:p>0.4653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4.637" calcext:value-type="float">
            <text:p>384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54" calcext:value-type="float">
            <text:p>0.4613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96.651" calcext:value-type="float">
            <text:p>396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68" calcext:value-type="float">
            <text:p>0.457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08.058" calcext:value-type="float">
            <text:p>408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39" calcext:value-type="float">
            <text:p>0.454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8.174" calcext:value-type="float">
            <text:p>418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613" calcext:value-type="float">
            <text:p>0.451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26.171" calcext:value-type="float">
            <text:p>426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4" calcext:value-type="float">
            <text:p>0.448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31.242" calcext:value-type="float">
            <text:p>431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484" calcext:value-type="float">
            <text:p>0.446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32.871" calcext:value-type="float">
            <text:p>432.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3" calcext:value-type="float">
            <text:p>0.444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31.112" calcext:value-type="float">
            <text:p>431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94" calcext:value-type="float">
            <text:p>0.442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26.66" calcext:value-type="float">
            <text:p>426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412" calcext:value-type="float">
            <text:p>0.440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20.578" calcext:value-type="float">
            <text:p>420.5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07" calcext:value-type="float">
            <text:p>0.438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13.876" calcext:value-type="float">
            <text:p>413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79" calcext:value-type="float">
            <text:p>0.4376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07.76" calcext:value-type="float">
            <text:p>407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48" calcext:value-type="float">
            <text:p>0.436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02.622" calcext:value-type="float">
            <text:p>402.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09" calcext:value-type="float">
            <text:p>0.436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98.284" calcext:value-type="float">
            <text:p>398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51" calcext:value-type="float">
            <text:p>0.435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94.607" calcext:value-type="float">
            <text:p>394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63" calcext:value-type="float">
            <text:p>0.434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91.476" calcext:value-type="float">
            <text:p>391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4" calcext:value-type="float">
            <text:p>0.43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88.799" calcext:value-type="float">
            <text:p>388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2" calcext:value-type="float">
            <text:p>0.433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86.503" calcext:value-type="float">
            <text:p>386.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54" calcext:value-type="float">
            <text:p>0.4334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84.526" calcext:value-type="float">
            <text:p>384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82" calcext:value-type="float">
            <text:p>0.433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82.818" calcext:value-type="float">
            <text:p>382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49" calcext:value-type="float">
            <text:p>0.4327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81.339" calcext:value-type="float">
            <text:p>381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51" calcext:value-type="float">
            <text:p>0.432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80.053" calcext:value-type="float">
            <text:p>380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85" calcext:value-type="float">
            <text:p>0.432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78.933" calcext:value-type="float">
            <text:p>378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7" calcext:value-type="float">
            <text:p>0.4319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77.955" calcext:value-type="float">
            <text:p>377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5" calcext:value-type="float">
            <text:p>0.431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77.099" calcext:value-type="float">
            <text:p>377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45" calcext:value-type="float">
            <text:p>0.431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76.348" calcext:value-type="float">
            <text:p>376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5" calcext:value-type="float">
            <text:p>0.431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75.688" calcext:value-type="float">
            <text:p>375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3" calcext:value-type="float">
            <text:p>0.431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75.107" calcext:value-type="float">
            <text:p>375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7" calcext:value-type="float">
            <text:p>0.431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74.595" calcext:value-type="float">
            <text:p>374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5" calcext:value-type="float">
            <text:p>0.4309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295.5" calcext:value-type="float">
            <text:p>1429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2991" calcext:value-type="float">
            <text:p>0.792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223.9" calcext:value-type="float">
            <text:p>60223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4175" calcext:value-type="float">
            <text:p>1.54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931" calcext:value-type="float">
            <text:p>16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1431" calcext:value-type="float">
            <text:p>1.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782.04" calcext:value-type="float">
            <text:p>678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409" calcext:value-type="float">
            <text:p>1.01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93.47" calcext:value-type="float">
            <text:p>3193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4413" calcext:value-type="float">
            <text:p>0.884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88.14" calcext:value-type="float">
            <text:p>1688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4153" calcext:value-type="float">
            <text:p>0.794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88.161" calcext:value-type="float">
            <text:p>988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8103" calcext:value-type="float">
            <text:p>0.728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1.244" calcext:value-type="float">
            <text:p>641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796" calcext:value-type="float">
            <text:p>0.677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63.273" calcext:value-type="float">
            <text:p>463.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812" calcext:value-type="float">
            <text:p>0.638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57" calcext:value-type="float">
            <text:p>0.60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5.477" calcext:value-type="float">
            <text:p>325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196" calcext:value-type="float">
            <text:p>0.582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04.836" calcext:value-type="float">
            <text:p>304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29" calcext:value-type="float">
            <text:p>0.56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8.398" calcext:value-type="float">
            <text:p>298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86" calcext:value-type="float">
            <text:p>0.54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9.999" calcext:value-type="float">
            <text:p>299.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183" calcext:value-type="float">
            <text:p>0.529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6.123" calcext:value-type="float">
            <text:p>306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72" calcext:value-type="float">
            <text:p>0.51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4.732" calcext:value-type="float">
            <text:p>314.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06" calcext:value-type="float">
            <text:p>0.50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4.632" calcext:value-type="float">
            <text:p>324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883" calcext:value-type="float">
            <text:p>0.496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35.121" calcext:value-type="float">
            <text:p>335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94" calcext:value-type="float">
            <text:p>0.48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5.785" calcext:value-type="float">
            <text:p>345.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029" calcext:value-type="float">
            <text:p>0.482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6.372" calcext:value-type="float">
            <text:p>356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99" calcext:value-type="float">
            <text:p>0.47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6.713" calcext:value-type="float">
            <text:p>366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689" calcext:value-type="float">
            <text:p>0.470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76.661" calcext:value-type="float">
            <text:p>376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017" calcext:value-type="float">
            <text:p>0.466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86.056" calcext:value-type="float">
            <text:p>386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882" calcext:value-type="float">
            <text:p>0.461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94.681" calcext:value-type="float">
            <text:p>394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208" calcext:value-type="float">
            <text:p>0.458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2.25" calcext:value-type="float">
            <text:p>402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928" calcext:value-type="float">
            <text:p>0.454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08.398" calcext:value-type="float">
            <text:p>408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83" calcext:value-type="float">
            <text:p>0.451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12.717" calcext:value-type="float">
            <text:p>412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25" calcext:value-type="float">
            <text:p>0.449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14.829" calcext:value-type="float">
            <text:p>414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1" calcext:value-type="float">
            <text:p>0.44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14.515" calcext:value-type="float">
            <text:p>414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712" calcext:value-type="float">
            <text:p>0.444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11.859" calcext:value-type="float">
            <text:p>411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23" calcext:value-type="float">
            <text:p>0.44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7.32" calcext:value-type="float">
            <text:p>407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55" calcext:value-type="float">
            <text:p>0.4409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01.647" calcext:value-type="float">
            <text:p>401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25" calcext:value-type="float">
            <text:p>0.439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6.17" calcext:value-type="float">
            <text:p>396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78" calcext:value-type="float">
            <text:p>0.438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91.743" calcext:value-type="float">
            <text:p>391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7" calcext:value-type="float">
            <text:p>0.437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8.153" calcext:value-type="float">
            <text:p>388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63" calcext:value-type="float">
            <text:p>0.436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5.23" calcext:value-type="float">
            <text:p>385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43" calcext:value-type="float">
            <text:p>0.435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2.84" calcext:value-type="float">
            <text:p>38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02" calcext:value-type="float">
            <text:p>0.4353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0.879" calcext:value-type="float">
            <text:p>38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3" calcext:value-type="float">
            <text:p>0.43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79.264" calcext:value-type="float">
            <text:p>379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2" calcext:value-type="float">
            <text:p>0.43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77.927" calcext:value-type="float">
            <text:p>377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65" calcext:value-type="float">
            <text:p>0.433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76.818" calcext:value-type="float">
            <text:p>376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59" calcext:value-type="float">
            <text:p>0.433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75.893" calcext:value-type="float">
            <text:p>375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96" calcext:value-type="float">
            <text:p>0.432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75.119" calcext:value-type="float">
            <text:p>375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72" calcext:value-type="float">
            <text:p>0.432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74.469" calcext:value-type="float">
            <text:p>374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82" calcext:value-type="float">
            <text:p>0.432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73.922" calcext:value-type="float">
            <text:p>373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24" calcext:value-type="float">
            <text:p>0.432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73.458" calcext:value-type="float">
            <text:p>373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2" calcext:value-type="float">
            <text:p>0.431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73.065" calcext:value-type="float">
            <text:p>373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5" calcext:value-type="float">
            <text:p>0.4316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72.73" calcext:value-type="float">
            <text:p>372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1" calcext:value-type="float">
            <text:p>0.431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72.444" calcext:value-type="float">
            <text:p>372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5" calcext:value-type="float">
            <text:p>0.431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72.199" calcext:value-type="float">
            <text:p>372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7" calcext:value-type="float">
            <text:p>0.431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71.988" calcext:value-type="float">
            <text:p>371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55" calcext:value-type="float">
            <text:p>0.431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5120" calcext:value-type="float">
            <text:p>1165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9432" calcext:value-type="float">
            <text:p>2.39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775.2" calcext:value-type="float">
            <text:p>8277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4963" calcext:value-type="float">
            <text:p>1.64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023.1" calcext:value-type="float">
            <text:p>23023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6736" calcext:value-type="float">
            <text:p>1.26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972.65" calcext:value-type="float">
            <text:p>8972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4874" calcext:value-type="float">
            <text:p>1.04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143.12" calcext:value-type="float">
            <text:p>4143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8706" calcext:value-type="float">
            <text:p>0.908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37.88" calcext:value-type="float">
            <text:p>2137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2024" calcext:value-type="float">
            <text:p>0.81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07.44" calcext:value-type="float">
            <text:p>1207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1684" calcext:value-type="float">
            <text:p>0.741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5.505" calcext:value-type="float">
            <text:p>745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8517" calcext:value-type="float">
            <text:p>0.6885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7.541" calcext:value-type="float">
            <text:p>507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7151" calcext:value-type="float">
            <text:p>0.64715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83.862" calcext:value-type="float">
            <text:p>383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4232" calcext:value-type="float">
            <text:p>0.614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1.245" calcext:value-type="float">
            <text:p>321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557" calcext:value-type="float">
            <text:p>0.5875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2.277" calcext:value-type="float">
            <text:p>292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623" calcext:value-type="float">
            <text:p>0.5656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2.167" calcext:value-type="float">
            <text:p>282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369" calcext:value-type="float">
            <text:p>0.547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2.648" calcext:value-type="float">
            <text:p>282.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024" calcext:value-type="float">
            <text:p>0.532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8.967" calcext:value-type="float">
            <text:p>288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013" calcext:value-type="float">
            <text:p>0.519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8.336" calcext:value-type="float">
            <text:p>298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901" calcext:value-type="float">
            <text:p>0.507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9.095" calcext:value-type="float">
            <text:p>309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351" calcext:value-type="float">
            <text:p>0.498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0.24" calcext:value-type="float">
            <text:p>320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099" calcext:value-type="float">
            <text:p>0.4900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1.159" calcext:value-type="float">
            <text:p>331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933" calcext:value-type="float">
            <text:p>0.482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41.462" calcext:value-type="float">
            <text:p>341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684" calcext:value-type="float">
            <text:p>0.476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50.891" calcext:value-type="float">
            <text:p>350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211" calcext:value-type="float">
            <text:p>0.471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59.253" calcext:value-type="float">
            <text:p>359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4" calcext:value-type="float">
            <text:p>0.4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66.386" calcext:value-type="float">
            <text:p>366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155" calcext:value-type="float">
            <text:p>0.4621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72.137" calcext:value-type="float">
            <text:p>372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394" calcext:value-type="float">
            <text:p>0.458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76.356" calcext:value-type="float">
            <text:p>376.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46" calcext:value-type="float">
            <text:p>0.4550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8.908" calcext:value-type="float">
            <text:p>378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54" calcext:value-type="float">
            <text:p>0.452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79.702" calcext:value-type="float">
            <text:p>379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65" calcext:value-type="float">
            <text:p>0.449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78.74" calcext:value-type="float">
            <text:p>378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41" calcext:value-type="float">
            <text:p>0.4469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6.172" calcext:value-type="float">
            <text:p>376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754" calcext:value-type="float">
            <text:p>0.444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72.347" calcext:value-type="float">
            <text:p>372.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96" calcext:value-type="float">
            <text:p>0.442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8.529" calcext:value-type="float">
            <text:p>368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52" calcext:value-type="float">
            <text:p>0.441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65.901" calcext:value-type="float">
            <text:p>365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13" calcext:value-type="float">
            <text:p>0.440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4.168" calcext:value-type="float">
            <text:p>364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12" calcext:value-type="float">
            <text:p>0.439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3.096" calcext:value-type="float">
            <text:p>363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34" calcext:value-type="float">
            <text:p>0.438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62.509" calcext:value-type="float">
            <text:p>362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64" calcext:value-type="float">
            <text:p>0.437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62.274" calcext:value-type="float">
            <text:p>362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89" calcext:value-type="float">
            <text:p>0.436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62.29" calcext:value-type="float">
            <text:p>362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99" calcext:value-type="float">
            <text:p>0.4356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62.482" calcext:value-type="float">
            <text:p>362.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84" calcext:value-type="float">
            <text:p>0.4350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62.794" calcext:value-type="float">
            <text:p>362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36" calcext:value-type="float">
            <text:p>0.4345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63.182" calcext:value-type="float">
            <text:p>363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46" calcext:value-type="float">
            <text:p>0.4340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63.617" calcext:value-type="float">
            <text:p>363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1" calcext:value-type="float">
            <text:p>0.4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64.074" calcext:value-type="float">
            <text:p>364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2" calcext:value-type="float">
            <text:p>0.43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64.538" calcext:value-type="float">
            <text:p>364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72" calcext:value-type="float">
            <text:p>0.432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64.996" calcext:value-type="float">
            <text:p>364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1" calcext:value-type="float">
            <text:p>0.432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65.44" calcext:value-type="float">
            <text:p>365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83" calcext:value-type="float">
            <text:p>0.432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65.864" calcext:value-type="float">
            <text:p>365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5" calcext:value-type="float">
            <text:p>0.432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66.266" calcext:value-type="float">
            <text:p>366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13" calcext:value-type="float">
            <text:p>0.431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66.642" calcext:value-type="float">
            <text:p>366.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5" calcext:value-type="float">
            <text:p>0.431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66.993" calcext:value-type="float">
            <text:p>366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7" calcext:value-type="float">
            <text:p>0.431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67.318" calcext:value-type="float">
            <text:p>367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67.618" calcext:value-type="float">
            <text:p>367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7" calcext:value-type="float">
            <text:p>0.431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74580" calcext:value-type="float">
            <text:p>15745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7825" calcext:value-type="float">
            <text:p>2.27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9790" calcext:value-type="float">
            <text:p>1197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2566" calcext:value-type="float">
            <text:p>1.62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693.9" calcext:value-type="float">
            <text:p>3369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6473" calcext:value-type="float">
            <text:p>1.26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314.2" calcext:value-type="float">
            <text:p>1331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5108" calcext:value-type="float">
            <text:p>1.05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239.97" calcext:value-type="float">
            <text:p>6239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2268" calcext:value-type="float">
            <text:p>0.9122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46.39" calcext:value-type="float">
            <text:p>3246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5701" calcext:value-type="float">
            <text:p>0.815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20.4" calcext:value-type="float">
            <text:p>182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5116" calcext:value-type="float">
            <text:p>0.745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88.49" calcext:value-type="float">
            <text:p>1088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1592" calcext:value-type="float">
            <text:p>0.691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95.1" calcext:value-type="float">
            <text:p>69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9847" calcext:value-type="float">
            <text:p>0.6498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78.517" calcext:value-type="float">
            <text:p>478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6566" calcext:value-type="float">
            <text:p>0.61656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58.945" calcext:value-type="float">
            <text:p>358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9561" calcext:value-type="float">
            <text:p>0.589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4.477" calcext:value-type="float">
            <text:p>294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332" calcext:value-type="float">
            <text:p>0.567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2.011" calcext:value-type="float">
            <text:p>262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818" calcext:value-type="float">
            <text:p>0.548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8.319" calcext:value-type="float">
            <text:p>248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245" calcext:value-type="float">
            <text:p>0.5332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5.595" calcext:value-type="float">
            <text:p>245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036" calcext:value-type="float">
            <text:p>0.520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9.119" calcext:value-type="float">
            <text:p>249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753" calcext:value-type="float">
            <text:p>0.508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5.987" calcext:value-type="float">
            <text:p>255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056" calcext:value-type="float">
            <text:p>0.499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4.385" calcext:value-type="float">
            <text:p>264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676" calcext:value-type="float">
            <text:p>0.490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3.165" calcext:value-type="float">
            <text:p>273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401" calcext:value-type="float">
            <text:p>0.483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1.599" calcext:value-type="float">
            <text:p>281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057" calcext:value-type="float">
            <text:p>0.477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9.222" calcext:value-type="float">
            <text:p>289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502" calcext:value-type="float">
            <text:p>0.471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95.737" calcext:value-type="float">
            <text:p>295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619" calcext:value-type="float">
            <text:p>0.466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0.968" calcext:value-type="float">
            <text:p>300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311" calcext:value-type="float">
            <text:p>0.462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4.82" calcext:value-type="float">
            <text:p>304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494" calcext:value-type="float">
            <text:p>0.4584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07.275" calcext:value-type="float">
            <text:p>307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99" calcext:value-type="float">
            <text:p>0.4550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8.388" calcext:value-type="float">
            <text:p>308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67" calcext:value-type="float">
            <text:p>0.452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08.302" calcext:value-type="float">
            <text:p>308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51" calcext:value-type="float">
            <text:p>0.449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07.522" calcext:value-type="float">
            <text:p>307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43" calcext:value-type="float">
            <text:p>0.4470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08.126" calcext:value-type="float">
            <text:p>308.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157" calcext:value-type="float">
            <text:p>0.445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0.014" calcext:value-type="float">
            <text:p>310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87" calcext:value-type="float">
            <text:p>0.443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2.735" calcext:value-type="float">
            <text:p>312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09" calcext:value-type="float">
            <text:p>0.442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15.964" calcext:value-type="float">
            <text:p>315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97" calcext:value-type="float">
            <text:p>0.44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19.468" calcext:value-type="float">
            <text:p>319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32" calcext:value-type="float">
            <text:p>0.439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23.079" calcext:value-type="float">
            <text:p>323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497" calcext:value-type="float">
            <text:p>0.438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26.681" calcext:value-type="float">
            <text:p>326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76" calcext:value-type="float">
            <text:p>0.437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30.195" calcext:value-type="float">
            <text:p>330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57" calcext:value-type="float">
            <text:p>0.436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33.567" calcext:value-type="float">
            <text:p>333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27" calcext:value-type="float">
            <text:p>0.4360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36.762" calcext:value-type="float">
            <text:p>336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77" calcext:value-type="float">
            <text:p>0.4353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39.763" calcext:value-type="float">
            <text:p>339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97" calcext:value-type="float">
            <text:p>0.4347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42.559" calcext:value-type="float">
            <text:p>342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8" calcext:value-type="float">
            <text:p>0.43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45.149" calcext:value-type="float">
            <text:p>345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18" calcext:value-type="float">
            <text:p>0.433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47.537" calcext:value-type="float">
            <text:p>347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06" calcext:value-type="float">
            <text:p>0.4334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49.729" calcext:value-type="float">
            <text:p>349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38" calcext:value-type="float">
            <text:p>0.433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51.734" calcext:value-type="float">
            <text:p>351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1" calcext:value-type="float">
            <text:p>0.432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53.564" calcext:value-type="float">
            <text:p>353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16" calcext:value-type="float">
            <text:p>0.432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55.23" calcext:value-type="float">
            <text:p>355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4" calcext:value-type="float">
            <text:p>0.432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56.743" calcext:value-type="float">
            <text:p>356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9" calcext:value-type="float">
            <text:p>0.431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58.115" calcext:value-type="float">
            <text:p>358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" calcext:value-type="float">
            <text:p>0.43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59.357" calcext:value-type="float">
            <text:p>359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2" calcext:value-type="float">
            <text:p>0.431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60.48" calcext:value-type="float">
            <text:p>360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5" calcext:value-type="float">
            <text:p>0.4313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1.495" calcext:value-type="float">
            <text:p>361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5" calcext:value-type="float">
            <text:p>0.4312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27140" calcext:value-type="float">
            <text:p>18271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4666" calcext:value-type="float">
            <text:p>2.446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8631" calcext:value-type="float">
            <text:p>158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6615" calcext:value-type="float">
            <text:p>1.566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8827.1" calcext:value-type="float">
            <text:p>4882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0753" calcext:value-type="float">
            <text:p>1.207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342.3" calcext:value-type="float">
            <text:p>20342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716" calcext:value-type="float">
            <text:p>1.0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957.25" calcext:value-type="float">
            <text:p>9957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1146" calcext:value-type="float">
            <text:p>0.891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386.46" calcext:value-type="float">
            <text:p>5386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1845" calcext:value-type="float">
            <text:p>0.801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21.39" calcext:value-type="float">
            <text:p>3121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5652" calcext:value-type="float">
            <text:p>0.735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06.01" calcext:value-type="float">
            <text:p>1906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4932" calcext:value-type="float">
            <text:p>0.6849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17.07" calcext:value-type="float">
            <text:p>1217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058" calcext:value-type="float">
            <text:p>0.6450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1.498" calcext:value-type="float">
            <text:p>811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069" calcext:value-type="float">
            <text:p>0.6130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66.748" calcext:value-type="float">
            <text:p>566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984" calcext:value-type="float">
            <text:p>0.58698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16.995" calcext:value-type="float">
            <text:p>416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427" calcext:value-type="float">
            <text:p>0.565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5.063" calcext:value-type="float">
            <text:p>325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413" calcext:value-type="float">
            <text:p>0.547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9.093" calcext:value-type="float">
            <text:p>269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219" calcext:value-type="float">
            <text:p>0.532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5.805" calcext:value-type="float">
            <text:p>235.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302" calcext:value-type="float">
            <text:p>0.519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6.916" calcext:value-type="float">
            <text:p>216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245" calcext:value-type="float">
            <text:p>0.508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7.143" calcext:value-type="float">
            <text:p>207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724" calcext:value-type="float">
            <text:p>0.498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3.065" calcext:value-type="float">
            <text:p>203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483" calcext:value-type="float">
            <text:p>0.490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2.437" calcext:value-type="float">
            <text:p>202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316" calcext:value-type="float">
            <text:p>0.483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3.779" calcext:value-type="float">
            <text:p>203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057" calcext:value-type="float">
            <text:p>0.4770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06.115" calcext:value-type="float">
            <text:p>206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568" calcext:value-type="float">
            <text:p>0.471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8.816" calcext:value-type="float">
            <text:p>208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36" calcext:value-type="float">
            <text:p>0.466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1.493" calcext:value-type="float">
            <text:p>211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66" calcext:value-type="float">
            <text:p>0.462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3.932" calcext:value-type="float">
            <text:p>213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8" calcext:value-type="float">
            <text:p>0.458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6.058" calcext:value-type="float">
            <text:p>216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11" calcext:value-type="float">
            <text:p>0.4553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18.028" calcext:value-type="float">
            <text:p>218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35" calcext:value-type="float">
            <text:p>0.45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2.186" calcext:value-type="float">
            <text:p>222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54" calcext:value-type="float">
            <text:p>0.4498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28.559" calcext:value-type="float">
            <text:p>228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5" calcext:value-type="float">
            <text:p>0.44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6.291" calcext:value-type="float">
            <text:p>236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702" calcext:value-type="float">
            <text:p>0.445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4.773" calcext:value-type="float">
            <text:p>244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77" calcext:value-type="float">
            <text:p>0.443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3.572" calcext:value-type="float">
            <text:p>253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47" calcext:value-type="float">
            <text:p>0.4424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62.384" calcext:value-type="float">
            <text:p>262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9" calcext:value-type="float">
            <text:p>0.44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71.002" calcext:value-type="float">
            <text:p>271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85" calcext:value-type="float">
            <text:p>0.4398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79.287" calcext:value-type="float">
            <text:p>279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14" calcext:value-type="float">
            <text:p>0.4388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87.15" calcext:value-type="float">
            <text:p>28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6" calcext:value-type="float">
            <text:p>0.43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94.541" calcext:value-type="float">
            <text:p>294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12" calcext:value-type="float">
            <text:p>0.437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01.433" calcext:value-type="float">
            <text:p>301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55" calcext:value-type="float">
            <text:p>0.436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07.822" calcext:value-type="float">
            <text:p>307.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81" calcext:value-type="float">
            <text:p>0.4355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8" calcext:value-type="float">
            <text:p>0.434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19.126" calcext:value-type="float">
            <text:p>319.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44" calcext:value-type="float">
            <text:p>0.43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24.08" calcext:value-type="float">
            <text:p>324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66" calcext:value-type="float">
            <text:p>0.4339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28.6" calcext:value-type="float">
            <text:p>32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38" calcext:value-type="float">
            <text:p>0.433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32.716" calcext:value-type="float">
            <text:p>332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57" calcext:value-type="float">
            <text:p>0.433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36.456" calcext:value-type="float">
            <text:p>336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16" calcext:value-type="float">
            <text:p>0.432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9.847" calcext:value-type="float">
            <text:p>339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1" calcext:value-type="float">
            <text:p>0.432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42.918" calcext:value-type="float">
            <text:p>342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9" calcext:value-type="float">
            <text:p>0.4322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45.695" calcext:value-type="float">
            <text:p>345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6" calcext:value-type="float">
            <text:p>0.431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48.203" calcext:value-type="float">
            <text:p>348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8" calcext:value-type="float">
            <text:p>0.431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50.467" calcext:value-type="float">
            <text:p>350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4" calcext:value-type="float">
            <text:p>0.431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52.507" calcext:value-type="float">
            <text:p>352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" calcext:value-type="float">
            <text:p>0.43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54.346" calcext:value-type="float">
            <text:p>354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4" calcext:value-type="float">
            <text:p>0.431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19030" calcext:value-type="float">
            <text:p>18190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5792" calcext:value-type="float">
            <text:p>2.15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9255" calcext:value-type="float">
            <text:p>149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5077" calcext:value-type="float">
            <text:p>1.55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528.3" calcext:value-type="float">
            <text:p>4952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2815" calcext:value-type="float">
            <text:p>1.22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351.6" calcext:value-type="float">
            <text:p>2335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265" calcext:value-type="float">
            <text:p>1.012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738.3" calcext:value-type="float">
            <text:p>1273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5139" calcext:value-type="float">
            <text:p>0.8751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527.06" calcext:value-type="float">
            <text:p>7527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3691" calcext:value-type="float">
            <text:p>0.783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93.82" calcext:value-type="float">
            <text:p>4693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9204" calcext:value-type="float">
            <text:p>0.719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53.59" calcext:value-type="float">
            <text:p>3053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095" calcext:value-type="float">
            <text:p>0.671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59.08" calcext:value-type="float">
            <text:p>2059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697" calcext:value-type="float">
            <text:p>0.633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33.66" calcext:value-type="float">
            <text:p>1433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807" calcext:value-type="float">
            <text:p>0.603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28.68" calcext:value-type="float">
            <text:p>1028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443" calcext:value-type="float">
            <text:p>0.579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60.27" calcext:value-type="float">
            <text:p>760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284" calcext:value-type="float">
            <text:p>0.55928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79.043" calcext:value-type="float">
            <text:p>579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41" calcext:value-type="float">
            <text:p>0.54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54.889" calcext:value-type="float">
            <text:p>454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15" calcext:value-type="float">
            <text:p>0.52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8.872" calcext:value-type="float">
            <text:p>368.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003" calcext:value-type="float">
            <text:p>0.516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8.774" calcext:value-type="float">
            <text:p>308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586" calcext:value-type="float">
            <text:p>0.505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6.537" calcext:value-type="float">
            <text:p>266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6" calcext:value-type="float">
            <text:p>0.49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6.746" calcext:value-type="float">
            <text:p>236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809" calcext:value-type="float">
            <text:p>0.4888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5.71" calcext:value-type="float">
            <text:p>215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023" calcext:value-type="float">
            <text:p>0.482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0.883" calcext:value-type="float">
            <text:p>200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087" calcext:value-type="float">
            <text:p>0.476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0.501" calcext:value-type="float">
            <text:p>190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875" calcext:value-type="float">
            <text:p>0.470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3.336" calcext:value-type="float">
            <text:p>183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282" calcext:value-type="float">
            <text:p>0.466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8.545" calcext:value-type="float">
            <text:p>178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22" calcext:value-type="float">
            <text:p>0.46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5.56" calcext:value-type="float">
            <text:p>17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16" calcext:value-type="float">
            <text:p>0.458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409" calcext:value-type="float">
            <text:p>0.455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3.789" calcext:value-type="float">
            <text:p>173.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556" calcext:value-type="float">
            <text:p>0.452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7.049" calcext:value-type="float">
            <text:p>177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057" calcext:value-type="float">
            <text:p>0.450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3.68" calcext:value-type="float">
            <text:p>183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47" calcext:value-type="float">
            <text:p>0.4478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2.504" calcext:value-type="float">
            <text:p>192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91" calcext:value-type="float">
            <text:p>0.445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2.661" calcext:value-type="float">
            <text:p>202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156" calcext:value-type="float">
            <text:p>0.444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3.523" calcext:value-type="float">
            <text:p>213.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15" calcext:value-type="float">
            <text:p>0.442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24.639" calcext:value-type="float">
            <text:p>224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47" calcext:value-type="float">
            <text:p>0.4412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5.686" calcext:value-type="float">
            <text:p>235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31" calcext:value-type="float">
            <text:p>0.440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46.443" calcext:value-type="float">
            <text:p>246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48" calcext:value-type="float">
            <text:p>0.4389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56.758" calcext:value-type="float">
            <text:p>256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84" calcext:value-type="float">
            <text:p>0.4379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66.537" calcext:value-type="float">
            <text:p>266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25" calcext:value-type="float">
            <text:p>0.437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75.723" calcext:value-type="float">
            <text:p>275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59" calcext:value-type="float">
            <text:p>0.4363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84.29" calcext:value-type="float">
            <text:p>284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76" calcext:value-type="float">
            <text:p>0.4356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92.234" calcext:value-type="float">
            <text:p>292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66" calcext:value-type="float">
            <text:p>0.435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99.562" calcext:value-type="float">
            <text:p>299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22" calcext:value-type="float">
            <text:p>0.434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06.297" calcext:value-type="float">
            <text:p>306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36" calcext:value-type="float">
            <text:p>0.434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2.465" calcext:value-type="float">
            <text:p>312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02" calcext:value-type="float">
            <text:p>0.433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18.098" calcext:value-type="float">
            <text:p>318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15" calcext:value-type="float">
            <text:p>0.433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23.229" calcext:value-type="float">
            <text:p>323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8" calcext:value-type="float">
            <text:p>0.4328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27.894" calcext:value-type="float">
            <text:p>327.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8" calcext:value-type="float">
            <text:p>0.432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32.126" calcext:value-type="float">
            <text:p>332.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81" calcext:value-type="float">
            <text:p>0.432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35.961" calcext:value-type="float">
            <text:p>335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4" calcext:value-type="float">
            <text:p>0.432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39.431" calcext:value-type="float">
            <text:p>339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12" calcext:value-type="float">
            <text:p>0.4318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42.566" calcext:value-type="float">
            <text:p>342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4" calcext:value-type="float">
            <text:p>0.4316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45.396" calcext:value-type="float">
            <text:p>345.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7" calcext:value-type="float">
            <text:p>0.431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7.949" calcext:value-type="float">
            <text:p>347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9" calcext:value-type="float">
            <text:p>0.4312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41490" calcext:value-type="float">
            <text:p>17414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767" calcext:value-type="float">
            <text:p>1.77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5591" calcext:value-type="float">
            <text:p>145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7273" calcext:value-type="float">
            <text:p>1.3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7428.6" calcext:value-type="float">
            <text:p>4742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2614" calcext:value-type="float">
            <text:p>1.126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492.9" calcext:value-type="float">
            <text:p>2249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5004" calcext:value-type="float">
            <text:p>0.965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881.9" calcext:value-type="float">
            <text:p>12881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4395" calcext:value-type="float">
            <text:p>0.8443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102.09" calcext:value-type="float">
            <text:p>8102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1001" calcext:value-type="float">
            <text:p>0.761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412.34" calcext:value-type="float">
            <text:p>5412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0572" calcext:value-type="float">
            <text:p>0.700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774.28" calcext:value-type="float">
            <text:p>3774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5108" calcext:value-type="float">
            <text:p>0.655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21.63" calcext:value-type="float">
            <text:p>2721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9846" calcext:value-type="float">
            <text:p>0.6198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18.41" calcext:value-type="float">
            <text:p>2018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1812" calcext:value-type="float">
            <text:p>0.5918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34.45" calcext:value-type="float">
            <text:p>1534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9078" calcext:value-type="float">
            <text:p>0.5690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93.37" calcext:value-type="float">
            <text:p>1193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0347" calcext:value-type="float">
            <text:p>0.5503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48.19" calcext:value-type="float">
            <text:p>948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4713" calcext:value-type="float">
            <text:p>0.5347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68.937" calcext:value-type="float">
            <text:p>768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53" calcext:value-type="float">
            <text:p>0.521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35.944" calcext:value-type="float">
            <text:p>635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316" calcext:value-type="float">
            <text:p>0.5103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35.984" calcext:value-type="float">
            <text:p>535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709" calcext:value-type="float">
            <text:p>0.500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59.974" calcext:value-type="float">
            <text:p>459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429" calcext:value-type="float">
            <text:p>0.492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1.572" calcext:value-type="float">
            <text:p>401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255" calcext:value-type="float">
            <text:p>0.485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6.281" calcext:value-type="float">
            <text:p>356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012" calcext:value-type="float">
            <text:p>0.479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0.878" calcext:value-type="float">
            <text:p>320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557" calcext:value-type="float">
            <text:p>0.473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3.024" calcext:value-type="float">
            <text:p>293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773" calcext:value-type="float">
            <text:p>0.4687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1.016" calcext:value-type="float">
            <text:p>271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564" calcext:value-type="float">
            <text:p>0.4645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3.609" calcext:value-type="float">
            <text:p>253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48" calcext:value-type="float">
            <text:p>0.4608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39.891" calcext:value-type="float">
            <text:p>239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57" calcext:value-type="float">
            <text:p>0.457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9.203" calcext:value-type="float">
            <text:p>229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35" calcext:value-type="float">
            <text:p>0.4546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1.07" calcext:value-type="float">
            <text:p>221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32" calcext:value-type="float">
            <text:p>0.4520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5.158" calcext:value-type="float">
            <text:p>215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07" calcext:value-type="float">
            <text:p>0.449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1.249" calcext:value-type="float">
            <text:p>211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21" calcext:value-type="float">
            <text:p>0.447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0.825" calcext:value-type="float">
            <text:p>210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707" calcext:value-type="float">
            <text:p>0.445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13.963" calcext:value-type="float">
            <text:p>213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07" calcext:value-type="float">
            <text:p>0.444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19.55" calcext:value-type="float">
            <text:p>219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95" calcext:value-type="float">
            <text:p>0.442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26.751" calcext:value-type="float">
            <text:p>226.7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49" calcext:value-type="float">
            <text:p>0.441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34.942" calcext:value-type="float">
            <text:p>234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5" calcext:value-type="float">
            <text:p>0.43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43.662" calcext:value-type="float">
            <text:p>243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82" calcext:value-type="float">
            <text:p>0.438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52.571" calcext:value-type="float">
            <text:p>252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3" calcext:value-type="float">
            <text:p>0.437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1.425" calcext:value-type="float">
            <text:p>261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8" calcext:value-type="float">
            <text:p>0.437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70.052" calcext:value-type="float">
            <text:p>270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22" calcext:value-type="float">
            <text:p>0.4363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78.335" calcext:value-type="float">
            <text:p>278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45" calcext:value-type="float">
            <text:p>0.4356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86.196" calcext:value-type="float">
            <text:p>286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41" calcext:value-type="float">
            <text:p>0.4350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93.591" calcext:value-type="float">
            <text:p>293.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01" calcext:value-type="float">
            <text:p>0.4345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0.497" calcext:value-type="float">
            <text:p>300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19" calcext:value-type="float">
            <text:p>0.434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06.908" calcext:value-type="float">
            <text:p>306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88" calcext:value-type="float">
            <text:p>0.433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12.829" calcext:value-type="float">
            <text:p>312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02" calcext:value-type="float">
            <text:p>0.433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18.277" calcext:value-type="float">
            <text:p>318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8" calcext:value-type="float">
            <text:p>0.432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23.272" calcext:value-type="float">
            <text:p>323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" calcext:value-type="float">
            <text:p>0.43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27.837" calcext:value-type="float">
            <text:p>327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4" calcext:value-type="float">
            <text:p>0.432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31.999" calcext:value-type="float">
            <text:p>331.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8" calcext:value-type="float">
            <text:p>0.432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35.786" calcext:value-type="float">
            <text:p>335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7" calcext:value-type="float">
            <text:p>0.4318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39.224" calcext:value-type="float">
            <text:p>339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" calcext:value-type="float">
            <text:p>0.43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42.342" calcext:value-type="float">
            <text:p>342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3" calcext:value-type="float">
            <text:p>0.431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45.163" calcext:value-type="float">
            <text:p>345.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5" calcext:value-type="float">
            <text:p>0.431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97140" calcext:value-type="float">
            <text:p>14971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2208" calcext:value-type="float">
            <text:p>1.422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2223" calcext:value-type="float">
            <text:p>142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7821" calcext:value-type="float">
            <text:p>1.178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8965.5" calcext:value-type="float">
            <text:p>48965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217" calcext:value-type="float">
            <text:p>1.01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468.7" calcext:value-type="float">
            <text:p>2346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3738" calcext:value-type="float">
            <text:p>0.893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726.8" calcext:value-type="float">
            <text:p>13726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7508" calcext:value-type="float">
            <text:p>0.797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868.48" calcext:value-type="float">
            <text:p>8868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6719" calcext:value-type="float">
            <text:p>0.726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114.5" calcext:value-type="float">
            <text:p>611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4233" calcext:value-type="float">
            <text:p>0.674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16.48" calcext:value-type="float">
            <text:p>4416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094" calcext:value-type="float">
            <text:p>0.634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305.87" calcext:value-type="float">
            <text:p>3305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601" calcext:value-type="float">
            <text:p>0.602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547.27" calcext:value-type="float">
            <text:p>2547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368" calcext:value-type="float">
            <text:p>0.577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11.61" calcext:value-type="float">
            <text:p>2011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8" calcext:value-type="float">
            <text:p>0.55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23.24" calcext:value-type="float">
            <text:p>1623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797" calcext:value-type="float">
            <text:p>0.5397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35.47" calcext:value-type="float">
            <text:p>1335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577" calcext:value-type="float">
            <text:p>0.525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18.3" calcext:value-type="float">
            <text:p>111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569" calcext:value-type="float">
            <text:p>0.51356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951.768" calcext:value-type="float">
            <text:p>951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348" calcext:value-type="float">
            <text:p>0.5033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22.26" calcext:value-type="float">
            <text:p>822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59" calcext:value-type="float">
            <text:p>0.49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20.261" calcext:value-type="float">
            <text:p>720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041" calcext:value-type="float">
            <text:p>0.487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38.998" calcext:value-type="float">
            <text:p>638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504" calcext:value-type="float">
            <text:p>0.480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73.565" calcext:value-type="float">
            <text:p>573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19" calcext:value-type="float">
            <text:p>0.474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20.362" calcext:value-type="float">
            <text:p>520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57" calcext:value-type="float">
            <text:p>0.469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76.713" calcext:value-type="float">
            <text:p>476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513" calcext:value-type="float">
            <text:p>0.465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40.613" calcext:value-type="float">
            <text:p>440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698" calcext:value-type="float">
            <text:p>0.4616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10.545" calcext:value-type="float">
            <text:p>410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34" calcext:value-type="float">
            <text:p>0.458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85.358" calcext:value-type="float">
            <text:p>385.3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77" calcext:value-type="float">
            <text:p>0.455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64.179" calcext:value-type="float">
            <text:p>364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56" calcext:value-type="float">
            <text:p>0.452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46.344" calcext:value-type="float">
            <text:p>346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431" calcext:value-type="float">
            <text:p>0.450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1.35" calcext:value-type="float">
            <text:p>33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365" calcext:value-type="float">
            <text:p>0.448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8.824" calcext:value-type="float">
            <text:p>318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524" calcext:value-type="float">
            <text:p>0.446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8.485" calcext:value-type="float">
            <text:p>308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879" calcext:value-type="float">
            <text:p>0.4448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0.123" calcext:value-type="float">
            <text:p>300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05" calcext:value-type="float">
            <text:p>0.443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93.576" calcext:value-type="float">
            <text:p>293.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81" calcext:value-type="float">
            <text:p>0.442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89.168" calcext:value-type="float">
            <text:p>289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18" calcext:value-type="float">
            <text:p>0.4408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87.687" calcext:value-type="float">
            <text:p>287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6" calcext:value-type="float">
            <text:p>0.439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8.386" calcext:value-type="float">
            <text:p>288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28" calcext:value-type="float">
            <text:p>0.4386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90.623" calcext:value-type="float">
            <text:p>290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06" calcext:value-type="float">
            <text:p>0.4377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93.906" calcext:value-type="float">
            <text:p>293.9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83" calcext:value-type="float">
            <text:p>0.4368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97.867" calcext:value-type="float">
            <text:p>297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48" calcext:value-type="float">
            <text:p>0.436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02.226" calcext:value-type="float">
            <text:p>302.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91" calcext:value-type="float">
            <text:p>0.4354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06.778" calcext:value-type="float">
            <text:p>306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05" calcext:value-type="float">
            <text:p>0.434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11.372" calcext:value-type="float">
            <text:p>311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8" calcext:value-type="float">
            <text:p>0.43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15.9" calcext:value-type="float">
            <text:p>315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11" calcext:value-type="float">
            <text:p>0.4339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20.284" calcext:value-type="float">
            <text:p>320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2" calcext:value-type="float">
            <text:p>0.4334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24.475" calcext:value-type="float">
            <text:p>324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8" calcext:value-type="float">
            <text:p>0.433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28.439" calcext:value-type="float">
            <text:p>328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82" calcext:value-type="float">
            <text:p>0.4327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32.158" calcext:value-type="float">
            <text:p>332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2" calcext:value-type="float">
            <text:p>0.432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35.623" calcext:value-type="float">
            <text:p>335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4" calcext:value-type="float">
            <text:p>0.4322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38.835" calcext:value-type="float">
            <text:p>338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4" calcext:value-type="float">
            <text:p>0.4319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41.797" calcext:value-type="float">
            <text:p>341.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6" calcext:value-type="float">
            <text:p>0.431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44.52" calcext:value-type="float">
            <text:p>344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7" calcext:value-type="float">
            <text:p>0.4315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47.013" calcext:value-type="float">
            <text:p>347.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6" calcext:value-type="float">
            <text:p>0.431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9.29" calcext:value-type="float">
            <text:p>349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2" calcext:value-type="float">
            <text:p>0.431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4780" calcext:value-type="float">
            <text:p>10447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5229" calcext:value-type="float">
            <text:p>1.15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0060" calcext:value-type="float">
            <text:p>1300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0641" calcext:value-type="float">
            <text:p>1.00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1872.4" calcext:value-type="float">
            <text:p>5187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2143" calcext:value-type="float">
            <text:p>0.902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837.5" calcext:value-type="float">
            <text:p>268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7162" calcext:value-type="float">
            <text:p>0.817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121.5" calcext:value-type="float">
            <text:p>1612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2619" calcext:value-type="float">
            <text:p>0.742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599.1" calcext:value-type="float">
            <text:p>1059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6507" calcext:value-type="float">
            <text:p>0.686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421.91" calcext:value-type="float">
            <text:p>7421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439" calcext:value-type="float">
            <text:p>0.643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445.53" calcext:value-type="float">
            <text:p>544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9701" calcext:value-type="float">
            <text:p>0.609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143.43" calcext:value-type="float">
            <text:p>4143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769" calcext:value-type="float">
            <text:p>0.582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247.24" calcext:value-type="float">
            <text:p>3247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916" calcext:value-type="float">
            <text:p>0.560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08.94" calcext:value-type="float">
            <text:p>2608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34" calcext:value-type="float">
            <text:p>0.542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41.62" calcext:value-type="float">
            <text:p>2141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961" calcext:value-type="float">
            <text:p>0.5279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91.6" calcext:value-type="float">
            <text:p>179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37" calcext:value-type="float">
            <text:p>0.51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24.34" calcext:value-type="float">
            <text:p>1524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692" calcext:value-type="float">
            <text:p>0.504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16.87" calcext:value-type="float">
            <text:p>1316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73" calcext:value-type="float">
            <text:p>0.49557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153.44" calcext:value-type="float">
            <text:p>1153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38" calcext:value-type="float">
            <text:p>0.487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23.01" calcext:value-type="float">
            <text:p>1023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71" calcext:value-type="float">
            <text:p>0.4809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17.679" calcext:value-type="float">
            <text:p>917.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02" calcext:value-type="float">
            <text:p>0.475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31.671" calcext:value-type="float">
            <text:p>831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993" calcext:value-type="float">
            <text:p>0.4699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60.719" calcext:value-type="float">
            <text:p>760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532" calcext:value-type="float">
            <text:p>0.465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01.611" calcext:value-type="float">
            <text:p>701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625" calcext:value-type="float">
            <text:p>0.461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51.91" calcext:value-type="float">
            <text:p>651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196" calcext:value-type="float">
            <text:p>0.458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09.74" calcext:value-type="float">
            <text:p>609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181" calcext:value-type="float">
            <text:p>0.4551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73.648" calcext:value-type="float">
            <text:p>573.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524" calcext:value-type="float">
            <text:p>0.452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42.501" calcext:value-type="float">
            <text:p>542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81" calcext:value-type="float">
            <text:p>0.4501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15.414" calcext:value-type="float">
            <text:p>515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1" calcext:value-type="float">
            <text:p>0.44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91.691" calcext:value-type="float">
            <text:p>491.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78" calcext:value-type="float">
            <text:p>0.4462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70.791" calcext:value-type="float">
            <text:p>470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655" calcext:value-type="float">
            <text:p>0.444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52.296" calcext:value-type="float">
            <text:p>452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215" calcext:value-type="float">
            <text:p>0.443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35.886" calcext:value-type="float">
            <text:p>435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934" calcext:value-type="float">
            <text:p>0.441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21.324" calcext:value-type="float">
            <text:p>421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92" calcext:value-type="float">
            <text:p>0.440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08.433" calcext:value-type="float">
            <text:p>408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71" calcext:value-type="float">
            <text:p>0.439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97.085" calcext:value-type="float">
            <text:p>397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55" calcext:value-type="float">
            <text:p>0.4388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87.182" calcext:value-type="float">
            <text:p>387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3" calcext:value-type="float">
            <text:p>0.43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78.643" calcext:value-type="float">
            <text:p>378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85" calcext:value-type="float">
            <text:p>0.437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1.524" calcext:value-type="float">
            <text:p>371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58" calcext:value-type="float">
            <text:p>0.436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66.322" calcext:value-type="float">
            <text:p>366.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57" calcext:value-type="float">
            <text:p>0.435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62.694" calcext:value-type="float">
            <text:p>362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31" calcext:value-type="float">
            <text:p>0.435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60.266" calcext:value-type="float">
            <text:p>360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72" calcext:value-type="float">
            <text:p>0.4346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58.746" calcext:value-type="float">
            <text:p>358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2" calcext:value-type="float">
            <text:p>0.434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57.905" calcext:value-type="float">
            <text:p>357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25" calcext:value-type="float">
            <text:p>0.4337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57.568" calcext:value-type="float">
            <text:p>357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26" calcext:value-type="float">
            <text:p>0.433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57.598" calcext:value-type="float">
            <text:p>357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68" calcext:value-type="float">
            <text:p>0.43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57.889" calcext:value-type="float">
            <text:p>357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49" calcext:value-type="float">
            <text:p>0.432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8.362" calcext:value-type="float">
            <text:p>358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3" calcext:value-type="float">
            <text:p>0.432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58.954" calcext:value-type="float">
            <text:p>358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07" calcext:value-type="float">
            <text:p>0.432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59.62" calcext:value-type="float">
            <text:p>359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9" calcext:value-type="float">
            <text:p>0.431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60.324" calcext:value-type="float">
            <text:p>360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74" calcext:value-type="float">
            <text:p>0.4316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61.041" calcext:value-type="float">
            <text:p>361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1" calcext:value-type="float">
            <text:p>0.4314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61.753" calcext:value-type="float">
            <text:p>361.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7" calcext:value-type="float">
            <text:p>0.431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62.445" calcext:value-type="float">
            <text:p>362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" calcext:value-type="float">
            <text:p>0.43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7782" calcext:value-type="float">
            <text:p>657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74005" calcext:value-type="float">
            <text:p>0.974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3589" calcext:value-type="float">
            <text:p>113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4086" calcext:value-type="float">
            <text:p>0.874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3462.6" calcext:value-type="float">
            <text:p>5346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4096" calcext:value-type="float">
            <text:p>0.794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248" calcext:value-type="float">
            <text:p>30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0455" calcext:value-type="float">
            <text:p>0.730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970.9" calcext:value-type="float">
            <text:p>1897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9992" calcext:value-type="float">
            <text:p>0.679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764.5" calcext:value-type="float">
            <text:p>1276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984" calcext:value-type="float">
            <text:p>0.63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049.86" calcext:value-type="float">
            <text:p>9049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6" calcext:value-type="float">
            <text:p>0.6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85.06" calcext:value-type="float">
            <text:p>6685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427" calcext:value-type="float">
            <text:p>0.5814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106.12" calcext:value-type="float">
            <text:p>5106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945" calcext:value-type="float">
            <text:p>0.5599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011.09" calcext:value-type="float">
            <text:p>4011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13" calcext:value-type="float">
            <text:p>0.54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27.82" calcext:value-type="float">
            <text:p>3227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219" calcext:value-type="float">
            <text:p>0.527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652.99" calcext:value-type="float">
            <text:p>265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633" calcext:value-type="float">
            <text:p>0.514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21.88" calcext:value-type="float">
            <text:p>2221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934" calcext:value-type="float">
            <text:p>0.5039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92.53" calcext:value-type="float">
            <text:p>189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782" calcext:value-type="float">
            <text:p>0.494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36.86" calcext:value-type="float">
            <text:p>1636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909" calcext:value-type="float">
            <text:p>0.486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35.56" calcext:value-type="float">
            <text:p>143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05" calcext:value-type="float">
            <text:p>0.48010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275.09" calcext:value-type="float">
            <text:p>1275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201" calcext:value-type="float">
            <text:p>0.474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45.73" calcext:value-type="float">
            <text:p>1145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06" calcext:value-type="float">
            <text:p>0.469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40.38" calcext:value-type="float">
            <text:p>104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569" calcext:value-type="float">
            <text:p>0.4645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53.791" calcext:value-type="float">
            <text:p>953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637" calcext:value-type="float">
            <text:p>0.460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81.996" calcext:value-type="float">
            <text:p>881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187" calcext:value-type="float">
            <text:p>0.457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21.976" calcext:value-type="float">
            <text:p>821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154" calcext:value-type="float">
            <text:p>0.454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71.393" calcext:value-type="float">
            <text:p>771.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85" calcext:value-type="float">
            <text:p>0.451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28.42" calcext:value-type="float">
            <text:p>728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32" calcext:value-type="float">
            <text:p>0.449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91.608" calcext:value-type="float">
            <text:p>691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58" calcext:value-type="float">
            <text:p>0.447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59.794" calcext:value-type="float">
            <text:p>659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28" calcext:value-type="float">
            <text:p>0.445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32.037" calcext:value-type="float">
            <text:p>632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15" calcext:value-type="float">
            <text:p>0.4436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07.563" calcext:value-type="float">
            <text:p>607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92" calcext:value-type="float">
            <text:p>0.442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85.736" calcext:value-type="float">
            <text:p>585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38" calcext:value-type="float">
            <text:p>0.440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66.032" calcext:value-type="float">
            <text:p>566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34" calcext:value-type="float">
            <text:p>0.439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48.021" calcext:value-type="float">
            <text:p>548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63" calcext:value-type="float">
            <text:p>0.438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31.364" calcext:value-type="float">
            <text:p>531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09" calcext:value-type="float">
            <text:p>0.438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5.805" calcext:value-type="float">
            <text:p>515.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58" calcext:value-type="float">
            <text:p>0.437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01.171" calcext:value-type="float">
            <text:p>501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95" calcext:value-type="float">
            <text:p>0.436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87.362" calcext:value-type="float">
            <text:p>487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8" calcext:value-type="float">
            <text:p>0.436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74.343" calcext:value-type="float">
            <text:p>474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86" calcext:value-type="float">
            <text:p>0.435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62.129" calcext:value-type="float">
            <text:p>462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17" calcext:value-type="float">
            <text:p>0.435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0.756" calcext:value-type="float">
            <text:p>450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92" calcext:value-type="float">
            <text:p>0.434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40.267" calcext:value-type="float">
            <text:p>440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05" calcext:value-type="float">
            <text:p>0.434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30.695" calcext:value-type="float">
            <text:p>430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49" calcext:value-type="float">
            <text:p>0.433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22.096" calcext:value-type="float">
            <text:p>422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86" calcext:value-type="float">
            <text:p>0.433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14.783" calcext:value-type="float">
            <text:p>414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1" calcext:value-type="float">
            <text:p>0.433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08.621" calcext:value-type="float">
            <text:p>408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76" calcext:value-type="float">
            <text:p>0.432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03.411" calcext:value-type="float">
            <text:p>403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6" calcext:value-type="float">
            <text:p>0.432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98.991" calcext:value-type="float">
            <text:p>398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08" calcext:value-type="float">
            <text:p>0.432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95.23" calcext:value-type="float">
            <text:p>395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8" calcext:value-type="float">
            <text:p>0.431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92.018" calcext:value-type="float">
            <text:p>392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4" calcext:value-type="float">
            <text:p>0.4317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89.268" calcext:value-type="float">
            <text:p>389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2" calcext:value-type="float">
            <text:p>0.431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86.905" calcext:value-type="float">
            <text:p>386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1" calcext:value-type="float">
            <text:p>0.431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84.869" calcext:value-type="float">
            <text:p>384.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7" calcext:value-type="float">
            <text:p>0.4312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83.111" calcext:value-type="float">
            <text:p>383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" calcext:value-type="float">
            <text:p>0.43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78360" calcext:value-type="float">
            <text:p>378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4121" calcext:value-type="float">
            <text:p>0.8541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6040.7" calcext:value-type="float">
            <text:p>8604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6221" calcext:value-type="float">
            <text:p>0.7662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190.7" calcext:value-type="float">
            <text:p>4419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0331" calcext:value-type="float">
            <text:p>0.7103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6362.3" calcext:value-type="float">
            <text:p>26362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5748" calcext:value-type="float">
            <text:p>0.665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088.7" calcext:value-type="float">
            <text:p>1708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9774" calcext:value-type="float">
            <text:p>0.629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725.9" calcext:value-type="float">
            <text:p>11725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0427" calcext:value-type="float">
            <text:p>0.6004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400.35" calcext:value-type="float">
            <text:p>8400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6236" calcext:value-type="float">
            <text:p>0.576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230.01" calcext:value-type="float">
            <text:p>623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105" calcext:value-type="float">
            <text:p>0.556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56.33" calcext:value-type="float">
            <text:p>4756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213" calcext:value-type="float">
            <text:p>0.5392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723.23" calcext:value-type="float">
            <text:p>3723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932" calcext:value-type="float">
            <text:p>0.524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979.62" calcext:value-type="float">
            <text:p>2979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78" calcext:value-type="float">
            <text:p>0.51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32.36" calcext:value-type="float">
            <text:p>2432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378" calcext:value-type="float">
            <text:p>0.502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.92" calcext:value-type="float">
            <text:p>2021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429" calcext:value-type="float">
            <text:p>0.493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09.01" calcext:value-type="float">
            <text:p>1709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695" calcext:value-type="float">
            <text:p>0.485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467.06" calcext:value-type="float">
            <text:p>1467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985" calcext:value-type="float">
            <text:p>0.4789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77.65" calcext:value-type="float">
            <text:p>1277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142" calcext:value-type="float">
            <text:p>0.4731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27.76" calcext:value-type="float">
            <text:p>1127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04" calcext:value-type="float">
            <text:p>0.4680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008.02" calcext:value-type="float">
            <text:p>1008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571" calcext:value-type="float">
            <text:p>0.463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11.594" calcext:value-type="float">
            <text:p>911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649" calcext:value-type="float">
            <text:p>0.459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33.412" calcext:value-type="float">
            <text:p>833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199" calcext:value-type="float">
            <text:p>0.4561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69.675" calcext:value-type="float">
            <text:p>769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16" calcext:value-type="float">
            <text:p>0.45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17.504" calcext:value-type="float">
            <text:p>717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478" calcext:value-type="float">
            <text:p>0.4504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74.696" calcext:value-type="float">
            <text:p>674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09" calcext:value-type="float">
            <text:p>0.448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39.552" calcext:value-type="float">
            <text:p>639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015" calcext:value-type="float">
            <text:p>0.446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10.754" calcext:value-type="float">
            <text:p>610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161" calcext:value-type="float">
            <text:p>0.4441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87.266" calcext:value-type="float">
            <text:p>587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22" calcext:value-type="float">
            <text:p>0.4425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68.268" calcext:value-type="float">
            <text:p>568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71" calcext:value-type="float">
            <text:p>0.441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3.101" calcext:value-type="float">
            <text:p>553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87" calcext:value-type="float">
            <text:p>0.4397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41.218" calcext:value-type="float">
            <text:p>541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53" calcext:value-type="float">
            <text:p>0.4386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32.143" calcext:value-type="float">
            <text:p>532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52" calcext:value-type="float">
            <text:p>0.437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25.435" calcext:value-type="float">
            <text:p>525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71" calcext:value-type="float">
            <text:p>0.436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20.649" calcext:value-type="float">
            <text:p>520.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98" calcext:value-type="float">
            <text:p>0.435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17.306" calcext:value-type="float">
            <text:p>517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23" calcext:value-type="float">
            <text:p>0.4353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4.873" calcext:value-type="float">
            <text:p>514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38" calcext:value-type="float">
            <text:p>0.434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2.761" calcext:value-type="float">
            <text:p>512.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35" calcext:value-type="float">
            <text:p>0.4342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10.345" calcext:value-type="float">
            <text:p>510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9" calcext:value-type="float">
            <text:p>0.4338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07.021" calcext:value-type="float">
            <text:p>507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57" calcext:value-type="float">
            <text:p>0.4334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02.298" calcext:value-type="float">
            <text:p>502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74" calcext:value-type="float">
            <text:p>0.433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95.922" calcext:value-type="float">
            <text:p>495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5" calcext:value-type="float">
            <text:p>0.432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87.974" calcext:value-type="float">
            <text:p>487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69" calcext:value-type="float">
            <text:p>0.432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78.855" calcext:value-type="float">
            <text:p>478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12" calcext:value-type="float">
            <text:p>0.432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69.114" calcext:value-type="float">
            <text:p>469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64" calcext:value-type="float">
            <text:p>0.432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59.267" calcext:value-type="float">
            <text:p>459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16" calcext:value-type="float">
            <text:p>0.432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49.698" calcext:value-type="float">
            <text:p>449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68" calcext:value-type="float">
            <text:p>0.432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40.654" calcext:value-type="float">
            <text:p>440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" calcext:value-type="float">
            <text:p>0.43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32.38" calcext:value-type="float">
            <text:p>432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3" calcext:value-type="float">
            <text:p>0.431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25.144" calcext:value-type="float">
            <text:p>425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3" calcext:value-type="float">
            <text:p>0.4316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18.818" calcext:value-type="float">
            <text:p>418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5" calcext:value-type="float">
            <text:p>0.431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13.277" calcext:value-type="float">
            <text:p>413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6" calcext:value-type="float">
            <text:p>0.431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08.412" calcext:value-type="float">
            <text:p>408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3" calcext:value-type="float">
            <text:p>0.431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04.135" calcext:value-type="float">
            <text:p>404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5" calcext:value-type="float">
            <text:p>0.431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8171" calcext:value-type="float">
            <text:p>208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2763" calcext:value-type="float">
            <text:p>0.7627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7671.5" calcext:value-type="float">
            <text:p>5767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5281" calcext:value-type="float">
            <text:p>0.7152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708.4" calcext:value-type="float">
            <text:p>3070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047" calcext:value-type="float">
            <text:p>0.671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609.8" calcext:value-type="float">
            <text:p>1860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71" calcext:value-type="float">
            <text:p>0.63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166.6" calcext:value-type="float">
            <text:p>12166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93" calcext:value-type="float">
            <text:p>0.604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383.45" calcext:value-type="float">
            <text:p>8383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323" calcext:value-type="float">
            <text:p>0.5803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010.73" calcext:value-type="float">
            <text:p>6010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804" calcext:value-type="float">
            <text:p>0.5598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449.14" calcext:value-type="float">
            <text:p>4449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552" calcext:value-type="float">
            <text:p>0.542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82.76" calcext:value-type="float">
            <text:p>3382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94" calcext:value-type="float">
            <text:p>0.52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33.01" calcext:value-type="float">
            <text:p>2633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483" calcext:value-type="float">
            <text:p>0.5154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93.28" calcext:value-type="float">
            <text:p>2093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804" calcext:value-type="float">
            <text:p>0.5048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97.13" calcext:value-type="float">
            <text:p>1697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602" calcext:value-type="float">
            <text:p>0.495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01.61" calcext:value-type="float">
            <text:p>1401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4" calcext:value-type="float">
            <text:p>0.487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78.1" calcext:value-type="float">
            <text:p>117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23" calcext:value-type="float">
            <text:p>0.4807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07.09" calcext:value-type="float">
            <text:p>1007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695" calcext:value-type="float">
            <text:p>0.4746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74.942" calcext:value-type="float">
            <text:p>874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425" calcext:value-type="float">
            <text:p>0.4694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71.974" calcext:value-type="float">
            <text:p>771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806" calcext:value-type="float">
            <text:p>0.4648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91.196" calcext:value-type="float">
            <text:p>691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749" calcext:value-type="float">
            <text:p>0.46074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27.496" calcext:value-type="float">
            <text:p>627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178" calcext:value-type="float">
            <text:p>0.4571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77.089" calcext:value-type="float">
            <text:p>577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029" calcext:value-type="float">
            <text:p>0.454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37.148" calcext:value-type="float">
            <text:p>537.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249" calcext:value-type="float">
            <text:p>0.4512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05.546" calcext:value-type="float">
            <text:p>505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792" calcext:value-type="float">
            <text:p>0.448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80.672" calcext:value-type="float">
            <text:p>480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617" calcext:value-type="float">
            <text:p>0.4466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61.302" calcext:value-type="float">
            <text:p>461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691" calcext:value-type="float">
            <text:p>0.4446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46.502" calcext:value-type="float">
            <text:p>446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985" calcext:value-type="float">
            <text:p>0.4429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35.56" calcext:value-type="float">
            <text:p>43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472" calcext:value-type="float">
            <text:p>0.441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7.933" calcext:value-type="float">
            <text:p>427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31" calcext:value-type="float">
            <text:p>0.440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3.201" calcext:value-type="float">
            <text:p>423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43" calcext:value-type="float">
            <text:p>0.4389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21.032" calcext:value-type="float">
            <text:p>421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9" calcext:value-type="float">
            <text:p>0.43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1.152" calcext:value-type="float">
            <text:p>421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58" calcext:value-type="float">
            <text:p>0.436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23.311" calcext:value-type="float">
            <text:p>423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33" calcext:value-type="float">
            <text:p>0.4361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7.254" calcext:value-type="float">
            <text:p>427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04" calcext:value-type="float">
            <text:p>0.4354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32.693" calcext:value-type="float">
            <text:p>432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61" calcext:value-type="float">
            <text:p>0.434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39.284" calcext:value-type="float">
            <text:p>439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95" calcext:value-type="float">
            <text:p>0.434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46.61" calcext:value-type="float">
            <text:p>446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7" calcext:value-type="float">
            <text:p>0.4336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54.189" calcext:value-type="float">
            <text:p>454.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62" calcext:value-type="float">
            <text:p>0.4332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61.489" calcext:value-type="float">
            <text:p>461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3" calcext:value-type="float">
            <text:p>0.4328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67.957" calcext:value-type="float">
            <text:p>467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6" calcext:value-type="float">
            <text:p>0.4325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73.062" calcext:value-type="float">
            <text:p>473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8" calcext:value-type="float">
            <text:p>0.432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76.327" calcext:value-type="float">
            <text:p>476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7" calcext:value-type="float">
            <text:p>0.432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7.364" calcext:value-type="float">
            <text:p>477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65" calcext:value-type="float">
            <text:p>0.4318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75.92" calcext:value-type="float">
            <text:p>475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2" calcext:value-type="float">
            <text:p>0.43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71.956" calcext:value-type="float">
            <text:p>471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47" calcext:value-type="float">
            <text:p>0.431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65.78" calcext:value-type="float">
            <text:p>465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7" calcext:value-type="float">
            <text:p>0.4315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8.088" calcext:value-type="float">
            <text:p>458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8" calcext:value-type="float">
            <text:p>0.431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49.71" calcext:value-type="float">
            <text:p>449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9" calcext:value-type="float">
            <text:p>0.431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41.293" calcext:value-type="float">
            <text:p>441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5" calcext:value-type="float">
            <text:p>0.431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33.248" calcext:value-type="float">
            <text:p>433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6" calcext:value-type="float">
            <text:p>0.4313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26.061" calcext:value-type="float">
            <text:p>426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7" calcext:value-type="float">
            <text:p>0.4311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19.75" calcext:value-type="float">
            <text:p>419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4" calcext:value-type="float">
            <text:p>0.4310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14.2" calcext:value-type="float">
            <text:p>41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44" calcext:value-type="float">
            <text:p>0.4309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4473.1" calcext:value-type="float">
            <text:p>84473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3307" calcext:value-type="float">
            <text:p>0.7333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8949.7" calcext:value-type="float">
            <text:p>3894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0605" calcext:value-type="float">
            <text:p>0.6906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379.3" calcext:value-type="float">
            <text:p>21379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162" calcext:value-type="float">
            <text:p>0.651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198.7" calcext:value-type="float">
            <text:p>1319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935" calcext:value-type="float">
            <text:p>0.619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747.66" calcext:value-type="float">
            <text:p>8747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264" calcext:value-type="float">
            <text:p>0.59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086.95" calcext:value-type="float">
            <text:p>6086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0374" calcext:value-type="float">
            <text:p>0.5703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393.86" calcext:value-type="float">
            <text:p>4393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1672" calcext:value-type="float">
            <text:p>0.551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267.93" calcext:value-type="float">
            <text:p>3267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851" calcext:value-type="float">
            <text:p>0.5358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94.46" calcext:value-type="float">
            <text:p>2494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382" calcext:value-type="float">
            <text:p>0.522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49.84" calcext:value-type="float">
            <text:p>1949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849" calcext:value-type="float">
            <text:p>0.510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58.92" calcext:value-type="float">
            <text:p>1558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924" calcext:value-type="float">
            <text:p>0.5009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74.03" calcext:value-type="float">
            <text:p>1274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342" calcext:value-type="float">
            <text:p>0.4923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63.88" calcext:value-type="float">
            <text:p>1063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895" calcext:value-type="float">
            <text:p>0.484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07.341" calcext:value-type="float">
            <text:p>907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408" calcext:value-type="float">
            <text:p>0.4784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89.849" calcext:value-type="float">
            <text:p>789.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74" calcext:value-type="float">
            <text:p>0.47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01.15" calcext:value-type="float">
            <text:p>701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776" calcext:value-type="float">
            <text:p>0.467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33.916" calcext:value-type="float">
            <text:p>633.9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416" calcext:value-type="float">
            <text:p>0.463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82.838" calcext:value-type="float">
            <text:p>582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581" calcext:value-type="float">
            <text:p>0.4595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44.025" calcext:value-type="float">
            <text:p>544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514.598" calcext:value-type="float">
            <text:p>514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214" calcext:value-type="float">
            <text:p>0.4532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92.41" calcext:value-type="float">
            <text:p>492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75" calcext:value-type="float">
            <text:p>0.450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75.843" calcext:value-type="float">
            <text:p>475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4" calcext:value-type="float">
            <text:p>0.448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63.676" calcext:value-type="float">
            <text:p>463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7" calcext:value-type="float">
            <text:p>0.446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4.976" calcext:value-type="float">
            <text:p>454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36" calcext:value-type="float">
            <text:p>0.4443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49.029" calcext:value-type="float">
            <text:p>449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08" calcext:value-type="float">
            <text:p>0.4427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5.281" calcext:value-type="float">
            <text:p>445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63" calcext:value-type="float">
            <text:p>0.4412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43.299" calcext:value-type="float">
            <text:p>443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81" calcext:value-type="float">
            <text:p>0.4399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42.736" calcext:value-type="float">
            <text:p>442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42" calcext:value-type="float">
            <text:p>0.4388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43.308" calcext:value-type="float">
            <text:p>443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31" calcext:value-type="float">
            <text:p>0.437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4.772" calcext:value-type="float">
            <text:p>444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34" calcext:value-type="float">
            <text:p>0.4369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46.914" calcext:value-type="float">
            <text:p>446.9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38" calcext:value-type="float">
            <text:p>0.436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49.532" calcext:value-type="float">
            <text:p>449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33" calcext:value-type="float">
            <text:p>0.4354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2.43" calcext:value-type="float">
            <text:p>452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09" calcext:value-type="float">
            <text:p>0.4348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55.408" calcext:value-type="float">
            <text:p>455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8" calcext:value-type="float">
            <text:p>0.434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58.267" calcext:value-type="float">
            <text:p>458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72" calcext:value-type="float">
            <text:p>0.4337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60.801" calcext:value-type="float">
            <text:p>460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45" calcext:value-type="float">
            <text:p>0.433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62.808" calcext:value-type="float">
            <text:p>462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71" calcext:value-type="float">
            <text:p>0.4329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64.092" calcext:value-type="float">
            <text:p>464.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46" calcext:value-type="float">
            <text:p>0.4326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64.476" calcext:value-type="float">
            <text:p>464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6" calcext:value-type="float">
            <text:p>0.4323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63.808" calcext:value-type="float">
            <text:p>463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28" calcext:value-type="float">
            <text:p>0.432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61.972" calcext:value-type="float">
            <text:p>461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29" calcext:value-type="float">
            <text:p>0.4319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8.905" calcext:value-type="float">
            <text:p>458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68" calcext:value-type="float">
            <text:p>0.431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54.607" calcext:value-type="float">
            <text:p>454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42" calcext:value-type="float">
            <text:p>0.431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49.179" calcext:value-type="float">
            <text:p>449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48" calcext:value-type="float">
            <text:p>0.431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42.845" calcext:value-type="float">
            <text:p>442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8" calcext:value-type="float">
            <text:p>0.431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35.957" calcext:value-type="float">
            <text:p>435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9" calcext:value-type="float">
            <text:p>0.4314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28.91" calcext:value-type="float">
            <text:p>428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" calcext:value-type="float">
            <text:p>0.43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22.054" calcext:value-type="float">
            <text:p>422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15.915" calcext:value-type="float">
            <text:p>415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6" calcext:value-type="float">
            <text:p>0.431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10.567" calcext:value-type="float">
            <text:p>410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9" calcext:value-type="float">
            <text:p>0.4310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5.899" calcext:value-type="float">
            <text:p>405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5" calcext:value-type="float">
            <text:p>0.430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251.8" calcext:value-type="float">
            <text:p>6625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6056" calcext:value-type="float">
            <text:p>0.7260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9745.8" calcext:value-type="float">
            <text:p>2974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0897" calcext:value-type="float">
            <text:p>0.6808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080.2" calcext:value-type="float">
            <text:p>1708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453" calcext:value-type="float">
            <text:p>0.64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888.8" calcext:value-type="float">
            <text:p>1088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2584" calcext:value-type="float">
            <text:p>0.6125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372.01" calcext:value-type="float">
            <text:p>7372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011" calcext:value-type="float">
            <text:p>0.587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200.13" calcext:value-type="float">
            <text:p>5200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673" calcext:value-type="float">
            <text:p>0.565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786.02" calcext:value-type="float">
            <text:p>3786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735" calcext:value-type="float">
            <text:p>0.5477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831.35" calcext:value-type="float">
            <text:p>2831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548" calcext:value-type="float">
            <text:p>0.532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69.81" calcext:value-type="float">
            <text:p>2169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607" calcext:value-type="float">
            <text:p>0.519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02.32" calcext:value-type="float">
            <text:p>1702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517" calcext:value-type="float">
            <text:p>0.5085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67.01" calcext:value-type="float">
            <text:p>1367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963" calcext:value-type="float">
            <text:p>0.498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123.72" calcext:value-type="float">
            <text:p>1123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698" calcext:value-type="float">
            <text:p>0.490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45.639" calcext:value-type="float">
            <text:p>945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518" calcext:value-type="float">
            <text:p>0.483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14.425" calcext:value-type="float">
            <text:p>814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26" calcext:value-type="float">
            <text:p>0.477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17.291" calcext:value-type="float">
            <text:p>717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79" calcext:value-type="float">
            <text:p>0.47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45.171" calcext:value-type="float">
            <text:p>645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994" calcext:value-type="float">
            <text:p>0.4669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91.551" calcext:value-type="float">
            <text:p>591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781" calcext:value-type="float">
            <text:p>0.462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51.698" calcext:value-type="float">
            <text:p>551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072" calcext:value-type="float">
            <text:p>0.459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22.137" calcext:value-type="float">
            <text:p>522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8" calcext:value-type="float">
            <text:p>0.4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0.292" calcext:value-type="float">
            <text:p>500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91" calcext:value-type="float">
            <text:p>0.4529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84.247" calcext:value-type="float">
            <text:p>484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354" calcext:value-type="float">
            <text:p>0.4503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72.558" calcext:value-type="float">
            <text:p>472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091" calcext:value-type="float">
            <text:p>0.4480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64.14" calcext:value-type="float">
            <text:p>46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085" calcext:value-type="float">
            <text:p>0.446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58.164" calcext:value-type="float">
            <text:p>458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05" calcext:value-type="float">
            <text:p>0.4443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53.999" calcext:value-type="float">
            <text:p>453.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25" calcext:value-type="float">
            <text:p>0.4427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1.161" calcext:value-type="float">
            <text:p>451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21" calcext:value-type="float">
            <text:p>0.4413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49.273" calcext:value-type="float">
            <text:p>449.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75" calcext:value-type="float">
            <text:p>0.440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48.042" calcext:value-type="float">
            <text:p>448.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67" calcext:value-type="float">
            <text:p>0.438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47.237" calcext:value-type="float">
            <text:p>447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82" calcext:value-type="float">
            <text:p>0.4379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6.672" calcext:value-type="float">
            <text:p>446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07" calcext:value-type="float">
            <text:p>0.437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46.196" calcext:value-type="float">
            <text:p>446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3" calcext:value-type="float">
            <text:p>0.436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45.685" calcext:value-type="float">
            <text:p>445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41" calcext:value-type="float">
            <text:p>0.4356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5.036" calcext:value-type="float">
            <text:p>445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3" calcext:value-type="float">
            <text:p>0.435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4.162" calcext:value-type="float">
            <text:p>444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89" calcext:value-type="float">
            <text:p>0.434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42.988" calcext:value-type="float">
            <text:p>442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1" calcext:value-type="float">
            <text:p>0.434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1.455" calcext:value-type="float">
            <text:p>441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89" calcext:value-type="float">
            <text:p>0.433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39.514" calcext:value-type="float">
            <text:p>439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18" calcext:value-type="float">
            <text:p>0.433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37.132" calcext:value-type="float">
            <text:p>437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4" calcext:value-type="float">
            <text:p>0.4328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4.288" calcext:value-type="float">
            <text:p>434.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11" calcext:value-type="float">
            <text:p>0.432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30.983" calcext:value-type="float">
            <text:p>430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7" calcext:value-type="float">
            <text:p>0.432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27.234" calcext:value-type="float">
            <text:p>427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6" calcext:value-type="float">
            <text:p>0.432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23.083" calcext:value-type="float">
            <text:p>423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6" calcext:value-type="float">
            <text:p>0.431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8.6" calcext:value-type="float">
            <text:p>41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3" calcext:value-type="float">
            <text:p>0.4318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13.882" calcext:value-type="float">
            <text:p>413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3" calcext:value-type="float">
            <text:p>0.4316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09.052" calcext:value-type="float">
            <text:p>409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" calcext:value-type="float">
            <text:p>0.43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04.246" calcext:value-type="float">
            <text:p>404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9" calcext:value-type="float">
            <text:p>0.4314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99.599" calcext:value-type="float">
            <text:p>399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8" calcext:value-type="float">
            <text:p>0.431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95.492" calcext:value-type="float">
            <text:p>395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5" calcext:value-type="float">
            <text:p>0.4312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92.028" calcext:value-type="float">
            <text:p>392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9" calcext:value-type="float">
            <text:p>0.431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9.095" calcext:value-type="float">
            <text:p>389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7" calcext:value-type="float">
            <text:p>0.430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86.606" calcext:value-type="float">
            <text:p>386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8" calcext:value-type="float">
            <text:p>0.4308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0570.5" calcext:value-type="float">
            <text:p>7057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4542" calcext:value-type="float">
            <text:p>0.7345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756.9" calcext:value-type="float">
            <text:p>3275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4941" calcext:value-type="float">
            <text:p>0.684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110.5" calcext:value-type="float">
            <text:p>1911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16" calcext:value-type="float">
            <text:p>0.645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242.9" calcext:value-type="float">
            <text:p>1224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062" calcext:value-type="float">
            <text:p>0.613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284.8" calcext:value-type="float">
            <text:p>828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843" calcext:value-type="float">
            <text:p>0.5868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824.18" calcext:value-type="float">
            <text:p>5824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173" calcext:value-type="float">
            <text:p>0.5651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18.3" calcext:value-type="float">
            <text:p>421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077" calcext:value-type="float">
            <text:p>0.5470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34.07" calcext:value-type="float">
            <text:p>3134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83" calcext:value-type="float">
            <text:p>0.531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83.51" calcext:value-type="float">
            <text:p>2383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8885" calcext:value-type="float">
            <text:p>0.5188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53.96" calcext:value-type="float">
            <text:p>1853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822" calcext:value-type="float">
            <text:p>0.5078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74.78" calcext:value-type="float">
            <text:p>1474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313" calcext:value-type="float">
            <text:p>0.4983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00.12" calcext:value-type="float">
            <text:p>1200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101" calcext:value-type="float">
            <text:p>0.490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99.341" calcext:value-type="float">
            <text:p>999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977" calcext:value-type="float">
            <text:p>0.4829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51.549" calcext:value-type="float">
            <text:p>851.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775" calcext:value-type="float">
            <text:p>0.476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42.185" calcext:value-type="float">
            <text:p>742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59" calcext:value-type="float">
            <text:p>0.4713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60.954" calcext:value-type="float">
            <text:p>660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614" calcext:value-type="float">
            <text:p>0.4666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00.478" calcext:value-type="float">
            <text:p>600.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49" calcext:value-type="float">
            <text:p>0.4624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55.403" calcext:value-type="float">
            <text:p>555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783" calcext:value-type="float">
            <text:p>0.4587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21.811" calcext:value-type="float">
            <text:p>521.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552" calcext:value-type="float">
            <text:p>0.4555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96.803" calcext:value-type="float">
            <text:p>496.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699" calcext:value-type="float">
            <text:p>0.4526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78.224" calcext:value-type="float">
            <text:p>478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76" calcext:value-type="float">
            <text:p>0.450176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64.458" calcext:value-type="float">
            <text:p>464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943" calcext:value-type="float">
            <text:p>0.4479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54.288" calcext:value-type="float">
            <text:p>454.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963" calcext:value-type="float">
            <text:p>0.4459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6.79" calcext:value-type="float">
            <text:p>446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07" calcext:value-type="float">
            <text:p>0.444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41.261" calcext:value-type="float">
            <text:p>441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49" calcext:value-type="float">
            <text:p>0.4426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37.165" calcext:value-type="float">
            <text:p>437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64" calcext:value-type="float">
            <text:p>0.441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34.087" calcext:value-type="float">
            <text:p>434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34" calcext:value-type="float">
            <text:p>0.440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31.71" calcext:value-type="float">
            <text:p>431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41" calcext:value-type="float">
            <text:p>0.438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9.787" calcext:value-type="float">
            <text:p>429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7" calcext:value-type="float">
            <text:p>0.437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28.124" calcext:value-type="float">
            <text:p>428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07" calcext:value-type="float">
            <text:p>0.4371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26.575" calcext:value-type="float">
            <text:p>426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4" calcext:value-type="float">
            <text:p>0.436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5.022" calcext:value-type="float">
            <text:p>425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59" calcext:value-type="float">
            <text:p>0.4356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23.38" calcext:value-type="float">
            <text:p>423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56" calcext:value-type="float">
            <text:p>0.4350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21.583" calcext:value-type="float">
            <text:p>421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2" calcext:value-type="float">
            <text:p>0.434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9.588" calcext:value-type="float">
            <text:p>419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47" calcext:value-type="float">
            <text:p>0.434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17.366" calcext:value-type="float">
            <text:p>417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28" calcext:value-type="float">
            <text:p>0.4336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14.909" calcext:value-type="float">
            <text:p>414.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59" calcext:value-type="float">
            <text:p>0.4332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12.22" calcext:value-type="float">
            <text:p>412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33" calcext:value-type="float">
            <text:p>0.4329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9.318" calcext:value-type="float">
            <text:p>409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47" calcext:value-type="float">
            <text:p>0.4326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6.234" calcext:value-type="float">
            <text:p>406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96" calcext:value-type="float">
            <text:p>0.4323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03.01" calcext:value-type="float">
            <text:p>403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75" calcext:value-type="float">
            <text:p>0.432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99.693" calcext:value-type="float">
            <text:p>399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81" calcext:value-type="float">
            <text:p>0.431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96.338" calcext:value-type="float">
            <text:p>396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11" calcext:value-type="float">
            <text:p>0.431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93.002" calcext:value-type="float">
            <text:p>393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1" calcext:value-type="float">
            <text:p>0.4316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89.741" calcext:value-type="float">
            <text:p>389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8" calcext:value-type="float">
            <text:p>0.431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86.609" calcext:value-type="float">
            <text:p>386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" calcext:value-type="float">
            <text:p>0.431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83.653" calcext:value-type="float">
            <text:p>383.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96" calcext:value-type="float">
            <text:p>0.4312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81.137" calcext:value-type="float">
            <text:p>381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2" calcext:value-type="float">
            <text:p>0.431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79.111" calcext:value-type="float">
            <text:p>379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3" calcext:value-type="float">
            <text:p>0.4310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77.48" calcext:value-type="float">
            <text:p>377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8" calcext:value-type="float">
            <text:p>0.430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76.164" calcext:value-type="float">
            <text:p>376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5" calcext:value-type="float">
            <text:p>0.4308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5818" calcext:value-type="float">
            <text:p>105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2891" calcext:value-type="float">
            <text:p>0.752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8102.7" calcext:value-type="float">
            <text:p>48102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9391" calcext:value-type="float">
            <text:p>0.6993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7017.5" calcext:value-type="float">
            <text:p>2701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6146" calcext:value-type="float">
            <text:p>0.6561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6700.3" calcext:value-type="float">
            <text:p>1670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1464" calcext:value-type="float">
            <text:p>0.621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958.5" calcext:value-type="float">
            <text:p>1095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3351" calcext:value-type="float">
            <text:p>0.5933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505.18" calcext:value-type="float">
            <text:p>7505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0282" calcext:value-type="float">
            <text:p>0.5702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315.91" calcext:value-type="float">
            <text:p>5315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1136" calcext:value-type="float">
            <text:p>0.551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873.86" calcext:value-type="float">
            <text:p>3873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09" calcext:value-type="float">
            <text:p>0.535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896.06" calcext:value-type="float">
            <text:p>289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528" calcext:value-type="float">
            <text:p>0.521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217.94" calcext:value-type="float">
            <text:p>2217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9982" calcext:value-type="float">
            <text:p>0.5099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39.15" calcext:value-type="float">
            <text:p>1739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091" calcext:value-type="float">
            <text:p>0.5000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96.25" calcext:value-type="float">
            <text:p>1396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572" calcext:value-type="float">
            <text:p>0.4915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47.82" calcext:value-type="float">
            <text:p>1147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201" calcext:value-type="float">
            <text:p>0.4842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66.196" calcext:value-type="float">
            <text:p>966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796" calcext:value-type="float">
            <text:p>0.4777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32.45" calcext:value-type="float">
            <text:p>832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212" calcext:value-type="float">
            <text:p>0.472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33.427" calcext:value-type="float">
            <text:p>733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329" calcext:value-type="float">
            <text:p>0.4673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59.827" calcext:value-type="float">
            <text:p>659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046" calcext:value-type="float">
            <text:p>0.4630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04.994" calcext:value-type="float">
            <text:p>604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282" calcext:value-type="float">
            <text:p>0.4592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64.104" calcext:value-type="float">
            <text:p>564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966" calcext:value-type="float">
            <text:p>0.4559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33.63" calcext:value-type="float">
            <text:p>533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04" calcext:value-type="float">
            <text:p>0.453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10.966" calcext:value-type="float">
            <text:p>510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454" calcext:value-type="float">
            <text:p>0.4504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94.174" calcext:value-type="float">
            <text:p>494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65" calcext:value-type="float">
            <text:p>0.448165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481.802" calcext:value-type="float">
            <text:p>481.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36" calcext:value-type="float">
            <text:p>0.446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72.752" calcext:value-type="float">
            <text:p>472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36" calcext:value-type="float">
            <text:p>0.444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66.191" calcext:value-type="float">
            <text:p>466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38" calcext:value-type="float">
            <text:p>0.4427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61.481" calcext:value-type="float">
            <text:p>461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17" calcext:value-type="float">
            <text:p>0.4413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58.127" calcext:value-type="float">
            <text:p>458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54" calcext:value-type="float">
            <text:p>0.4400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55.74" calcext:value-type="float">
            <text:p>455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3" calcext:value-type="float">
            <text:p>0.438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4.011" calcext:value-type="float">
            <text:p>454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3" calcext:value-type="float">
            <text:p>0.437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52.686" calcext:value-type="float">
            <text:p>452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4" calcext:value-type="float">
            <text:p>0.437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51.553" calcext:value-type="float">
            <text:p>451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48" calcext:value-type="float">
            <text:p>0.4362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50.428" calcext:value-type="float">
            <text:p>450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44" calcext:value-type="float">
            <text:p>0.435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9.15" calcext:value-type="float">
            <text:p>449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2" calcext:value-type="float">
            <text:p>0.43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7.579" calcext:value-type="float">
            <text:p>447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66" calcext:value-type="float">
            <text:p>0.434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45.597" calcext:value-type="float">
            <text:p>445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7" calcext:value-type="float">
            <text:p>0.4338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3.116" calcext:value-type="float">
            <text:p>443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46" calcext:value-type="float">
            <text:p>0.433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40.085" calcext:value-type="float">
            <text:p>440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69" calcext:value-type="float">
            <text:p>0.4330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36.505" calcext:value-type="float">
            <text:p>436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39" calcext:value-type="float">
            <text:p>0.4327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32.427" calcext:value-type="float">
            <text:p>432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52" calcext:value-type="float">
            <text:p>0.432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27.946" calcext:value-type="float">
            <text:p>427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02" calcext:value-type="float">
            <text:p>0.4322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23.187" calcext:value-type="float">
            <text:p>423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84" calcext:value-type="float">
            <text:p>0.431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18.287" calcext:value-type="float">
            <text:p>418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5" calcext:value-type="float">
            <text:p>0.4317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13.374" calcext:value-type="float">
            <text:p>413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8" calcext:value-type="float">
            <text:p>0.4316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08.559" calcext:value-type="float">
            <text:p>408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2" calcext:value-type="float">
            <text:p>0.4314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03.928" calcext:value-type="float">
            <text:p>403.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2" calcext:value-type="float">
            <text:p>0.431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99.544" calcext:value-type="float">
            <text:p>399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7" calcext:value-type="float">
            <text:p>0.4312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95.449" calcext:value-type="float">
            <text:p>395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5" calcext:value-type="float">
            <text:p>0.4311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91.696" calcext:value-type="float">
            <text:p>391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9" calcext:value-type="float">
            <text:p>0.4310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88.512" calcext:value-type="float">
            <text:p>388.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3" calcext:value-type="float">
            <text:p>0.4309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85.854" calcext:value-type="float">
            <text:p>385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1" calcext:value-type="float">
            <text:p>0.43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83.628" calcext:value-type="float">
            <text:p>383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8" calcext:value-type="float">
            <text:p>0.4307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325.3" calcext:value-type="float">
            <text:p>28325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99071" calcext:value-type="float">
            <text:p>0.1990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7999.9" calcext:value-type="float">
            <text:p>4799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4521" calcext:value-type="float">
            <text:p>0.7245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033.9" calcext:value-type="float">
            <text:p>2603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6187" calcext:value-type="float">
            <text:p>0.6761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604.9" calcext:value-type="float">
            <text:p>1560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7688" calcext:value-type="float">
            <text:p>0.637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957.05" calcext:value-type="float">
            <text:p>9957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666" calcext:value-type="float">
            <text:p>0.60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645.49" calcext:value-type="float">
            <text:p>664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328" calcext:value-type="float">
            <text:p>0.5813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595.48" calcext:value-type="float">
            <text:p>4595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398" calcext:value-type="float">
            <text:p>0.5603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275.31" calcext:value-type="float">
            <text:p>3275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28" calcext:value-type="float">
            <text:p>0.5429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99.47" calcext:value-type="float">
            <text:p>2399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213" calcext:value-type="float">
            <text:p>0.5282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724" calcext:value-type="float">
            <text:p>0.515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394.33" calcext:value-type="float">
            <text:p>1394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054" calcext:value-type="float">
            <text:p>0.505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06.79" calcext:value-type="float">
            <text:p>1106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84" calcext:value-type="float">
            <text:p>0.4958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03.446" calcext:value-type="float">
            <text:p>903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65" calcext:value-type="float">
            <text:p>0.4879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58.651" calcext:value-type="float">
            <text:p>758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97" calcext:value-type="float">
            <text:p>0.481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55.138" calcext:value-type="float">
            <text:p>655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17" calcext:value-type="float">
            <text:p>0.4751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81.064" calcext:value-type="float">
            <text:p>581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94" calcext:value-type="float">
            <text:p>0.4698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28.174" calcext:value-type="float">
            <text:p>528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18" calcext:value-type="float">
            <text:p>0.4653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90.641" calcext:value-type="float">
            <text:p>490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" calcext:value-type="float">
            <text:p>0.4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64.3" calcext:value-type="float">
            <text:p>46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62" calcext:value-type="float">
            <text:p>0.4577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46.149" calcext:value-type="float">
            <text:p>446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43" calcext:value-type="float">
            <text:p>0.4546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4.005" calcext:value-type="float">
            <text:p>434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86" calcext:value-type="float">
            <text:p>0.4518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26.272" calcext:value-type="float">
            <text:p>426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47" calcext:value-type="float">
            <text:p>0.4494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21.775" calcext:value-type="float">
            <text:p>421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85" calcext:value-type="float">
            <text:p>0.44728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419.647" calcext:value-type="float">
            <text:p>419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67" calcext:value-type="float">
            <text:p>0.445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19.246" calcext:value-type="float">
            <text:p>419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63" calcext:value-type="float">
            <text:p>0.4436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20.095" calcext:value-type="float">
            <text:p>420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47" calcext:value-type="float">
            <text:p>0.4421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1.838" calcext:value-type="float">
            <text:p>421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98" calcext:value-type="float">
            <text:p>0.440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24.208" calcext:value-type="float">
            <text:p>424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95" calcext:value-type="float">
            <text:p>0.4395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7.003" calcext:value-type="float">
            <text:p>427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22" calcext:value-type="float">
            <text:p>0.4385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30.063" calcext:value-type="float">
            <text:p>430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64" calcext:value-type="float">
            <text:p>0.4375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3.261" calcext:value-type="float">
            <text:p>433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08" calcext:value-type="float">
            <text:p>0.4367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36.484" calcext:value-type="float">
            <text:p>436.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42" calcext:value-type="float">
            <text:p>0.4359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9.623" calcext:value-type="float">
            <text:p>439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57" calcext:value-type="float">
            <text:p>0.4352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2.564" calcext:value-type="float">
            <text:p>442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42" calcext:value-type="float">
            <text:p>0.4346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5.175" calcext:value-type="float">
            <text:p>445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92" calcext:value-type="float">
            <text:p>0.4340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47.294" calcext:value-type="float">
            <text:p>447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8" calcext:value-type="float">
            <text:p>0.4335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48.712" calcext:value-type="float">
            <text:p>448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56" calcext:value-type="float">
            <text:p>0.4331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9.162" calcext:value-type="float">
            <text:p>449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61" calcext:value-type="float">
            <text:p>0.4327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48.295" calcext:value-type="float">
            <text:p>448.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11" calcext:value-type="float">
            <text:p>0.4324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45.704" calcext:value-type="float">
            <text:p>445.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08" calcext:value-type="float">
            <text:p>0.4321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41.131" calcext:value-type="float">
            <text:p>441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57" calcext:value-type="float">
            <text:p>0.4318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34.878" calcext:value-type="float">
            <text:p>434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55" calcext:value-type="float">
            <text:p>0.431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27.731" calcext:value-type="float">
            <text:p>427.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" calcext:value-type="float">
            <text:p>0.431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20.409" calcext:value-type="float">
            <text:p>420.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9" calcext:value-type="float">
            <text:p>0.4313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13.357" calcext:value-type="float">
            <text:p>413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7" calcext:value-type="float">
            <text:p>0.4312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06.808" calcext:value-type="float">
            <text:p>406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9" calcext:value-type="float">
            <text:p>0.4311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01.055" calcext:value-type="float">
            <text:p>401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96.291" calcext:value-type="float">
            <text:p>396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5" calcext:value-type="float">
            <text:p>0.4308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92.34" calcext:value-type="float">
            <text:p>392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85" calcext:value-type="float">
            <text:p>0.4307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89.052" calcext:value-type="float">
            <text:p>389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95" calcext:value-type="float">
            <text:p>0.430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86.309" calcext:value-type="float">
            <text:p>386.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14" calcext:value-type="float">
            <text:p>0.4306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.563" calcext:value-type="float">
            <text:p>18.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58181" calcext:value-type="float">
            <text:p>0.09581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546.4" calcext:value-type="float">
            <text:p>4854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6734" calcext:value-type="float">
            <text:p>0.7567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5784" calcext:value-type="float">
            <text:p>25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1536" calcext:value-type="float">
            <text:p>0.7015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215.1" calcext:value-type="float">
            <text:p>1521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7979" calcext:value-type="float">
            <text:p>0.6579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588.16" calcext:value-type="float">
            <text:p>9588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3168" calcext:value-type="float">
            <text:p>0.6231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334.23" calcext:value-type="float">
            <text:p>6334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4945" calcext:value-type="float">
            <text:p>0.594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343.5" calcext:value-type="float">
            <text:p>434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1761" calcext:value-type="float">
            <text:p>0.5717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074.82" calcext:value-type="float">
            <text:p>3074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2498" calcext:value-type="float">
            <text:p>0.5524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41.16" calcext:value-type="float">
            <text:p>2241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6334" calcext:value-type="float">
            <text:p>0.5363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80.41" calcext:value-type="float">
            <text:p>1680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658" calcext:value-type="float">
            <text:p>0.52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96.44" calcext:value-type="float">
            <text:p>1296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002" calcext:value-type="float">
            <text:p>0.511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29.97" calcext:value-type="float">
            <text:p>1029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008" calcext:value-type="float">
            <text:p>0.501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43.222" calcext:value-type="float">
            <text:p>843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393" calcext:value-type="float">
            <text:p>0.492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11.506" calcext:value-type="float">
            <text:p>711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932" calcext:value-type="float">
            <text:p>0.4849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18.292" calcext:value-type="float">
            <text:p>618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445" calcext:value-type="float">
            <text:p>0.478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52.312" calcext:value-type="float">
            <text:p>552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785" calcext:value-type="float">
            <text:p>0.4727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05.759" calcext:value-type="float">
            <text:p>505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832" calcext:value-type="float">
            <text:p>0.4678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73.15" calcext:value-type="float">
            <text:p>473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485" calcext:value-type="float">
            <text:p>0.463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50.585" calcext:value-type="float">
            <text:p>450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663" calcext:value-type="float">
            <text:p>0.4596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5.267" calcext:value-type="float">
            <text:p>435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294" calcext:value-type="float">
            <text:p>0.456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25.169" calcext:value-type="float">
            <text:p>425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319" calcext:value-type="float">
            <text:p>0.4533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18.815" calcext:value-type="float">
            <text:p>418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688" calcext:value-type="float">
            <text:p>0.4506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15.12" calcext:value-type="float">
            <text:p>415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357" calcext:value-type="float">
            <text:p>0.4483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13.283" calcext:value-type="float">
            <text:p>413.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91" calcext:value-type="float">
            <text:p>0.446291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12.712" calcext:value-type="float">
            <text:p>412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55" calcext:value-type="float">
            <text:p>0.444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12.961" calcext:value-type="float">
            <text:p>412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24" calcext:value-type="float">
            <text:p>0.4428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3.696" calcext:value-type="float">
            <text:p>413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72" calcext:value-type="float">
            <text:p>0.4413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14.663" calcext:value-type="float">
            <text:p>414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79" calcext:value-type="float">
            <text:p>0.4400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15.663" calcext:value-type="float">
            <text:p>415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27" calcext:value-type="float">
            <text:p>0.4389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6.536" calcext:value-type="float">
            <text:p>416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98" calcext:value-type="float">
            <text:p>0.4378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17.147" calcext:value-type="float">
            <text:p>417.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8" calcext:value-type="float">
            <text:p>0.436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17.377" calcext:value-type="float">
            <text:p>417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59" calcext:value-type="float">
            <text:p>0.4361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17.104" calcext:value-type="float">
            <text:p>417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24" calcext:value-type="float">
            <text:p>0.435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16.197" calcext:value-type="float">
            <text:p>416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66" calcext:value-type="float">
            <text:p>0.4347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4.492" calcext:value-type="float">
            <text:p>414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5" calcext:value-type="float">
            <text:p>0.4341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1.757" calcext:value-type="float">
            <text:p>411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43" calcext:value-type="float">
            <text:p>0.433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7.625" calcext:value-type="float">
            <text:p>407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63" calcext:value-type="float">
            <text:p>0.4331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1.455" calcext:value-type="float">
            <text:p>401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29" calcext:value-type="float">
            <text:p>0.4327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2.585" calcext:value-type="float">
            <text:p>392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4" calcext:value-type="float">
            <text:p>0.432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82.026" calcext:value-type="float">
            <text:p>382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86" calcext:value-type="float">
            <text:p>0.432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2.229" calcext:value-type="float">
            <text:p>372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56" calcext:value-type="float">
            <text:p>0.431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65.102" calcext:value-type="float">
            <text:p>365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51" calcext:value-type="float">
            <text:p>0.431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60.127" calcext:value-type="float">
            <text:p>360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8" calcext:value-type="float">
            <text:p>0.431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56.79" calcext:value-type="float">
            <text:p>356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4" calcext:value-type="float">
            <text:p>0.4313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54.694" calcext:value-type="float">
            <text:p>354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9" calcext:value-type="float">
            <text:p>0.4311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3.527" calcext:value-type="float">
            <text:p>353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9" calcext:value-type="float">
            <text:p>0.431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53.049" calcext:value-type="float">
            <text:p>353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2" calcext:value-type="float">
            <text:p>0.4309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53.072" calcext:value-type="float">
            <text:p>353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8" calcext:value-type="float">
            <text:p>0.43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53.454" calcext:value-type="float">
            <text:p>353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5" calcext:value-type="float">
            <text:p>0.4307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54.085" calcext:value-type="float">
            <text:p>354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32" calcext:value-type="float">
            <text:p>0.430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54.88" calcext:value-type="float">
            <text:p>354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58" calcext:value-type="float">
            <text:p>0.430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8938" calcext:value-type="float">
            <text:p>128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3813" calcext:value-type="float">
            <text:p>0.8538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5365" calcext:value-type="float">
            <text:p>55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0037" calcext:value-type="float">
            <text:p>0.7800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217.9" calcext:value-type="float">
            <text:p>3021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0598" calcext:value-type="float">
            <text:p>0.7205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274.7" calcext:value-type="float">
            <text:p>1827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659" calcext:value-type="float">
            <text:p>0.6736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781.6" calcext:value-type="float">
            <text:p>1178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6182" calcext:value-type="float">
            <text:p>0.636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950.27" calcext:value-type="float">
            <text:p>7950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835" calcext:value-type="float">
            <text:p>0.6058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558.51" calcext:value-type="float">
            <text:p>5558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937" calcext:value-type="float">
            <text:p>0.5809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002.07" calcext:value-type="float">
            <text:p>4002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273" calcext:value-type="float">
            <text:p>0.560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956.32" calcext:value-type="float">
            <text:p>2956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53" calcext:value-type="float">
            <text:p>0.5429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35.67" calcext:value-type="float">
            <text:p>2235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312" calcext:value-type="float">
            <text:p>0.5283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28.78" calcext:value-type="float">
            <text:p>1728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846" calcext:value-type="float">
            <text:p>0.5158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66.19" calcext:value-type="float">
            <text:p>1366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167" calcext:value-type="float">
            <text:p>0.5051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03.13" calcext:value-type="float">
            <text:p>1103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967" calcext:value-type="float">
            <text:p>0.4959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10.018" calcext:value-type="float">
            <text:p>910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007" calcext:value-type="float">
            <text:p>0.488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66.807" calcext:value-type="float">
            <text:p>766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9" calcext:value-type="float">
            <text:p>0.481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59.668" calcext:value-type="float">
            <text:p>659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59" calcext:value-type="float">
            <text:p>0.475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78.894" calcext:value-type="float">
            <text:p>578.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85" calcext:value-type="float">
            <text:p>0.4697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17.567" calcext:value-type="float">
            <text:p>517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59" calcext:value-type="float">
            <text:p>0.465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70.698" calcext:value-type="float">
            <text:p>470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94" calcext:value-type="float">
            <text:p>0.4610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34.644" calcext:value-type="float">
            <text:p>434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12" calcext:value-type="float">
            <text:p>0.457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6.719" calcext:value-type="float">
            <text:p>406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52" calcext:value-type="float">
            <text:p>0.4543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84.921" calcext:value-type="float">
            <text:p>384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59" calcext:value-type="float">
            <text:p>0.451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67.751" calcext:value-type="float">
            <text:p>367.7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086" calcext:value-type="float">
            <text:p>0.4490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54.069" calcext:value-type="float">
            <text:p>354.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895" calcext:value-type="float">
            <text:p>0.4468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43.006" calcext:value-type="float">
            <text:p>343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5" calcext:value-type="float">
            <text:p>0.4449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33.891" calcext:value-type="float">
            <text:p>333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223" calcext:value-type="float">
            <text:p>0.443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6.2" calcext:value-type="float">
            <text:p>32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687" calcext:value-type="float">
            <text:p>0.4416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9.514" calcext:value-type="float">
            <text:p>319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321" calcext:value-type="float">
            <text:p>0.4403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3.492" calcext:value-type="float">
            <text:p>313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03" calcext:value-type="float">
            <text:p>0.4391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7.84" calcext:value-type="float">
            <text:p>307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18" calcext:value-type="float">
            <text:p>0.438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02.289" calcext:value-type="float">
            <text:p>302.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5" calcext:value-type="float">
            <text:p>0.437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96.569" calcext:value-type="float">
            <text:p>296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84" calcext:value-type="float">
            <text:p>0.436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0.369" calcext:value-type="float">
            <text:p>290.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08" calcext:value-type="float">
            <text:p>0.4354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3.298" calcext:value-type="float">
            <text:p>283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2" calcext:value-type="float">
            <text:p>0.434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74.91" calcext:value-type="float">
            <text:p>274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91" calcext:value-type="float">
            <text:p>0.434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65.11" calcext:value-type="float">
            <text:p>265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56" calcext:value-type="float">
            <text:p>0.433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56.233" calcext:value-type="float">
            <text:p>256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45" calcext:value-type="float">
            <text:p>0.4331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98" calcext:value-type="float">
            <text:p>0.4327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51.847" calcext:value-type="float">
            <text:p>251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9" calcext:value-type="float">
            <text:p>0.4324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4.149" calcext:value-type="float">
            <text:p>254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4" calcext:value-type="float">
            <text:p>0.432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8.272" calcext:value-type="float">
            <text:p>258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" calcext:value-type="float">
            <text:p>0.431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2" calcext:value-type="float">
            <text:p>0.431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69.669" calcext:value-type="float">
            <text:p>269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8" calcext:value-type="float">
            <text:p>0.431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76.137" calcext:value-type="float">
            <text:p>276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4" calcext:value-type="float">
            <text:p>0.4313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82.751" calcext:value-type="float">
            <text:p>282.7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" calcext:value-type="float">
            <text:p>0.431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89.329" calcext:value-type="float">
            <text:p>289.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2" calcext:value-type="float">
            <text:p>0.4310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95.741" calcext:value-type="float">
            <text:p>295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9" calcext:value-type="float">
            <text:p>0.4309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01.9" calcext:value-type="float">
            <text:p>301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9" calcext:value-type="float">
            <text:p>0.4308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07.747" calcext:value-type="float">
            <text:p>307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" calcext:value-type="float">
            <text:p>0.430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13.248" calcext:value-type="float">
            <text:p>313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72" calcext:value-type="float">
            <text:p>0.4306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8.387" calcext:value-type="float">
            <text:p>318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4" calcext:value-type="float">
            <text:p>0.4305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3111" calcext:value-type="float">
            <text:p>133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0585" calcext:value-type="float">
            <text:p>0.8805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8351.5" calcext:value-type="float">
            <text:p>5835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8822" calcext:value-type="float">
            <text:p>0.7988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984.8" calcext:value-type="float">
            <text:p>3298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4846" calcext:value-type="float">
            <text:p>0.7348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704.5" calcext:value-type="float">
            <text:p>2070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4942" calcext:value-type="float">
            <text:p>0.6849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875.8" calcext:value-type="float">
            <text:p>1387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368" calcext:value-type="float">
            <text:p>0.6453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747.9" calcext:value-type="float">
            <text:p>974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461" calcext:value-type="float">
            <text:p>0.613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104.11" calcext:value-type="float">
            <text:p>7104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361" calcext:value-type="float">
            <text:p>0.5873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336.06" calcext:value-type="float">
            <text:p>533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747" calcext:value-type="float">
            <text:p>0.5657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112.92" calcext:value-type="float">
            <text:p>4112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662" calcext:value-type="float">
            <text:p>0.5476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243.17" calcext:value-type="float">
            <text:p>324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397" calcext:value-type="float">
            <text:p>0.532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10.36" calcext:value-type="float">
            <text:p>2610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414" calcext:value-type="float">
            <text:p>0.5194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40.89" calcext:value-type="float">
            <text:p>2140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302" calcext:value-type="float">
            <text:p>0.5083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86.64" calcext:value-type="float">
            <text:p>1786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738" calcext:value-type="float">
            <text:p>0.4987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15.34" calcext:value-type="float">
            <text:p>1515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468" calcext:value-type="float">
            <text:p>0.4904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04.76" calcext:value-type="float">
            <text:p>1304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287" calcext:value-type="float">
            <text:p>0.4832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39.34" calcext:value-type="float">
            <text:p>1139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029" calcext:value-type="float">
            <text:p>0.4770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07.92" calcext:value-type="float">
            <text:p>1007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558" calcext:value-type="float">
            <text:p>0.471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02.427" calcext:value-type="float">
            <text:p>902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63" calcext:value-type="float">
            <text:p>0.4667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16.903" calcext:value-type="float">
            <text:p>816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549" calcext:value-type="float">
            <text:p>0.4625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46.901" calcext:value-type="float">
            <text:p>746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838" calcext:value-type="float">
            <text:p>0.4588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89.064" calcext:value-type="float">
            <text:p>689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564" calcext:value-type="float">
            <text:p>0.4555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40.826" calcext:value-type="float">
            <text:p>640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671" calcext:value-type="float">
            <text:p>0.4526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00.209" calcext:value-type="float">
            <text:p>600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1" calcext:value-type="float">
            <text:p>0.450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65.668" calcext:value-type="float">
            <text:p>565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41" calcext:value-type="float">
            <text:p>0.4478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35.993" calcext:value-type="float">
            <text:p>535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29" calcext:value-type="float">
            <text:p>0.4458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0.221" calcext:value-type="float">
            <text:p>510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41" calcext:value-type="float">
            <text:p>0.444041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87.588" calcext:value-type="float">
            <text:p>487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53" calcext:value-type="float">
            <text:p>0.4424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7.487" calcext:value-type="float">
            <text:p>467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4" calcext:value-type="float">
            <text:p>0.44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9.435" calcext:value-type="float">
            <text:p>449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84" calcext:value-type="float">
            <text:p>0.439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3.06" calcext:value-type="float">
            <text:p>433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66" calcext:value-type="float">
            <text:p>0.4386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8.088" calcext:value-type="float">
            <text:p>418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71" calcext:value-type="float">
            <text:p>0.4376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04.334" calcext:value-type="float">
            <text:p>404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87" calcext:value-type="float">
            <text:p>0.4367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1.694" calcext:value-type="float">
            <text:p>391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2" calcext:value-type="float">
            <text:p>0.4360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0.134" calcext:value-type="float">
            <text:p>380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06" calcext:value-type="float">
            <text:p>0.435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9.665" calcext:value-type="float">
            <text:p>369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89" calcext:value-type="float">
            <text:p>0.4346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0.321" calcext:value-type="float">
            <text:p>360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44" calcext:value-type="float">
            <text:p>0.4341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52.124" calcext:value-type="float">
            <text:p>352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62" calcext:value-type="float">
            <text:p>0.4336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45.07" calcext:value-type="float">
            <text:p>345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8" calcext:value-type="float">
            <text:p>0.4332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9.117" calcext:value-type="float">
            <text:p>339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5" calcext:value-type="float">
            <text:p>0.4328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34.194" calcext:value-type="float">
            <text:p>334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9" calcext:value-type="float">
            <text:p>0.4325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0.211" calcext:value-type="float">
            <text:p>330.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53" calcext:value-type="float">
            <text:p>0.4322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27.39" calcext:value-type="float">
            <text:p>327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05" calcext:value-type="float">
            <text:p>0.432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6.25" calcext:value-type="float">
            <text:p>326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4" calcext:value-type="float">
            <text:p>0.431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26.366" calcext:value-type="float">
            <text:p>326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7" calcext:value-type="float">
            <text:p>0.4315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7.378" calcext:value-type="float">
            <text:p>327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1" calcext:value-type="float">
            <text:p>0.4314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29.007" calcext:value-type="float">
            <text:p>329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4" calcext:value-type="float">
            <text:p>0.4312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31.043" calcext:value-type="float">
            <text:p>331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4" calcext:value-type="float">
            <text:p>0.431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33.328" calcext:value-type="float">
            <text:p>333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9" calcext:value-type="float">
            <text:p>0.4309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35.742" calcext:value-type="float">
            <text:p>335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7" calcext:value-type="float">
            <text:p>0.4308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38.198" calcext:value-type="float">
            <text:p>338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7" calcext:value-type="float">
            <text:p>0.4307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40.633" calcext:value-type="float">
            <text:p>340.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88" calcext:value-type="float">
            <text:p>0.4306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5746" calcext:value-type="float">
            <text:p>115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4182" calcext:value-type="float">
            <text:p>0.8941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0707.1" calcext:value-type="float">
            <text:p>5070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6936" calcext:value-type="float">
            <text:p>0.8069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013.6" calcext:value-type="float">
            <text:p>2901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032" calcext:value-type="float">
            <text:p>0.74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469.3" calcext:value-type="float">
            <text:p>18469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8855" calcext:value-type="float">
            <text:p>0.6888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564.5" calcext:value-type="float">
            <text:p>1256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8288" calcext:value-type="float">
            <text:p>0.6482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966.06" calcext:value-type="float">
            <text:p>8966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5718" calcext:value-type="float">
            <text:p>0.6157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641.34" calcext:value-type="float">
            <text:p>6641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9156" calcext:value-type="float">
            <text:p>0.589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072.61" calcext:value-type="float">
            <text:p>5072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211" calcext:value-type="float">
            <text:p>0.5672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977.26" calcext:value-type="float">
            <text:p>3977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881" calcext:value-type="float">
            <text:p>0.5488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190.95" calcext:value-type="float">
            <text:p>3190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43" calcext:value-type="float">
            <text:p>0.533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613.3" calcext:value-type="float">
            <text:p>261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304" calcext:value-type="float">
            <text:p>0.520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180.55" calcext:value-type="float">
            <text:p>2180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9079" calcext:value-type="float">
            <text:p>0.5090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50.81" calcext:value-type="float">
            <text:p>185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426" calcext:value-type="float">
            <text:p>0.499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95.82" calcext:value-type="float">
            <text:p>1595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083" calcext:value-type="float">
            <text:p>0.4910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96.03" calcext:value-type="float">
            <text:p>1396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843" calcext:value-type="float">
            <text:p>0.4838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37.66" calcext:value-type="float">
            <text:p>1237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536" calcext:value-type="float">
            <text:p>0.477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10.81" calcext:value-type="float">
            <text:p>111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024" calcext:value-type="float">
            <text:p>0.4720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08.25" calcext:value-type="float">
            <text:p>1008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195" calcext:value-type="float">
            <text:p>0.467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24.614" calcext:value-type="float">
            <text:p>924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952" calcext:value-type="float">
            <text:p>0.4629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55.888" calcext:value-type="float">
            <text:p>855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217" calcext:value-type="float">
            <text:p>0.4592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99.022" calcext:value-type="float">
            <text:p>799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923" calcext:value-type="float">
            <text:p>0.4559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51.675" calcext:value-type="float">
            <text:p>751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012" calcext:value-type="float">
            <text:p>0.4530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12.031" calcext:value-type="float">
            <text:p>712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436" calcext:value-type="float">
            <text:p>0.450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78.671" calcext:value-type="float">
            <text:p>678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55" calcext:value-type="float">
            <text:p>0.4481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50.474" calcext:value-type="float">
            <text:p>650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31" calcext:value-type="float">
            <text:p>0.4461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26.549" calcext:value-type="float">
            <text:p>626.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34" calcext:value-type="float">
            <text:p>0.444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06.179" calcext:value-type="float">
            <text:p>606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37" calcext:value-type="float">
            <text:p>0.442737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88.782" calcext:value-type="float">
            <text:p>588.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17" calcext:value-type="float">
            <text:p>0.4413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73.883" calcext:value-type="float">
            <text:p>573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53" calcext:value-type="float">
            <text:p>0.4400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61.087" calcext:value-type="float">
            <text:p>561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28" calcext:value-type="float">
            <text:p>0.4389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50.06" calcext:value-type="float">
            <text:p>550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26" calcext:value-type="float">
            <text:p>0.4379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40.516" calcext:value-type="float">
            <text:p>540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33" calcext:value-type="float">
            <text:p>0.4370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32.199" calcext:value-type="float">
            <text:p>532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38" calcext:value-type="float">
            <text:p>0.4362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24.874" calcext:value-type="float">
            <text:p>524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3" calcext:value-type="float">
            <text:p>0.43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18.314" calcext:value-type="float">
            <text:p>518.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" calcext:value-type="float">
            <text:p>0.43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12.284" calcext:value-type="float">
            <text:p>512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4" calcext:value-type="float">
            <text:p>0.434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06.529" calcext:value-type="float">
            <text:p>506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43" calcext:value-type="float">
            <text:p>0.4338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00.75" calcext:value-type="float">
            <text:p>500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04" calcext:value-type="float">
            <text:p>0.4334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94.58" calcext:value-type="float">
            <text:p>49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18" calcext:value-type="float">
            <text:p>0.433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7.592" calcext:value-type="float">
            <text:p>487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81" calcext:value-type="float">
            <text:p>0.4326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79.473" calcext:value-type="float">
            <text:p>479.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86" calcext:value-type="float">
            <text:p>0.4323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70.418" calcext:value-type="float">
            <text:p>470.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25" calcext:value-type="float">
            <text:p>0.432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1.034" calcext:value-type="float">
            <text:p>461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2" calcext:value-type="float">
            <text:p>0.4318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51.844" calcext:value-type="float">
            <text:p>451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4" calcext:value-type="float">
            <text:p>0.4316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43.147" calcext:value-type="float">
            <text:p>443.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" calcext:value-type="float">
            <text:p>0.43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35.079" calcext:value-type="float">
            <text:p>435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6" calcext:value-type="float">
            <text:p>0.4313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27.683" calcext:value-type="float">
            <text:p>427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2" calcext:value-type="float">
            <text:p>0.431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20.951" calcext:value-type="float">
            <text:p>420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5" calcext:value-type="float">
            <text:p>0.4310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14.85" calcext:value-type="float">
            <text:p>414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3" calcext:value-type="float">
            <text:p>0.4309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9.332" calcext:value-type="float">
            <text:p>409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5" calcext:value-type="float">
            <text:p>0.4308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04.35" calcext:value-type="float">
            <text:p>404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" calcext:value-type="float">
            <text:p>0.43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67.04" calcext:value-type="float">
            <text:p>1767.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07311" calcext:value-type="float">
            <text:p>0.207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7678.6" calcext:value-type="float">
            <text:p>3767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477" calcext:value-type="float">
            <text:p>0.7954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332.1" calcext:value-type="float">
            <text:p>2133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1758" calcext:value-type="float">
            <text:p>0.7317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368.1" calcext:value-type="float">
            <text:p>1336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2226" calcext:value-type="float">
            <text:p>0.6822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928.62" calcext:value-type="float">
            <text:p>8928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3011" calcext:value-type="float">
            <text:p>0.643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247.32" calcext:value-type="float">
            <text:p>6247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1424" calcext:value-type="float">
            <text:p>0.6114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535.83" calcext:value-type="float">
            <text:p>4535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5603" calcext:value-type="float">
            <text:p>0.5856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397.51" calcext:value-type="float">
            <text:p>3397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423" calcext:value-type="float">
            <text:p>0.564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615.68" calcext:value-type="float">
            <text:p>2615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6351" calcext:value-type="float">
            <text:p>0.5463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64.64" calcext:value-type="float">
            <text:p>2064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263" calcext:value-type="float">
            <text:p>0.5312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67.85" calcext:value-type="float">
            <text:p>1667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8433" calcext:value-type="float">
            <text:p>0.518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76.96" calcext:value-type="float">
            <text:p>1376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452" calcext:value-type="float">
            <text:p>0.5074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002" calcext:value-type="float">
            <text:p>0.4980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97.071" calcext:value-type="float">
            <text:p>997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83" calcext:value-type="float">
            <text:p>0.489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72.441" calcext:value-type="float">
            <text:p>872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735" calcext:value-type="float">
            <text:p>0.482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76.404" calcext:value-type="float">
            <text:p>776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551" calcext:value-type="float">
            <text:p>0.4765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01.768" calcext:value-type="float">
            <text:p>701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146" calcext:value-type="float">
            <text:p>0.4711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43.341" calcext:value-type="float">
            <text:p>643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407" calcext:value-type="float">
            <text:p>0.4664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97.33" calcext:value-type="float">
            <text:p>597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243" calcext:value-type="float">
            <text:p>0.4622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60.931" calcext:value-type="float">
            <text:p>560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577" calcext:value-type="float">
            <text:p>0.458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32.049" calcext:value-type="float">
            <text:p>532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42" calcext:value-type="float">
            <text:p>0.4553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09.102" calcext:value-type="float">
            <text:p>509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483" calcext:value-type="float">
            <text:p>0.4524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90.892" calcext:value-type="float">
            <text:p>490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953" calcext:value-type="float">
            <text:p>0.4499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76.499" calcext:value-type="float">
            <text:p>476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712" calcext:value-type="float">
            <text:p>0.4477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65.214" calcext:value-type="float">
            <text:p>465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723" calcext:value-type="float">
            <text:p>0.445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6.49" calcext:value-type="float">
            <text:p>456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58" calcext:value-type="float">
            <text:p>0.4439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49.898" calcext:value-type="float">
            <text:p>449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88" calcext:value-type="float">
            <text:p>0.4423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45.101" calcext:value-type="float">
            <text:p>445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92" calcext:value-type="float">
            <text:p>0.44099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441.834" calcext:value-type="float">
            <text:p>441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5" calcext:value-type="float">
            <text:p>0.439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9.885" calcext:value-type="float">
            <text:p>439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44" calcext:value-type="float">
            <text:p>0.4386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39.078" calcext:value-type="float">
            <text:p>439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59" calcext:value-type="float">
            <text:p>0.437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39.268" calcext:value-type="float">
            <text:p>439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81" calcext:value-type="float">
            <text:p>0.4367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0.328" calcext:value-type="float">
            <text:p>440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98" calcext:value-type="float">
            <text:p>0.435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42.14" calcext:value-type="float">
            <text:p>442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01" calcext:value-type="float">
            <text:p>0.4353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44.589" calcext:value-type="float">
            <text:p>444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79" calcext:value-type="float">
            <text:p>0.4346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47.555" calcext:value-type="float">
            <text:p>447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25" calcext:value-type="float">
            <text:p>0.434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0.908" calcext:value-type="float">
            <text:p>450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33" calcext:value-type="float">
            <text:p>0.4336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4.502" calcext:value-type="float">
            <text:p>454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94" calcext:value-type="float">
            <text:p>0.4331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8.173" calcext:value-type="float">
            <text:p>458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05" calcext:value-type="float">
            <text:p>0.4328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61.739" calcext:value-type="float">
            <text:p>461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59" calcext:value-type="float">
            <text:p>0.4324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65.006" calcext:value-type="float">
            <text:p>465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4" calcext:value-type="float">
            <text:p>0.432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67.768" calcext:value-type="float">
            <text:p>467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84" calcext:value-type="float">
            <text:p>0.4318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69.817" calcext:value-type="float">
            <text:p>469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48" calcext:value-type="float">
            <text:p>0.4316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70.947" calcext:value-type="float">
            <text:p>470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4" calcext:value-type="float">
            <text:p>0.431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70.943" calcext:value-type="float">
            <text:p>470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9" calcext:value-type="float">
            <text:p>0.4312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69.561" calcext:value-type="float">
            <text:p>469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66.42" calcext:value-type="float">
            <text:p>466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4" calcext:value-type="float">
            <text:p>0.431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60.632" calcext:value-type="float">
            <text:p>460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3" calcext:value-type="float">
            <text:p>0.4309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2.524" calcext:value-type="float">
            <text:p>452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36" calcext:value-type="float">
            <text:p>0.4309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44.201" calcext:value-type="float">
            <text:p>444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7" calcext:value-type="float">
            <text:p>0.4308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36.286" calcext:value-type="float">
            <text:p>436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9" calcext:value-type="float">
            <text:p>0.4307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013" calcext:value-type="float">
            <text:p>62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706" calcext:value-type="float">
            <text:p>0.867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295.2" calcext:value-type="float">
            <text:p>2629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661" calcext:value-type="float">
            <text:p>0.786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529.1" calcext:value-type="float">
            <text:p>1452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4869" calcext:value-type="float">
            <text:p>0.7248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853.65" calcext:value-type="float">
            <text:p>8853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6787" calcext:value-type="float">
            <text:p>0.6767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737.94" calcext:value-type="float">
            <text:p>5737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647" calcext:value-type="float">
            <text:p>0.6386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893.38" calcext:value-type="float">
            <text:p>3893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875" calcext:value-type="float">
            <text:p>0.607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744.38" calcext:value-type="float">
            <text:p>2744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683" calcext:value-type="float">
            <text:p>0.5826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01.87" calcext:value-type="float">
            <text:p>2001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804" calcext:value-type="float">
            <text:p>0.561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08.68" calcext:value-type="float">
            <text:p>1508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4319" calcext:value-type="float">
            <text:p>0.5443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74.2" calcext:value-type="float">
            <text:p>117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55" calcext:value-type="float">
            <text:p>0.529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943.741" calcext:value-type="float">
            <text:p>943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98" calcext:value-type="float">
            <text:p>0.51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83.094" calcext:value-type="float">
            <text:p>783.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215" calcext:value-type="float">
            <text:p>0.506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70.207" calcext:value-type="float">
            <text:p>670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945" calcext:value-type="float">
            <text:p>0.496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90.512" calcext:value-type="float">
            <text:p>590.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925" calcext:value-type="float">
            <text:p>0.4889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34.182" calcext:value-type="float">
            <text:p>534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958" calcext:value-type="float">
            <text:p>0.481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94.472" calcext:value-type="float">
            <text:p>494.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884" calcext:value-type="float">
            <text:p>0.4758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66.682" calcext:value-type="float">
            <text:p>466.6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572" calcext:value-type="float">
            <text:p>0.4705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47.496" calcext:value-type="float">
            <text:p>447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915" calcext:value-type="float">
            <text:p>0.4659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34.551" calcext:value-type="float">
            <text:p>434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821" calcext:value-type="float">
            <text:p>0.4618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26.148" calcext:value-type="float">
            <text:p>426.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215" calcext:value-type="float">
            <text:p>0.4582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21.053" calcext:value-type="float">
            <text:p>421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33" calcext:value-type="float">
            <text:p>0.4550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8.37" calcext:value-type="float">
            <text:p>418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21" calcext:value-type="float">
            <text:p>0.4522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17.442" calcext:value-type="float">
            <text:p>417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32" calcext:value-type="float">
            <text:p>0.4497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17.787" calcext:value-type="float">
            <text:p>417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27" calcext:value-type="float">
            <text:p>0.447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19.051" calcext:value-type="float">
            <text:p>419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7" calcext:value-type="float">
            <text:p>0.445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20.97" calcext:value-type="float">
            <text:p>420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32" calcext:value-type="float">
            <text:p>0.4438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23.353" calcext:value-type="float">
            <text:p>423.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87" calcext:value-type="float">
            <text:p>0.4422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26.055" calcext:value-type="float">
            <text:p>426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13" calcext:value-type="float">
            <text:p>0.4409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28.967" calcext:value-type="float">
            <text:p>428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9" calcext:value-type="float">
            <text:p>0.43969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432.007" calcext:value-type="float">
            <text:p>432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01" calcext:value-type="float">
            <text:p>0.4386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5.109" calcext:value-type="float">
            <text:p>435.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31" calcext:value-type="float">
            <text:p>0.4376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8.217" calcext:value-type="float">
            <text:p>438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67" calcext:value-type="float">
            <text:p>0.4367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41.281" calcext:value-type="float">
            <text:p>441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96" calcext:value-type="float">
            <text:p>0.4359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4.253" calcext:value-type="float">
            <text:p>444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" calcext:value-type="float">
            <text:p>0.435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47.082" calcext:value-type="float">
            <text:p>447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98" calcext:value-type="float">
            <text:p>0.434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49.713" calcext:value-type="float">
            <text:p>449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53" calcext:value-type="float">
            <text:p>0.4341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2.083" calcext:value-type="float">
            <text:p>452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67" calcext:value-type="float">
            <text:p>0.433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54.123" calcext:value-type="float">
            <text:p>454.1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6" calcext:value-type="float">
            <text:p>0.4332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55.753" calcext:value-type="float">
            <text:p>455.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2" calcext:value-type="float">
            <text:p>0.4328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6.887" calcext:value-type="float">
            <text:p>456.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3" calcext:value-type="float">
            <text:p>0.4325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7.434" calcext:value-type="float">
            <text:p>457.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3" calcext:value-type="float">
            <text:p>0.4322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57.296" calcext:value-type="float">
            <text:p>457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" calcext:value-type="float">
            <text:p>0.431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6.373" calcext:value-type="float">
            <text:p>456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1" calcext:value-type="float">
            <text:p>0.4317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54.565" calcext:value-type="float">
            <text:p>454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5" calcext:value-type="float">
            <text:p>0.4315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51.769" calcext:value-type="float">
            <text:p>451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2" calcext:value-type="float">
            <text:p>0.4313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47.863" calcext:value-type="float">
            <text:p>447.8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4" calcext:value-type="float">
            <text:p>0.4312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42.62" calcext:value-type="float">
            <text:p>442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6" calcext:value-type="float">
            <text:p>0.4311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35.306" calcext:value-type="float">
            <text:p>435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9" calcext:value-type="float">
            <text:p>0.4311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27.026" calcext:value-type="float">
            <text:p>427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79" calcext:value-type="float">
            <text:p>0.4310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19.842" calcext:value-type="float">
            <text:p>419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7" calcext:value-type="float">
            <text:p>0.4309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13.664" calcext:value-type="float">
            <text:p>413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9" calcext:value-type="float">
            <text:p>0.4308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498.5" calcext:value-type="float">
            <text:p>4549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574" calcext:value-type="float">
            <text:p>0.845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101.6" calcext:value-type="float">
            <text:p>2010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2031" calcext:value-type="float">
            <text:p>0.7720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265.7" calcext:value-type="float">
            <text:p>1126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4336" calcext:value-type="float">
            <text:p>0.714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908.7" calcext:value-type="float">
            <text:p>6908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8894" calcext:value-type="float">
            <text:p>0.6688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489.35" calcext:value-type="float">
            <text:p>4489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565" calcext:value-type="float">
            <text:p>0.6325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49.54" calcext:value-type="float">
            <text:p>3049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083" calcext:value-type="float">
            <text:p>0.603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151.97" calcext:value-type="float">
            <text:p>2151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84" calcext:value-type="float">
            <text:p>0.578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73.65" calcext:value-type="float">
            <text:p>1573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679" calcext:value-type="float">
            <text:p>0.5586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75" calcext:value-type="float">
            <text:p>0.541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935.6" calcext:value-type="float">
            <text:p>93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417" calcext:value-type="float">
            <text:p>0.5274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61.317" calcext:value-type="float">
            <text:p>761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197" calcext:value-type="float">
            <text:p>0.515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641.94" calcext:value-type="float">
            <text:p>641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716" calcext:value-type="float">
            <text:p>0.5047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59.919" calcext:value-type="float">
            <text:p>559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679" calcext:value-type="float">
            <text:p>0.4956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03.649" calcext:value-type="float">
            <text:p>503.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852" calcext:value-type="float">
            <text:p>0.4878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5.308" calcext:value-type="float">
            <text:p>465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47" calcext:value-type="float">
            <text:p>0.481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39.538" calcext:value-type="float">
            <text:p>439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1" calcext:value-type="float">
            <text:p>0.47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22.615" calcext:value-type="float">
            <text:p>422.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915" calcext:value-type="float">
            <text:p>0.4699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11.923" calcext:value-type="float">
            <text:p>411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58" calcext:value-type="float">
            <text:p>0.4653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5.608" calcext:value-type="float">
            <text:p>405.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5" calcext:value-type="float">
            <text:p>0.46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02.343" calcext:value-type="float">
            <text:p>402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19" calcext:value-type="float">
            <text:p>0.4578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1.174" calcext:value-type="float">
            <text:p>401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03" calcext:value-type="float">
            <text:p>0.4547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01.412" calcext:value-type="float">
            <text:p>401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49" calcext:value-type="float">
            <text:p>0.451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2.555" calcext:value-type="float">
            <text:p>402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11" calcext:value-type="float">
            <text:p>0.449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04.239" calcext:value-type="float">
            <text:p>404.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51" calcext:value-type="float">
            <text:p>0.4473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06.198" calcext:value-type="float">
            <text:p>406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35" calcext:value-type="float">
            <text:p>0.445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8.234" calcext:value-type="float">
            <text:p>408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34" calcext:value-type="float">
            <text:p>0.4437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10.202" calcext:value-type="float">
            <text:p>410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24" calcext:value-type="float">
            <text:p>0.442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11.993" calcext:value-type="float">
            <text:p>411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81" calcext:value-type="float">
            <text:p>0.4408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13.522" calcext:value-type="float">
            <text:p>413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88" calcext:value-type="float">
            <text:p>0.4396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14.722" calcext:value-type="float">
            <text:p>414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27" calcext:value-type="float">
            <text:p>0.43862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415.536" calcext:value-type="float">
            <text:p>415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85" calcext:value-type="float">
            <text:p>0.4376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5.91" calcext:value-type="float">
            <text:p>415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47" calcext:value-type="float">
            <text:p>0.4368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15.794" calcext:value-type="float">
            <text:p>415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04" calcext:value-type="float">
            <text:p>0.4361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5.134" calcext:value-type="float">
            <text:p>415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46" calcext:value-type="float">
            <text:p>0.4354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3.87" calcext:value-type="float">
            <text:p>41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65" calcext:value-type="float">
            <text:p>0.4348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1.939" calcext:value-type="float">
            <text:p>411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54" calcext:value-type="float">
            <text:p>0.4343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9.28" calcext:value-type="float">
            <text:p>409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08" calcext:value-type="float">
            <text:p>0.4339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5.864" calcext:value-type="float">
            <text:p>405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2" calcext:value-type="float">
            <text:p>0.4335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1.742" calcext:value-type="float">
            <text:p>401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87" calcext:value-type="float">
            <text:p>0.4331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97.081" calcext:value-type="float">
            <text:p>397.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6" calcext:value-type="float">
            <text:p>0.432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92.101" calcext:value-type="float">
            <text:p>392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42" calcext:value-type="float">
            <text:p>0.4326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86.969" calcext:value-type="float">
            <text:p>386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23" calcext:value-type="float">
            <text:p>0.4324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1.719" calcext:value-type="float">
            <text:p>381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4" calcext:value-type="float">
            <text:p>0.4322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76.46" calcext:value-type="float">
            <text:p>376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7" calcext:value-type="float">
            <text:p>0.432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2.409" calcext:value-type="float">
            <text:p>372.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2" calcext:value-type="float">
            <text:p>0.4318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69.468" calcext:value-type="float">
            <text:p>369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1" calcext:value-type="float">
            <text:p>0.4316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67.383" calcext:value-type="float">
            <text:p>367.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1" calcext:value-type="float">
            <text:p>0.4314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65.955" calcext:value-type="float">
            <text:p>365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1" calcext:value-type="float">
            <text:p>0.4312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65.026" calcext:value-type="float">
            <text:p>365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8" calcext:value-type="float">
            <text:p>0.431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64.475" calcext:value-type="float">
            <text:p>364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" calcext:value-type="float">
            <text:p>0.43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64.206" calcext:value-type="float">
            <text:p>364.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6" calcext:value-type="float">
            <text:p>0.4308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941.4" calcext:value-type="float">
            <text:p>3394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9533" calcext:value-type="float">
            <text:p>0.8295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298.8" calcext:value-type="float">
            <text:p>1629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1188" calcext:value-type="float">
            <text:p>0.7611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777.2" calcext:value-type="float">
            <text:p>977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6172" calcext:value-type="float">
            <text:p>0.7061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365.93" calcext:value-type="float">
            <text:p>6365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2509" calcext:value-type="float">
            <text:p>0.6625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383.1" calcext:value-type="float">
            <text:p>4383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7453" calcext:value-type="float">
            <text:p>0.6274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153.52" calcext:value-type="float">
            <text:p>3153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921" calcext:value-type="float">
            <text:p>0.5989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355.4" calcext:value-type="float">
            <text:p>235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5407" calcext:value-type="float">
            <text:p>0.5754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819.11" calcext:value-type="float">
            <text:p>1819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817" calcext:value-type="float">
            <text:p>0.5558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48.76" calcext:value-type="float">
            <text:p>1448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343" calcext:value-type="float">
            <text:p>0.539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87.26" calcext:value-type="float">
            <text:p>1187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379" calcext:value-type="float">
            <text:p>0.5253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999.154" calcext:value-type="float">
            <text:p>999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462" calcext:value-type="float">
            <text:p>0.5134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61.698" calcext:value-type="float">
            <text:p>861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231" calcext:value-type="float">
            <text:p>0.5032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59.87" calcext:value-type="float">
            <text:p>759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404" calcext:value-type="float">
            <text:p>0.4944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683.515" calcext:value-type="float">
            <text:p>683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754" calcext:value-type="float">
            <text:p>0.486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25.627" calcext:value-type="float">
            <text:p>625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" calcext:value-type="float">
            <text:p>0.48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81.285" calcext:value-type="float">
            <text:p>581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292" calcext:value-type="float">
            <text:p>0.4742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46.979" calcext:value-type="float">
            <text:p>546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208" calcext:value-type="float">
            <text:p>0.4692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20.164" calcext:value-type="float">
            <text:p>520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746" calcext:value-type="float">
            <text:p>0.4647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8.979" calcext:value-type="float">
            <text:p>498.9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23" calcext:value-type="float">
            <text:p>0.4608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82.04" calcext:value-type="float">
            <text:p>48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66" calcext:value-type="float">
            <text:p>0.4573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68.305" calcext:value-type="float">
            <text:p>468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15" calcext:value-type="float">
            <text:p>0.4543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56.985" calcext:value-type="float">
            <text:p>456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619" calcext:value-type="float">
            <text:p>0.4516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47.469" calcext:value-type="float">
            <text:p>447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234" calcext:value-type="float">
            <text:p>0.449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39.276" calcext:value-type="float">
            <text:p>439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21" calcext:value-type="float">
            <text:p>0.447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32.022" calcext:value-type="float">
            <text:p>432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49" calcext:value-type="float">
            <text:p>0.4452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25.392" calcext:value-type="float">
            <text:p>425.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59" calcext:value-type="float">
            <text:p>0.443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419.116" calcext:value-type="float">
            <text:p>419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2" calcext:value-type="float">
            <text:p>0.442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12.956" calcext:value-type="float">
            <text:p>412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18" calcext:value-type="float">
            <text:p>0.4408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06.695" calcext:value-type="float">
            <text:p>406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67" calcext:value-type="float">
            <text:p>0.439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00.128" calcext:value-type="float">
            <text:p>400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52" calcext:value-type="float">
            <text:p>0.4386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93.082" calcext:value-type="float">
            <text:p>393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61" calcext:value-type="float">
            <text:p>0.437761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85.456" calcext:value-type="float">
            <text:p>385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81" calcext:value-type="float">
            <text:p>0.4369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7.325" calcext:value-type="float">
            <text:p>377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97" calcext:value-type="float">
            <text:p>0.4362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9.014" calcext:value-type="float">
            <text:p>369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91" calcext:value-type="float">
            <text:p>0.435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1.017" calcext:value-type="float">
            <text:p>361.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45" calcext:value-type="float">
            <text:p>0.4351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53.767" calcext:value-type="float">
            <text:p>353.7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49" calcext:value-type="float">
            <text:p>0.434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7.515" calcext:value-type="float">
            <text:p>347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97" calcext:value-type="float">
            <text:p>0.4341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2.332" calcext:value-type="float">
            <text:p>342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89" calcext:value-type="float">
            <text:p>0.4337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38.176" calcext:value-type="float">
            <text:p>338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2" calcext:value-type="float">
            <text:p>0.433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34.944" calcext:value-type="float">
            <text:p>334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89" calcext:value-type="float">
            <text:p>0.4330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32.507" calcext:value-type="float">
            <text:p>332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94" calcext:value-type="float">
            <text:p>0.4327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30.733" calcext:value-type="float">
            <text:p>33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2" calcext:value-type="float">
            <text:p>0.4325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9.718" calcext:value-type="float">
            <text:p>329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66" calcext:value-type="float">
            <text:p>0.4322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29.819" calcext:value-type="float">
            <text:p>329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7" calcext:value-type="float">
            <text:p>0.432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30.744" calcext:value-type="float">
            <text:p>330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4" calcext:value-type="float">
            <text:p>0.4317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32.238" calcext:value-type="float">
            <text:p>332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6" calcext:value-type="float">
            <text:p>0.4315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34.108" calcext:value-type="float">
            <text:p>334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9" calcext:value-type="float">
            <text:p>0.4314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36.208" calcext:value-type="float">
            <text:p>336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1" calcext:value-type="float">
            <text:p>0.4312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38.428" calcext:value-type="float">
            <text:p>338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" calcext:value-type="float">
            <text:p>0.431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40.689" calcext:value-type="float">
            <text:p>340.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4" calcext:value-type="float">
            <text:p>0.4309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42.931" calcext:value-type="float">
            <text:p>342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2" calcext:value-type="float">
            <text:p>0.4308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077.6" calcext:value-type="float">
            <text:p>31077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7987" calcext:value-type="float">
            <text:p>0.827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160.2" calcext:value-type="float">
            <text:p>1616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7834" calcext:value-type="float">
            <text:p>0.7578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997.01" calcext:value-type="float">
            <text:p>9997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2754" calcext:value-type="float">
            <text:p>0.7027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733.61" calcext:value-type="float">
            <text:p>6733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9375" calcext:value-type="float">
            <text:p>0.659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04.58" calcext:value-type="float">
            <text:p>480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4671" calcext:value-type="float">
            <text:p>0.6246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583.1" calcext:value-type="float">
            <text:p>3583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6477" calcext:value-type="float">
            <text:p>0.5964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770.75" calcext:value-type="float">
            <text:p>2770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3266" calcext:value-type="float">
            <text:p>0.573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209.82" calcext:value-type="float">
            <text:p>2209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3941" calcext:value-type="float">
            <text:p>0.5539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10.66" calcext:value-type="float">
            <text:p>181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7695" calcext:value-type="float">
            <text:p>0.5376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19.48" calcext:value-type="float">
            <text:p>1519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3927" calcext:value-type="float">
            <text:p>0.5239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02.55" calcext:value-type="float">
            <text:p>1302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178" calcext:value-type="float">
            <text:p>0.512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137.99" calcext:value-type="float">
            <text:p>1137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092" calcext:value-type="float">
            <text:p>0.5020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11.16" calcext:value-type="float">
            <text:p>1011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389" calcext:value-type="float">
            <text:p>0.493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12.025" calcext:value-type="float">
            <text:p>912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846" calcext:value-type="float">
            <text:p>0.4858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33.547" calcext:value-type="float">
            <text:p>833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284" calcext:value-type="float">
            <text:p>0.4792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70.701" calcext:value-type="float">
            <text:p>770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555" calcext:value-type="float">
            <text:p>0.4735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19.835" calcext:value-type="float">
            <text:p>719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541" calcext:value-type="float">
            <text:p>0.4685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78.252" calcext:value-type="float">
            <text:p>678.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139" calcext:value-type="float">
            <text:p>0.4641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43.934" calcext:value-type="float">
            <text:p>643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268" calcext:value-type="float">
            <text:p>0.4602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15.35" calcext:value-type="float">
            <text:p>615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856" calcext:value-type="float">
            <text:p>0.456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91.322" calcext:value-type="float">
            <text:p>591.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843" calcext:value-type="float">
            <text:p>0.453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70.933" calcext:value-type="float">
            <text:p>570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18" calcext:value-type="float">
            <text:p>0.45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53.462" calcext:value-type="float">
            <text:p>553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822" calcext:value-type="float">
            <text:p>0.4488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38.326" calcext:value-type="float">
            <text:p>538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733" calcext:value-type="float">
            <text:p>0.4467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25.053" calcext:value-type="float">
            <text:p>525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88" calcext:value-type="float">
            <text:p>0.44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3.245" calcext:value-type="float">
            <text:p>513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236" calcext:value-type="float">
            <text:p>0.4432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02.554" calcext:value-type="float">
            <text:p>502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777" calcext:value-type="float">
            <text:p>0.4417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92.663" calcext:value-type="float">
            <text:p>492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481" calcext:value-type="float">
            <text:p>0.4404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83.252" calcext:value-type="float">
            <text:p>483.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333" calcext:value-type="float">
            <text:p>0.439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73.957" calcext:value-type="float">
            <text:p>473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18" calcext:value-type="float">
            <text:p>0.4383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4.281" calcext:value-type="float">
            <text:p>464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26" calcext:value-type="float">
            <text:p>0.4374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53.427" calcext:value-type="float">
            <text:p>453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58" calcext:value-type="float">
            <text:p>0.43665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440.477" calcext:value-type="float">
            <text:p>440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4" calcext:value-type="float">
            <text:p>0.436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6.319" calcext:value-type="float">
            <text:p>426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11" calcext:value-type="float">
            <text:p>0.4354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2.854" calcext:value-type="float">
            <text:p>412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62" calcext:value-type="float">
            <text:p>0.4348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0.973" calcext:value-type="float">
            <text:p>400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6" calcext:value-type="float">
            <text:p>0.434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0.888" calcext:value-type="float">
            <text:p>390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07" calcext:value-type="float">
            <text:p>0.4339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2.526" calcext:value-type="float">
            <text:p>382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9" calcext:value-type="float">
            <text:p>0.4334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5.711" calcext:value-type="float">
            <text:p>375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3" calcext:value-type="float">
            <text:p>0.4331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0.229" calcext:value-type="float">
            <text:p>370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05" calcext:value-type="float">
            <text:p>0.4328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65.873" calcext:value-type="float">
            <text:p>365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3" calcext:value-type="float">
            <text:p>0.4325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62.449" calcext:value-type="float">
            <text:p>362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53" calcext:value-type="float">
            <text:p>0.4322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59.787" calcext:value-type="float">
            <text:p>359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1" calcext:value-type="float">
            <text:p>0.432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57.742" calcext:value-type="float">
            <text:p>357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15" calcext:value-type="float">
            <text:p>0.4318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56.193" calcext:value-type="float">
            <text:p>356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3" calcext:value-type="float">
            <text:p>0.4316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55.112" calcext:value-type="float">
            <text:p>355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59" calcext:value-type="float">
            <text:p>0.431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54.639" calcext:value-type="float">
            <text:p>354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97" calcext:value-type="float">
            <text:p>0.4312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54.631" calcext:value-type="float">
            <text:p>354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2" calcext:value-type="float">
            <text:p>0.4311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54.958" calcext:value-type="float">
            <text:p>354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2" calcext:value-type="float">
            <text:p>0.4310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55.516" calcext:value-type="float">
            <text:p>355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7" calcext:value-type="float">
            <text:p>0.4309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56.229" calcext:value-type="float">
            <text:p>356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4" calcext:value-type="float">
            <text:p>0.430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387.9" calcext:value-type="float">
            <text:p>2738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33342" calcext:value-type="float">
            <text:p>0.8333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885.2" calcext:value-type="float">
            <text:p>1388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1625" calcext:value-type="float">
            <text:p>0.761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481.64" calcext:value-type="float">
            <text:p>8481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5661" calcext:value-type="float">
            <text:p>0.7056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672.01" calcext:value-type="float">
            <text:p>5672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1681" calcext:value-type="float">
            <text:p>0.661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033.11" calcext:value-type="float">
            <text:p>4033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6541" calcext:value-type="float">
            <text:p>0.6265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006.39" calcext:value-type="float">
            <text:p>3006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019" calcext:value-type="float">
            <text:p>0.5980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329.79" calcext:value-type="float">
            <text:p>2329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4554" calcext:value-type="float">
            <text:p>0.5745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866.4" calcext:value-type="float">
            <text:p>186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028" calcext:value-type="float">
            <text:p>0.5550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39.12" calcext:value-type="float">
            <text:p>1539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862" calcext:value-type="float">
            <text:p>0.538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02.08" calcext:value-type="float">
            <text:p>1302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721" calcext:value-type="float">
            <text:p>0.5247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26.71" calcext:value-type="float">
            <text:p>1126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862" calcext:value-type="float">
            <text:p>0.5128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94.581" calcext:value-type="float">
            <text:p>994.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685" calcext:value-type="float">
            <text:p>0.5026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93.456" calcext:value-type="float">
            <text:p>893.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905" calcext:value-type="float">
            <text:p>0.4939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814.982" calcext:value-type="float">
            <text:p>814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297" calcext:value-type="float">
            <text:p>0.4862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753.336" calcext:value-type="float">
            <text:p>753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679" calcext:value-type="float">
            <text:p>0.4796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704.382" calcext:value-type="float">
            <text:p>704.3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902" calcext:value-type="float">
            <text:p>0.4739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65.127" calcext:value-type="float">
            <text:p>665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845" calcext:value-type="float">
            <text:p>0.4688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33.377" calcext:value-type="float">
            <text:p>633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406" calcext:value-type="float">
            <text:p>0.464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07.499" calcext:value-type="float">
            <text:p>607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501" calcext:value-type="float">
            <text:p>0.4605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86.261" calcext:value-type="float">
            <text:p>586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059" calcext:value-type="float">
            <text:p>0.4570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68.726" calcext:value-type="float">
            <text:p>568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02" calcext:value-type="float">
            <text:p>0.454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54.172" calcext:value-type="float">
            <text:p>554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332" calcext:value-type="float">
            <text:p>0.4513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42.037" calcext:value-type="float">
            <text:p>542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51" calcext:value-type="float">
            <text:p>0.4489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31.878" calcext:value-type="float">
            <text:p>531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84" calcext:value-type="float">
            <text:p>0.44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23.346" calcext:value-type="float">
            <text:p>523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66" calcext:value-type="float">
            <text:p>0.4449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6.158" calcext:value-type="float">
            <text:p>516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510.084" calcext:value-type="float">
            <text:p>510.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19" calcext:value-type="float">
            <text:p>0.4418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04.934" calcext:value-type="float">
            <text:p>504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" calcext:value-type="float">
            <text:p>0.44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00.548" calcext:value-type="float">
            <text:p>500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326" calcext:value-type="float">
            <text:p>0.4393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96.788" calcext:value-type="float">
            <text:p>496.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279" calcext:value-type="float">
            <text:p>0.438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93.529" calcext:value-type="float">
            <text:p>493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346" calcext:value-type="float">
            <text:p>0.4373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0.656" calcext:value-type="float">
            <text:p>490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13" calcext:value-type="float">
            <text:p>0.4365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88.056" calcext:value-type="float">
            <text:p>488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71" calcext:value-type="float">
            <text:p>0.435771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85.618" calcext:value-type="float">
            <text:p>485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08" calcext:value-type="float">
            <text:p>0.435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3.223" calcext:value-type="float">
            <text:p>483.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17" calcext:value-type="float">
            <text:p>0.4345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80.742" calcext:value-type="float">
            <text:p>480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9" calcext:value-type="float">
            <text:p>0.433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78.036" calcext:value-type="float">
            <text:p>478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2" calcext:value-type="float">
            <text:p>0.4335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74.951" calcext:value-type="float">
            <text:p>474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06" calcext:value-type="float">
            <text:p>0.4331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1.325" calcext:value-type="float">
            <text:p>471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4" calcext:value-type="float">
            <text:p>0.432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6.993" calcext:value-type="float">
            <text:p>466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2" calcext:value-type="float">
            <text:p>0.432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1.814" calcext:value-type="float">
            <text:p>461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47" calcext:value-type="float">
            <text:p>0.4321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5.738" calcext:value-type="float">
            <text:p>455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9" calcext:value-type="float">
            <text:p>0.4319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8.958" calcext:value-type="float">
            <text:p>448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7" calcext:value-type="float">
            <text:p>0.4317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1.892" calcext:value-type="float">
            <text:p>441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5" calcext:value-type="float">
            <text:p>0.4315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34.913" calcext:value-type="float">
            <text:p>434.9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28.241" calcext:value-type="float">
            <text:p>428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8" calcext:value-type="float">
            <text:p>0.4312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21.981" calcext:value-type="float">
            <text:p>421.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1" calcext:value-type="float">
            <text:p>0.4311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16.179" calcext:value-type="float">
            <text:p>416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8" calcext:value-type="float">
            <text:p>0.431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10.843" calcext:value-type="float">
            <text:p>41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7" calcext:value-type="float">
            <text:p>0.4309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05.962" calcext:value-type="float">
            <text:p>405.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27" calcext:value-type="float">
            <text:p>0.4308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01.53" calcext:value-type="float">
            <text:p>401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42" calcext:value-type="float">
            <text:p>0.4307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9817.6" calcext:value-type="float">
            <text:p>19817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8888" calcext:value-type="float">
            <text:p>0.8488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440.36" calcext:value-type="float">
            <text:p>9440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3709" calcext:value-type="float">
            <text:p>0.7737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538.35" calcext:value-type="float">
            <text:p>5538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5058" calcext:value-type="float">
            <text:p>0.7150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591.14" calcext:value-type="float">
            <text:p>3591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123" calcext:value-type="float">
            <text:p>0.669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495.15" calcext:value-type="float">
            <text:p>2495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538" calcext:value-type="float">
            <text:p>0.6325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31.52" calcext:value-type="float">
            <text:p>1831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27" calcext:value-type="float">
            <text:p>0.6029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408.78" calcext:value-type="float">
            <text:p>1408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624" calcext:value-type="float">
            <text:p>0.5786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29.13" calcext:value-type="float">
            <text:p>1129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44" calcext:value-type="float">
            <text:p>0.558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38.618" calcext:value-type="float">
            <text:p>938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508" calcext:value-type="float">
            <text:p>0.5415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05.759" calcext:value-type="float">
            <text:p>805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184" calcext:value-type="float">
            <text:p>0.5271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11.327" calcext:value-type="float">
            <text:p>711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979" calcext:value-type="float">
            <text:p>0.5149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43.153" calcext:value-type="float">
            <text:p>643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515" calcext:value-type="float">
            <text:p>0.5045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93.304" calcext:value-type="float">
            <text:p>593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495" calcext:value-type="float">
            <text:p>0.495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56.475" calcext:value-type="float">
            <text:p>556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85" calcext:value-type="float">
            <text:p>0.4876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29.044" calcext:value-type="float">
            <text:p>529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96" calcext:value-type="float">
            <text:p>0.4808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08.49" calcext:value-type="float">
            <text:p>508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72" calcext:value-type="float">
            <text:p>0.4749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3.034" calcext:value-type="float">
            <text:p>493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89" calcext:value-type="float">
            <text:p>0.4697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81.399" calcext:value-type="float">
            <text:p>481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42" calcext:value-type="float">
            <text:p>0.4652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72.661" calcext:value-type="float">
            <text:p>472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43" calcext:value-type="float">
            <text:p>0.4612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66.141" calcext:value-type="float">
            <text:p>466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19" calcext:value-type="float">
            <text:p>0.4577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61.338" calcext:value-type="float">
            <text:p>461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07" calcext:value-type="float">
            <text:p>0.4546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57.88" calcext:value-type="float">
            <text:p>457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56" calcext:value-type="float">
            <text:p>0.4518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55.485" calcext:value-type="float">
            <text:p>455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19" calcext:value-type="float">
            <text:p>0.4494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53.94" calcext:value-type="float">
            <text:p>453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58" calcext:value-type="float">
            <text:p>0.4472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53.085" calcext:value-type="float">
            <text:p>453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4" calcext:value-type="float">
            <text:p>0.44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52.793" calcext:value-type="float">
            <text:p>452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35" calcext:value-type="float">
            <text:p>0.4436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52.967" calcext:value-type="float">
            <text:p>452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19" calcext:value-type="float">
            <text:p>0.4421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53.528" calcext:value-type="float">
            <text:p>453.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69" calcext:value-type="float">
            <text:p>0.4407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54.411" calcext:value-type="float">
            <text:p>454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66" calcext:value-type="float">
            <text:p>0.4395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55.56" calcext:value-type="float">
            <text:p>45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493" calcext:value-type="float">
            <text:p>0.4384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56.921" calcext:value-type="float">
            <text:p>456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37" calcext:value-type="float">
            <text:p>0.4375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8.444" calcext:value-type="float">
            <text:p>458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83" calcext:value-type="float">
            <text:p>0.4366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60.075" calcext:value-type="float">
            <text:p>460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2" calcext:value-type="float">
            <text:p>0.435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61.756" calcext:value-type="float">
            <text:p>461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4" calcext:value-type="float">
            <text:p>0.4352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463.418" calcext:value-type="float">
            <text:p>463.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32" calcext:value-type="float">
            <text:p>0.4346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4.984" calcext:value-type="float">
            <text:p>464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89" calcext:value-type="float">
            <text:p>0.4340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66.363" calcext:value-type="float">
            <text:p>466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04" calcext:value-type="float">
            <text:p>0.4336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7.441" calcext:value-type="float">
            <text:p>467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71" calcext:value-type="float">
            <text:p>0.4331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68.077" calcext:value-type="float">
            <text:p>468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86" calcext:value-type="float">
            <text:p>0.4327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8.072" calcext:value-type="float">
            <text:p>468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44" calcext:value-type="float">
            <text:p>0.4324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7.067" calcext:value-type="float">
            <text:p>467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44" calcext:value-type="float">
            <text:p>0.4321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2.875" calcext:value-type="float">
            <text:p>462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6" calcext:value-type="float">
            <text:p>0.4319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5.031" calcext:value-type="float">
            <text:p>455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4" calcext:value-type="float">
            <text:p>0.4317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7.16" calcext:value-type="float">
            <text:p>447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9" calcext:value-type="float">
            <text:p>0.4315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39.599" calcext:value-type="float">
            <text:p>439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6" calcext:value-type="float">
            <text:p>0.4313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32.431" calcext:value-type="float">
            <text:p>432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4" calcext:value-type="float">
            <text:p>0.4312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25.669" calcext:value-type="float">
            <text:p>425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2" calcext:value-type="float">
            <text:p>0.4311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19.308" calcext:value-type="float">
            <text:p>419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7" calcext:value-type="float">
            <text:p>0.4310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3.343" calcext:value-type="float">
            <text:p>413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37" calcext:value-type="float">
            <text:p>0.4309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407.986" calcext:value-type="float">
            <text:p>407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" calcext:value-type="float">
            <text:p>0.430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03.364" calcext:value-type="float">
            <text:p>403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35" calcext:value-type="float">
            <text:p>0.430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865.8" calcext:value-type="float">
            <text:p>1686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7518" calcext:value-type="float">
            <text:p>0.8675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695.35" calcext:value-type="float">
            <text:p>7695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6317" calcext:value-type="float">
            <text:p>0.7863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416.83" calcext:value-type="float">
            <text:p>4416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4175" calcext:value-type="float">
            <text:p>0.724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832.82" calcext:value-type="float">
            <text:p>2832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5976" calcext:value-type="float">
            <text:p>0.6759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964.17" calcext:value-type="float">
            <text:p>1964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7835" calcext:value-type="float">
            <text:p>0.6378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49.93" calcext:value-type="float">
            <text:p>1449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11" calcext:value-type="float">
            <text:p>0.607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29.01" calcext:value-type="float">
            <text:p>1129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983" calcext:value-type="float">
            <text:p>0.5819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20.797" calcext:value-type="float">
            <text:p>920.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173" calcext:value-type="float">
            <text:p>0.5611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781.609" calcext:value-type="float">
            <text:p>781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757" calcext:value-type="float">
            <text:p>0.5437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86.344" calcext:value-type="float">
            <text:p>686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051" calcext:value-type="float">
            <text:p>0.5290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19.891" calcext:value-type="float">
            <text:p>619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539" calcext:value-type="float">
            <text:p>0.5165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72.812" calcext:value-type="float">
            <text:p>572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826" calcext:value-type="float">
            <text:p>0.5058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39.025" calcext:value-type="float">
            <text:p>539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603" calcext:value-type="float">
            <text:p>0.4966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14.513" calcext:value-type="float">
            <text:p>514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625" calcext:value-type="float">
            <text:p>0.4886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96.56" calcext:value-type="float">
            <text:p>496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695" calcext:value-type="float">
            <text:p>0.4816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83.297" calcext:value-type="float">
            <text:p>483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654" calcext:value-type="float">
            <text:p>0.4756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73.415" calcext:value-type="float">
            <text:p>473.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372" calcext:value-type="float">
            <text:p>0.470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65.983" calcext:value-type="float">
            <text:p>465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741" calcext:value-type="float">
            <text:p>0.4657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60.333" calcext:value-type="float">
            <text:p>460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671" calcext:value-type="float">
            <text:p>0.4616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55.975" calcext:value-type="float">
            <text:p>455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087" calcext:value-type="float">
            <text:p>0.4580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2.548" calcext:value-type="float">
            <text:p>452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925" calcext:value-type="float">
            <text:p>0.4549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49.783" calcext:value-type="float">
            <text:p>449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131" calcext:value-type="float">
            <text:p>0.4521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447.471" calcext:value-type="float">
            <text:p>447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58" calcext:value-type="float">
            <text:p>0.4496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45.454" calcext:value-type="float">
            <text:p>445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68" calcext:value-type="float">
            <text:p>0.447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43.602" calcext:value-type="float">
            <text:p>443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25" calcext:value-type="float">
            <text:p>0.4455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41.808" calcext:value-type="float">
            <text:p>441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01" calcext:value-type="float">
            <text:p>0.4438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39.975" calcext:value-type="float">
            <text:p>439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69" calcext:value-type="float">
            <text:p>0.4422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38.012" calcext:value-type="float">
            <text:p>438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08" calcext:value-type="float">
            <text:p>0.4409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35.817" calcext:value-type="float">
            <text:p>435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99" calcext:value-type="float">
            <text:p>0.4396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33.261" calcext:value-type="float">
            <text:p>433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24" calcext:value-type="float">
            <text:p>0.4386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30.14" calcext:value-type="float">
            <text:p>430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71" calcext:value-type="float">
            <text:p>0.4376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25.986" calcext:value-type="float">
            <text:p>425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31" calcext:value-type="float">
            <text:p>0.4368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17.983" calcext:value-type="float">
            <text:p>417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44" calcext:value-type="float">
            <text:p>0.4361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6.44" calcext:value-type="float">
            <text:p>406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04" calcext:value-type="float">
            <text:p>0.4355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95.378" calcext:value-type="float">
            <text:p>395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22" calcext:value-type="float">
            <text:p>0.43492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85.315" calcext:value-type="float">
            <text:p>385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02" calcext:value-type="float">
            <text:p>0.434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6.298" calcext:value-type="float">
            <text:p>376.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39" calcext:value-type="float">
            <text:p>0.4339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8.253" calcext:value-type="float">
            <text:p>368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8" calcext:value-type="float">
            <text:p>0.4335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1.073" calcext:value-type="float">
            <text:p>361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66" calcext:value-type="float">
            <text:p>0.4331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4.938" calcext:value-type="float">
            <text:p>354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31" calcext:value-type="float">
            <text:p>0.4328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0.772" calcext:value-type="float">
            <text:p>350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21" calcext:value-type="float">
            <text:p>0.4325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48.212" calcext:value-type="float">
            <text:p>348.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4" calcext:value-type="float">
            <text:p>0.4322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46.85" calcext:value-type="float">
            <text:p>346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8" calcext:value-type="float">
            <text:p>0.4319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46.373" calcext:value-type="float">
            <text:p>346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8" calcext:value-type="float">
            <text:p>0.4317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46.538" calcext:value-type="float">
            <text:p>346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2" calcext:value-type="float">
            <text:p>0.4315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47.158" calcext:value-type="float">
            <text:p>347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07" calcext:value-type="float">
            <text:p>0.4314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8.091" calcext:value-type="float">
            <text:p>348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" calcext:value-type="float">
            <text:p>0.43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49.228" calcext:value-type="float">
            <text:p>349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1" calcext:value-type="float">
            <text:p>0.43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50.487" calcext:value-type="float">
            <text:p>350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6" calcext:value-type="float">
            <text:p>0.4309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1.807" calcext:value-type="float">
            <text:p>351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4" calcext:value-type="float">
            <text:p>0.4308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3.143" calcext:value-type="float">
            <text:p>353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4" calcext:value-type="float">
            <text:p>0.4307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7613.8" calcext:value-type="float">
            <text:p>1761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2548" calcext:value-type="float">
            <text:p>0.862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612.52" calcext:value-type="float">
            <text:p>8612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2519" calcext:value-type="float">
            <text:p>0.782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252.71" calcext:value-type="float">
            <text:p>5252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1216" calcext:value-type="float">
            <text:p>0.7212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556.4" calcext:value-type="float">
            <text:p>355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636" calcext:value-type="float">
            <text:p>0.67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582.64" calcext:value-type="float">
            <text:p>2582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596" calcext:value-type="float">
            <text:p>0.635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977.59" calcext:value-type="float">
            <text:p>1977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591" calcext:value-type="float">
            <text:p>0.6055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80.08" calcext:value-type="float">
            <text:p>1580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741" calcext:value-type="float">
            <text:p>0.580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07.65" calcext:value-type="float">
            <text:p>1307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151" calcext:value-type="float">
            <text:p>0.5601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14.59" calcext:value-type="float">
            <text:p>1114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912" calcext:value-type="float">
            <text:p>0.5429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73.946" calcext:value-type="float">
            <text:p>973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351" calcext:value-type="float">
            <text:p>0.5283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869.088" calcext:value-type="float">
            <text:p>869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959" calcext:value-type="float">
            <text:p>0.5159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89.33" calcext:value-type="float">
            <text:p>789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346" calcext:value-type="float">
            <text:p>0.5053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27.587" calcext:value-type="float">
            <text:p>727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207" calcext:value-type="float">
            <text:p>0.4962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79.033" calcext:value-type="float">
            <text:p>679.0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301" calcext:value-type="float">
            <text:p>0.4883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40.294" calcext:value-type="float">
            <text:p>640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433" calcext:value-type="float">
            <text:p>0.4814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08.966" calcext:value-type="float">
            <text:p>608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446" calcext:value-type="float">
            <text:p>0.4754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83.3" calcext:value-type="float">
            <text:p>58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211" calcext:value-type="float">
            <text:p>0.4702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622" calcext:value-type="float">
            <text:p>0.4656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44.087" calcext:value-type="float">
            <text:p>544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9" calcext:value-type="float">
            <text:p>0.461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28.808" calcext:value-type="float">
            <text:p>528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041" calcext:value-type="float">
            <text:p>0.4580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15.57" calcext:value-type="float">
            <text:p>515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911" calcext:value-type="float">
            <text:p>0.4549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03.892" calcext:value-type="float">
            <text:p>503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149" calcext:value-type="float">
            <text:p>0.4521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93.372" calcext:value-type="float">
            <text:p>493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07" calcext:value-type="float">
            <text:p>0.4497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83.65" calcext:value-type="float">
            <text:p>483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48" calcext:value-type="float">
            <text:p>0.447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74.388" calcext:value-type="float">
            <text:p>474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4" calcext:value-type="float">
            <text:p>0.445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65.242" calcext:value-type="float">
            <text:p>465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55" calcext:value-type="float">
            <text:p>0.4439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55.85" calcext:value-type="float">
            <text:p>455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71" calcext:value-type="float">
            <text:p>0.4424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45.957" calcext:value-type="float">
            <text:p>445.9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64" calcext:value-type="float">
            <text:p>0.4411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35.812" calcext:value-type="float">
            <text:p>435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26.208" calcext:value-type="float">
            <text:p>426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49" calcext:value-type="float">
            <text:p>0.4389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17.759" calcext:value-type="float">
            <text:p>417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99" calcext:value-type="float">
            <text:p>0.4379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10.647" calcext:value-type="float">
            <text:p>410.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43" calcext:value-type="float">
            <text:p>0.437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4.809" calcext:value-type="float">
            <text:p>404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74" calcext:value-type="float">
            <text:p>0.4363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0.085" calcext:value-type="float">
            <text:p>400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86" calcext:value-type="float">
            <text:p>0.4356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6.285" calcext:value-type="float">
            <text:p>396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7" calcext:value-type="float">
            <text:p>0.435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3.23" calcext:value-type="float">
            <text:p>393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2" calcext:value-type="float">
            <text:p>0.4345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90.752" calcext:value-type="float">
            <text:p>390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28" calcext:value-type="float">
            <text:p>0.4340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8.709" calcext:value-type="float">
            <text:p>388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1" calcext:value-type="float">
            <text:p>0.4335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86.977" calcext:value-type="float">
            <text:p>386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01" calcext:value-type="float">
            <text:p>0.433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5.45" calcext:value-type="float">
            <text:p>385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5" calcext:value-type="float">
            <text:p>0.4328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4.034" calcext:value-type="float">
            <text:p>384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8" calcext:value-type="float">
            <text:p>0.432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82.646" calcext:value-type="float">
            <text:p>382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7" calcext:value-type="float">
            <text:p>0.4322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1.202" calcext:value-type="float">
            <text:p>381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9" calcext:value-type="float">
            <text:p>0.4320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79.603" calcext:value-type="float">
            <text:p>379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35" calcext:value-type="float">
            <text:p>0.4318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77.693" calcext:value-type="float">
            <text:p>377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7" calcext:value-type="float">
            <text:p>0.431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5.416" calcext:value-type="float">
            <text:p>375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9" calcext:value-type="float">
            <text:p>0.4315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3.606" calcext:value-type="float">
            <text:p>373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2" calcext:value-type="float">
            <text:p>0.4313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72.244" calcext:value-type="float">
            <text:p>372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3" calcext:value-type="float">
            <text:p>0.4311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1.232" calcext:value-type="float">
            <text:p>371.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59" calcext:value-type="float">
            <text:p>0.4310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70.491" calcext:value-type="float">
            <text:p>370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4" calcext:value-type="float">
            <text:p>0.430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9.961" calcext:value-type="float">
            <text:p>369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3" calcext:value-type="float">
            <text:p>0.4308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929.9" calcext:value-type="float">
            <text:p>1292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9171" calcext:value-type="float">
            <text:p>0.849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170.5" calcext:value-type="float">
            <text:p>617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1965" calcext:value-type="float">
            <text:p>0.771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800.66" calcext:value-type="float">
            <text:p>380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2843" calcext:value-type="float">
            <text:p>0.712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604.03" calcext:value-type="float">
            <text:p>2604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6876" calcext:value-type="float">
            <text:p>0.6668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917.59" calcext:value-type="float">
            <text:p>1917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0415" calcext:value-type="float">
            <text:p>0.630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92.16" calcext:value-type="float">
            <text:p>1492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0979" calcext:value-type="float">
            <text:p>0.600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13.87" calcext:value-type="float">
            <text:p>121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6859" calcext:value-type="float">
            <text:p>0.5768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24.29" calcext:value-type="float">
            <text:p>1024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85" calcext:value-type="float">
            <text:p>0.556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890.948" calcext:value-type="float">
            <text:p>890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078" calcext:value-type="float">
            <text:p>0.5400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94.686" calcext:value-type="float">
            <text:p>794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898" calcext:value-type="float">
            <text:p>0.525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23.676" calcext:value-type="float">
            <text:p>723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821" calcext:value-type="float">
            <text:p>0.5138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70.33" calcext:value-type="float">
            <text:p>670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469" calcext:value-type="float">
            <text:p>0.5034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29.626" calcext:value-type="float">
            <text:p>629.6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549" calcext:value-type="float">
            <text:p>0.4945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98.151" calcext:value-type="float">
            <text:p>598.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828" calcext:value-type="float">
            <text:p>0.4868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73.534" calcext:value-type="float">
            <text:p>573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16" calcext:value-type="float">
            <text:p>0.4801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54.095" calcext:value-type="float">
            <text:p>554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262" calcext:value-type="float">
            <text:p>0.4742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38.621" calcext:value-type="float">
            <text:p>538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141" calcext:value-type="float">
            <text:p>0.4691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26.224" calcext:value-type="float">
            <text:p>526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649" calcext:value-type="float">
            <text:p>0.464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16.244" calcext:value-type="float">
            <text:p>516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7" calcext:value-type="float">
            <text:p>0.46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08.186" calcext:value-type="float">
            <text:p>508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221" calcext:value-type="float">
            <text:p>0.4572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01.671" calcext:value-type="float">
            <text:p>501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15" calcext:value-type="float">
            <text:p>0.45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96.408" calcext:value-type="float">
            <text:p>496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36" calcext:value-type="float">
            <text:p>0.4514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92.17" calcext:value-type="float">
            <text:p>492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033" calcext:value-type="float">
            <text:p>0.4490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88.776" calcext:value-type="float">
            <text:p>488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04" calcext:value-type="float">
            <text:p>0.446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86.082" calcext:value-type="float">
            <text:p>486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16" calcext:value-type="float">
            <text:p>0.4450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83.969" calcext:value-type="float">
            <text:p>483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39" calcext:value-type="float">
            <text:p>0.4433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82.336" calcext:value-type="float">
            <text:p>482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49" calcext:value-type="float">
            <text:p>0.441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81.095" calcext:value-type="float">
            <text:p>481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24" calcext:value-type="float">
            <text:p>0.440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80.167" calcext:value-type="float">
            <text:p>480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345" calcext:value-type="float">
            <text:p>0.439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79.474" calcext:value-type="float">
            <text:p>479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297" calcext:value-type="float">
            <text:p>0.438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78.939" calcext:value-type="float">
            <text:p>478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364" calcext:value-type="float">
            <text:p>0.437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78.479" calcext:value-type="float">
            <text:p>478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534" calcext:value-type="float">
            <text:p>0.4365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77.997" calcext:value-type="float">
            <text:p>477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97" calcext:value-type="float">
            <text:p>0.435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77.376" calcext:value-type="float">
            <text:p>477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44" calcext:value-type="float">
            <text:p>0.4351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76.448" calcext:value-type="float">
            <text:p>476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68" calcext:value-type="float">
            <text:p>0.434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65.319" calcext:value-type="float">
            <text:p>465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35" calcext:value-type="float">
            <text:p>0.4344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55.686" calcext:value-type="float">
            <text:p>455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55" calcext:value-type="float">
            <text:p>0.43395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47.158" calcext:value-type="float">
            <text:p>447.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4" calcext:value-type="float">
            <text:p>0.4335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9.593" calcext:value-type="float">
            <text:p>439.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8" calcext:value-type="float">
            <text:p>0.4331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2.862" calcext:value-type="float">
            <text:p>432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94" calcext:value-type="float">
            <text:p>0.4327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6.851" calcext:value-type="float">
            <text:p>426.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7" calcext:value-type="float">
            <text:p>0.432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1.459" calcext:value-type="float">
            <text:p>421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3" calcext:value-type="float">
            <text:p>0.4322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16.601" calcext:value-type="float">
            <text:p>416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" calcext:value-type="float">
            <text:p>0.431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12.203" calcext:value-type="float">
            <text:p>412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3" calcext:value-type="float">
            <text:p>0.4317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8.202" calcext:value-type="float">
            <text:p>408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1" calcext:value-type="float">
            <text:p>0.431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04.544" calcext:value-type="float">
            <text:p>404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1" calcext:value-type="float">
            <text:p>0.4313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01.185" calcext:value-type="float">
            <text:p>401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1" calcext:value-type="float">
            <text:p>0.431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98.083" calcext:value-type="float">
            <text:p>398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8" calcext:value-type="float">
            <text:p>0.431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95.208" calcext:value-type="float">
            <text:p>395.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1" calcext:value-type="float">
            <text:p>0.4309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92.529" calcext:value-type="float">
            <text:p>392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8" calcext:value-type="float">
            <text:p>0.430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90.023" calcext:value-type="float">
            <text:p>390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9" calcext:value-type="float">
            <text:p>0.4307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795.4" calcext:value-type="float">
            <text:p>1079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2342" calcext:value-type="float">
            <text:p>0.8523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711.15" calcext:value-type="float">
            <text:p>5711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3764" calcext:value-type="float">
            <text:p>0.7737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580.11" calcext:value-type="float">
            <text:p>3580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4031" calcext:value-type="float">
            <text:p>0.7140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472.78" calcext:value-type="float">
            <text:p>2472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729" calcext:value-type="float">
            <text:p>0.6677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830.43" calcext:value-type="float">
            <text:p>1830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1061" calcext:value-type="float">
            <text:p>0.6310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30.56" calcext:value-type="float">
            <text:p>1430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1488" calcext:value-type="float">
            <text:p>0.6014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168.76" calcext:value-type="float">
            <text:p>1168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990.637" calcext:value-type="float">
            <text:p>990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194" calcext:value-type="float">
            <text:p>0.5571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65.675" calcext:value-type="float">
            <text:p>865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371" calcext:value-type="float">
            <text:p>0.5403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75.768" calcext:value-type="float">
            <text:p>775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151" calcext:value-type="float">
            <text:p>0.5261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9.693" calcext:value-type="float">
            <text:p>709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042" calcext:value-type="float">
            <text:p>0.5140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60.237" calcext:value-type="float">
            <text:p>660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665" calcext:value-type="float">
            <text:p>0.5036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22.619" calcext:value-type="float">
            <text:p>622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724" calcext:value-type="float">
            <text:p>0.4947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93.594" calcext:value-type="float">
            <text:p>593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985" calcext:value-type="float">
            <text:p>0.486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70.906" calcext:value-type="float">
            <text:p>570.9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259" calcext:value-type="float">
            <text:p>0.480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52.955" calcext:value-type="float">
            <text:p>552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392" calcext:value-type="float">
            <text:p>0.4743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38.59" calcext:value-type="float">
            <text:p>538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26" calcext:value-type="float">
            <text:p>0.469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26.965" calcext:value-type="float">
            <text:p>526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758" calcext:value-type="float">
            <text:p>0.4647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17.453" calcext:value-type="float">
            <text:p>517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799" calcext:value-type="float">
            <text:p>0.4607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09.58" calcext:value-type="float">
            <text:p>509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12" calcext:value-type="float">
            <text:p>0.4573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02.98" calcext:value-type="float">
            <text:p>502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234" calcext:value-type="float">
            <text:p>0.4542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97.372" calcext:value-type="float">
            <text:p>497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12" calcext:value-type="float">
            <text:p>0.451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92.53" calcext:value-type="float">
            <text:p>49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03" calcext:value-type="float">
            <text:p>0.449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88.269" calcext:value-type="float">
            <text:p>488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68" calcext:value-type="float">
            <text:p>0.446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4.437" calcext:value-type="float">
            <text:p>484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73" calcext:value-type="float">
            <text:p>0.4450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80.898" calcext:value-type="float">
            <text:p>480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9" calcext:value-type="float">
            <text:p>0.443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477.525" calcext:value-type="float">
            <text:p>477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94" calcext:value-type="float">
            <text:p>0.4418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74.19" calcext:value-type="float">
            <text:p>474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64" calcext:value-type="float">
            <text:p>0.4405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70.743" calcext:value-type="float">
            <text:p>470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381" calcext:value-type="float">
            <text:p>0.4393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66.963" calcext:value-type="float">
            <text:p>466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29" calcext:value-type="float">
            <text:p>0.4383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2.003" calcext:value-type="float">
            <text:p>462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12" calcext:value-type="float">
            <text:p>0.437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1.907" calcext:value-type="float">
            <text:p>451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51" calcext:value-type="float">
            <text:p>0.4367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2.236" calcext:value-type="float">
            <text:p>442.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42" calcext:value-type="float">
            <text:p>0.4360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33.084" calcext:value-type="float">
            <text:p>433.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05" calcext:value-type="float">
            <text:p>0.4354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24.343" calcext:value-type="float">
            <text:p>424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35" calcext:value-type="float">
            <text:p>0.4348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15.938" calcext:value-type="float">
            <text:p>415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27" calcext:value-type="float">
            <text:p>0.4343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07.888" calcext:value-type="float">
            <text:p>407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4" calcext:value-type="float">
            <text:p>0.4338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0.302" calcext:value-type="float">
            <text:p>400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7" calcext:value-type="float">
            <text:p>0.4334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93.32" calcext:value-type="float">
            <text:p>393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08" calcext:value-type="float">
            <text:p>0.433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7.063" calcext:value-type="float">
            <text:p>387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84" calcext:value-type="float">
            <text:p>0.432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1.882" calcext:value-type="float">
            <text:p>381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2" calcext:value-type="float">
            <text:p>0.4324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77.94" calcext:value-type="float">
            <text:p>377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1" calcext:value-type="float">
            <text:p>0.4322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74.965" calcext:value-type="float">
            <text:p>374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" calcext:value-type="float">
            <text:p>0.431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2.744" calcext:value-type="float">
            <text:p>372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4" calcext:value-type="float">
            <text:p>0.4317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1.108" calcext:value-type="float">
            <text:p>371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1" calcext:value-type="float">
            <text:p>0.431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69.925" calcext:value-type="float">
            <text:p>369.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9" calcext:value-type="float">
            <text:p>0.4313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9.09" calcext:value-type="float">
            <text:p>369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5" calcext:value-type="float">
            <text:p>0.4312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68.522" calcext:value-type="float">
            <text:p>368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7" calcext:value-type="float">
            <text:p>0.4310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68.156" calcext:value-type="float">
            <text:p>368.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4" calcext:value-type="float">
            <text:p>0.4309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67.943" calcext:value-type="float">
            <text:p>367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64" calcext:value-type="float">
            <text:p>0.4308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67.845" calcext:value-type="float">
            <text:p>367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6" calcext:value-type="float">
            <text:p>0.4307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274.7" calcext:value-type="float">
            <text:p>1127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5895" calcext:value-type="float">
            <text:p>0.865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952.58" calcext:value-type="float">
            <text:p>5952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3135" calcext:value-type="float">
            <text:p>0.7831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20.5" calcext:value-type="float">
            <text:p>372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0909" calcext:value-type="float">
            <text:p>0.720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560.6" calcext:value-type="float">
            <text:p>2560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298" calcext:value-type="float">
            <text:p>0.672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88.2" calcext:value-type="float">
            <text:p>188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5187" calcext:value-type="float">
            <text:p>0.6351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69.98" calcext:value-type="float">
            <text:p>1469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8" calcext:value-type="float">
            <text:p>0.60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96.36" calcext:value-type="float">
            <text:p>119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976" calcext:value-type="float">
            <text:p>0.579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010.26" calcext:value-type="float">
            <text:p>1010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431" calcext:value-type="float">
            <text:p>0.5594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879.705" calcext:value-type="float">
            <text:p>879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242" calcext:value-type="float">
            <text:p>0.5422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785.724" calcext:value-type="float">
            <text:p>785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731" calcext:value-type="float">
            <text:p>0.5277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16.582" calcext:value-type="float">
            <text:p>716.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385" calcext:value-type="float">
            <text:p>0.5153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64.74" calcext:value-type="float">
            <text:p>664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815" calcext:value-type="float">
            <text:p>0.504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25.207" calcext:value-type="float">
            <text:p>625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715" calcext:value-type="float">
            <text:p>0.4957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94.597" calcext:value-type="float">
            <text:p>594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842" calcext:value-type="float">
            <text:p>0.4878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70.554" calcext:value-type="float">
            <text:p>57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03" calcext:value-type="float">
            <text:p>0.4810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551.408" calcext:value-type="float">
            <text:p>551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41" calcext:value-type="float">
            <text:p>0.4750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35.954" calcext:value-type="float">
            <text:p>535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28" calcext:value-type="float">
            <text:p>0.4698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23.305" calcext:value-type="float">
            <text:p>523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57" calcext:value-type="float">
            <text:p>0.465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12.797" calcext:value-type="float">
            <text:p>512.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39" calcext:value-type="float">
            <text:p>0.4612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3.921" calcext:value-type="float">
            <text:p>503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" calcext:value-type="float">
            <text:p>0.45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96.279" calcext:value-type="float">
            <text:p>496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77" calcext:value-type="float">
            <text:p>0.4545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89.548" calcext:value-type="float">
            <text:p>489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17" calcext:value-type="float">
            <text:p>0.451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83.448" calcext:value-type="float">
            <text:p>483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74" calcext:value-type="float">
            <text:p>0.4493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77.71" calcext:value-type="float">
            <text:p>477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08" calcext:value-type="float">
            <text:p>0.4472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72.009" calcext:value-type="float">
            <text:p>472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85" calcext:value-type="float">
            <text:p>0.4452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3.816" calcext:value-type="float">
            <text:p>463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35" calcext:value-type="float">
            <text:p>0.4436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51.023" calcext:value-type="float">
            <text:p>451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47" calcext:value-type="float">
            <text:p>0.4421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40.559" calcext:value-type="float">
            <text:p>440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16" calcext:value-type="float">
            <text:p>0.4408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32.05" calcext:value-type="float">
            <text:p>432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29" calcext:value-type="float">
            <text:p>0.4396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25.112" calcext:value-type="float">
            <text:p>425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73" calcext:value-type="float">
            <text:p>0.4385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19.414" calcext:value-type="float">
            <text:p>419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32" calcext:value-type="float">
            <text:p>0.4376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4.683" calcext:value-type="float">
            <text:p>414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94" calcext:value-type="float">
            <text:p>0.4367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10.697" calcext:value-type="float">
            <text:p>410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49" calcext:value-type="float">
            <text:p>0.4360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7.274" calcext:value-type="float">
            <text:p>407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85" calcext:value-type="float">
            <text:p>0.4353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4.269" calcext:value-type="float">
            <text:p>404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95" calcext:value-type="float">
            <text:p>0.4347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1.561" calcext:value-type="float">
            <text:p>401.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71" calcext:value-type="float">
            <text:p>0.4342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9.053" calcext:value-type="float">
            <text:p>399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7" calcext:value-type="float">
            <text:p>0.4338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6.658" calcext:value-type="float">
            <text:p>396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96" calcext:value-type="float">
            <text:p>0.4333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4.293" calcext:value-type="float">
            <text:p>394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36" calcext:value-type="float">
            <text:p>0.433036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91.862" calcext:value-type="float">
            <text:p>391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23" calcext:value-type="float">
            <text:p>0.432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9.155" calcext:value-type="float">
            <text:p>389.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2" calcext:value-type="float">
            <text:p>0.4324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84.968" calcext:value-type="float">
            <text:p>384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8" calcext:value-type="float">
            <text:p>0.4322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1.639" calcext:value-type="float">
            <text:p>381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" calcext:value-type="float">
            <text:p>0.432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9.024" calcext:value-type="float">
            <text:p>379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8" calcext:value-type="float">
            <text:p>0.4318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76.973" calcext:value-type="float">
            <text:p>376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" calcext:value-type="float">
            <text:p>0.431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75.369" calcext:value-type="float">
            <text:p>375.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3" calcext:value-type="float">
            <text:p>0.4314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74.118" calcext:value-type="float">
            <text:p>374.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4" calcext:value-type="float">
            <text:p>0.4312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73.146" calcext:value-type="float">
            <text:p>373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3" calcext:value-type="float">
            <text:p>0.4311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72.395" calcext:value-type="float">
            <text:p>372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6" calcext:value-type="float">
            <text:p>0.4310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71.817" calcext:value-type="float">
            <text:p>371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3" calcext:value-type="float">
            <text:p>0.4308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1.376" calcext:value-type="float">
            <text:p>371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1" calcext:value-type="float">
            <text:p>0.4307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146.3" calcext:value-type="float">
            <text:p>1314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4336" calcext:value-type="float">
            <text:p>0.8643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181.01" calcext:value-type="float">
            <text:p>7181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1932" calcext:value-type="float">
            <text:p>0.7819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551.83" calcext:value-type="float">
            <text:p>4551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0026" calcext:value-type="float">
            <text:p>0.7200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47.16" calcext:value-type="float">
            <text:p>3147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2317" calcext:value-type="float">
            <text:p>0.6723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317.68" calcext:value-type="float">
            <text:p>2317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671" calcext:value-type="float">
            <text:p>0.6346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94.33" calcext:value-type="float">
            <text:p>1794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387" calcext:value-type="float">
            <text:p>0.6043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47.71" calcext:value-type="float">
            <text:p>1447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637" calcext:value-type="float">
            <text:p>0.5796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09.29" calcext:value-type="float">
            <text:p>1209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146" calcext:value-type="float">
            <text:p>0.559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40.24" calcext:value-type="float">
            <text:p>1040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999" calcext:value-type="float">
            <text:p>0.5419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917.294" calcext:value-type="float">
            <text:p>917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52" calcext:value-type="float">
            <text:p>0.527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25.961" calcext:value-type="float">
            <text:p>825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201" calcext:value-type="float">
            <text:p>0.5152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756.859" calcext:value-type="float">
            <text:p>756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652" calcext:value-type="float">
            <text:p>0.504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03.745" calcext:value-type="float">
            <text:p>703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68" calcext:value-type="float">
            <text:p>0.4955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62.355" calcext:value-type="float">
            <text:p>662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1" calcext:value-type="float">
            <text:p>0.487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629.711" calcext:value-type="float">
            <text:p>629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84" calcext:value-type="float">
            <text:p>0.4808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3.694" calcext:value-type="float">
            <text:p>603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34" calcext:value-type="float">
            <text:p>0.474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82.769" calcext:value-type="float">
            <text:p>582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3" calcext:value-type="float">
            <text:p>0.469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65.804" calcext:value-type="float">
            <text:p>565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67" calcext:value-type="float">
            <text:p>0.4651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51.956" calcext:value-type="float">
            <text:p>551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58" calcext:value-type="float">
            <text:p>0.4611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40.586" calcext:value-type="float">
            <text:p>540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27" calcext:value-type="float">
            <text:p>0.4576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31.203" calcext:value-type="float">
            <text:p>531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11" calcext:value-type="float">
            <text:p>0.4545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3.421" calcext:value-type="float">
            <text:p>523.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759" calcext:value-type="float">
            <text:p>0.4517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16.936" calcext:value-type="float">
            <text:p>516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25" calcext:value-type="float">
            <text:p>0.4493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11.493" calcext:value-type="float">
            <text:p>511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69" calcext:value-type="float">
            <text:p>0.4471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15.242" calcext:value-type="float">
            <text:p>515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67" calcext:value-type="float">
            <text:p>0.4458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7.862" calcext:value-type="float">
            <text:p>497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115" calcext:value-type="float">
            <text:p>0.444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83.458" calcext:value-type="float">
            <text:p>483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59" calcext:value-type="float">
            <text:p>0.4425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71.427" calcext:value-type="float">
            <text:p>471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77" calcext:value-type="float">
            <text:p>0.4411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61.297" calcext:value-type="float">
            <text:p>461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48" calcext:value-type="float">
            <text:p>0.439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2.69" calcext:value-type="float">
            <text:p>452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55" calcext:value-type="float">
            <text:p>0.4388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45.308" calcext:value-type="float">
            <text:p>445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83" calcext:value-type="float">
            <text:p>0.4378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38.909" calcext:value-type="float">
            <text:p>438.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17" calcext:value-type="float">
            <text:p>0.4370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33.3" calcext:value-type="float">
            <text:p>433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46" calcext:value-type="float">
            <text:p>0.4362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8.324" calcext:value-type="float">
            <text:p>428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6" calcext:value-type="float">
            <text:p>0.43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23.855" calcext:value-type="float">
            <text:p>423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49" calcext:value-type="float">
            <text:p>0.4349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19.79" calcext:value-type="float">
            <text:p>419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05" calcext:value-type="float">
            <text:p>0.434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6.044" calcext:value-type="float">
            <text:p>416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22" calcext:value-type="float">
            <text:p>0.4339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12.549" calcext:value-type="float">
            <text:p>412.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2" calcext:value-type="float">
            <text:p>0.4334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9.249" calcext:value-type="float">
            <text:p>409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1" calcext:value-type="float">
            <text:p>0.433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6.102" calcext:value-type="float">
            <text:p>406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74" calcext:value-type="float">
            <text:p>0.43277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03.071" calcext:value-type="float">
            <text:p>403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6" calcext:value-type="float">
            <text:p>0.4324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0.127" calcext:value-type="float">
            <text:p>400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4" calcext:value-type="float">
            <text:p>0.4322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7.245" calcext:value-type="float">
            <text:p>397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84" calcext:value-type="float">
            <text:p>0.4319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4.407" calcext:value-type="float">
            <text:p>394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5" calcext:value-type="float">
            <text:p>0.4317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1.6" calcext:value-type="float">
            <text:p>391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2" calcext:value-type="float">
            <text:p>0.4316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88.838" calcext:value-type="float">
            <text:p>388.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57" calcext:value-type="float">
            <text:p>0.4314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86.375" calcext:value-type="float">
            <text:p>386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96" calcext:value-type="float">
            <text:p>0.431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84.278" calcext:value-type="float">
            <text:p>384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2" calcext:value-type="float">
            <text:p>0.431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82.489" calcext:value-type="float">
            <text:p>382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4" calcext:value-type="float">
            <text:p>0.4310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80.956" calcext:value-type="float">
            <text:p>38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9" calcext:value-type="float">
            <text:p>0.43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79.639" calcext:value-type="float">
            <text:p>379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6" calcext:value-type="float">
            <text:p>0.4308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016.1" calcext:value-type="float">
            <text:p>1201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704" calcext:value-type="float">
            <text:p>0.85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435.51" calcext:value-type="float">
            <text:p>6435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6682" calcext:value-type="float">
            <text:p>0.7766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069" calcext:value-type="float">
            <text:p>40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148" calcext:value-type="float">
            <text:p>0.7161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791.78" calcext:value-type="float">
            <text:p>2791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369" calcext:value-type="float">
            <text:p>0.6693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37.26" calcext:value-type="float">
            <text:p>2037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377" calcext:value-type="float">
            <text:p>0.6323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564.38" calcext:value-type="float">
            <text:p>1564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567" calcext:value-type="float">
            <text:p>0.6025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54.78" calcext:value-type="float">
            <text:p>1254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171" calcext:value-type="float">
            <text:p>0.5781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045.01" calcext:value-type="float">
            <text:p>1045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95" calcext:value-type="float">
            <text:p>0.557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98.876" calcext:value-type="float">
            <text:p>898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013" calcext:value-type="float">
            <text:p>0.5410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94.666" calcext:value-type="float">
            <text:p>794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701" calcext:value-type="float">
            <text:p>0.5267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18.862" calcext:value-type="float">
            <text:p>718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516" calcext:value-type="float">
            <text:p>0.5145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62.753" calcext:value-type="float">
            <text:p>662.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077" calcext:value-type="float">
            <text:p>0.5040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620.573" calcext:value-type="float">
            <text:p>620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084" calcext:value-type="float">
            <text:p>0.4950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588.413" calcext:value-type="float">
            <text:p>588.4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301" calcext:value-type="float">
            <text:p>0.4873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63.565" calcext:value-type="float">
            <text:p>563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538" calcext:value-type="float">
            <text:p>0.4805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4.121" calcext:value-type="float">
            <text:p>544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64" calcext:value-type="float">
            <text:p>0.474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528.712" calcext:value-type="float">
            <text:p>528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482" calcext:value-type="float">
            <text:p>0.4694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516.339" calcext:value-type="float">
            <text:p>516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959" calcext:value-type="float">
            <text:p>0.4649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506.266" calcext:value-type="float">
            <text:p>506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983" calcext:value-type="float">
            <text:p>0.4609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97.939" calcext:value-type="float">
            <text:p>497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82" calcext:value-type="float">
            <text:p>0.4574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90.935" calcext:value-type="float">
            <text:p>490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94" calcext:value-type="float">
            <text:p>0.4543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84.927" calcext:value-type="float">
            <text:p>484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665" calcext:value-type="float">
            <text:p>0.4516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79.652" calcext:value-type="float">
            <text:p>479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253" calcext:value-type="float">
            <text:p>0.4492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74.89" calcext:value-type="float">
            <text:p>47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18" calcext:value-type="float">
            <text:p>0.447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70.44" calcext:value-type="float">
            <text:p>47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3" calcext:value-type="float">
            <text:p>0.445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66.057" calcext:value-type="float">
            <text:p>466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565" calcext:value-type="float">
            <text:p>0.4435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26.555" calcext:value-type="float">
            <text:p>426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25" calcext:value-type="float">
            <text:p>0.442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8.683" calcext:value-type="float">
            <text:p>418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57" calcext:value-type="float">
            <text:p>0.4410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11.868" calcext:value-type="float">
            <text:p>411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4" calcext:value-type="float">
            <text:p>0.439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5.883" calcext:value-type="float">
            <text:p>405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58" calcext:value-type="float">
            <text:p>0.4387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00.556" calcext:value-type="float">
            <text:p>400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95" calcext:value-type="float">
            <text:p>0.4377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5.762" calcext:value-type="float">
            <text:p>395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39" calcext:value-type="float">
            <text:p>0.4369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1.405" calcext:value-type="float">
            <text:p>391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79" calcext:value-type="float">
            <text:p>0.4361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87.417" calcext:value-type="float">
            <text:p>387.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04" calcext:value-type="float">
            <text:p>0.4355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83.744" calcext:value-type="float">
            <text:p>383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06" calcext:value-type="float">
            <text:p>0.4349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80.341" calcext:value-type="float">
            <text:p>380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75" calcext:value-type="float">
            <text:p>0.4343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7.164" calcext:value-type="float">
            <text:p>377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05" calcext:value-type="float">
            <text:p>0.4339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74.178" calcext:value-type="float">
            <text:p>374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89" calcext:value-type="float">
            <text:p>0.4334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1.465" calcext:value-type="float">
            <text:p>371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6" calcext:value-type="float">
            <text:p>0.4331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9.445" calcext:value-type="float">
            <text:p>369.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79" calcext:value-type="float">
            <text:p>0.4327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68.026" calcext:value-type="float">
            <text:p>368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9" calcext:value-type="float">
            <text:p>0.43247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367.065" calcext:value-type="float">
            <text:p>367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" calcext:value-type="float">
            <text:p>0.432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66.451" calcext:value-type="float">
            <text:p>366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" calcext:value-type="float">
            <text:p>0.431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66.098" calcext:value-type="float">
            <text:p>366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5" calcext:value-type="float">
            <text:p>0.4317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65.938" calcext:value-type="float">
            <text:p>365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3" calcext:value-type="float">
            <text:p>0.4315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65.919" calcext:value-type="float">
            <text:p>365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1" calcext:value-type="float">
            <text:p>0.4313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6.002" calcext:value-type="float">
            <text:p>366.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7" calcext:value-type="float">
            <text:p>0.4312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66.156" calcext:value-type="float">
            <text:p>366.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" calcext:value-type="float">
            <text:p>0.43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66.357" calcext:value-type="float">
            <text:p>366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7" calcext:value-type="float">
            <text:p>0.4309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66.588" calcext:value-type="float">
            <text:p>366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67" calcext:value-type="float">
            <text:p>0.4308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66.836" calcext:value-type="float">
            <text:p>366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8" calcext:value-type="float">
            <text:p>0.4307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178.5" calcext:value-type="float">
            <text:p>1217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254" calcext:value-type="float">
            <text:p>0.8602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097.62" calcext:value-type="float">
            <text:p>7097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348" calcext:value-type="float">
            <text:p>0.7783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581.11" calcext:value-type="float">
            <text:p>4581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251" calcext:value-type="float">
            <text:p>0.7172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.32572" calcext:value-type="float">
            <text:p>5.32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9181" calcext:value-type="float">
            <text:p>0.6391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328.13" calcext:value-type="float">
            <text:p>2328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031" calcext:value-type="float">
            <text:p>0.6330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789.55" calcext:value-type="float">
            <text:p>1789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105" calcext:value-type="float">
            <text:p>0.603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432.6" calcext:value-type="float">
            <text:p>143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623" calcext:value-type="float">
            <text:p>0.5786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36" calcext:value-type="float">
            <text:p>0.5583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015.86" calcext:value-type="float">
            <text:p>1015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345" calcext:value-type="float">
            <text:p>0.5413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44" calcext:value-type="float">
            <text:p>14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30776" calcext:value-type="float">
            <text:p>0.5307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58.37" calcext:value-type="float">
            <text:p>1158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17684" calcext:value-type="float">
            <text:p>0.5176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32.527" calcext:value-type="float">
            <text:p>732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97" calcext:value-type="float">
            <text:p>0.5042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80.818" calcext:value-type="float">
            <text:p>680.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248" calcext:value-type="float">
            <text:p>0.4952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30.71" calcext:value-type="float">
            <text:p>73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775" calcext:value-type="float">
            <text:p>0.488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11.827" calcext:value-type="float">
            <text:p>611.8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80806" calcext:value-type="float">
            <text:p>0.4808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605.636" calcext:value-type="float">
            <text:p>605.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491" calcext:value-type="float">
            <text:p>0.475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66.121" calcext:value-type="float">
            <text:p>566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59" calcext:value-type="float">
            <text:p>0.469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50.401" calcext:value-type="float">
            <text:p>550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51" calcext:value-type="float">
            <text:p>0.4650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37.558" calcext:value-type="float">
            <text:p>537.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6" calcext:value-type="float">
            <text:p>0.46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91.049" calcext:value-type="float">
            <text:p>491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89" calcext:value-type="float">
            <text:p>0.457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76.131" calcext:value-type="float">
            <text:p>476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37" calcext:value-type="float">
            <text:p>0.4547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10.1" calcext:value-type="float">
            <text:p>51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697" calcext:value-type="float">
            <text:p>0.4516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54.705" calcext:value-type="float">
            <text:p>454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05" calcext:value-type="float">
            <text:p>0.4495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46.977" calcext:value-type="float">
            <text:p>446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35" calcext:value-type="float">
            <text:p>0.447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40.664" calcext:value-type="float">
            <text:p>440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14" calcext:value-type="float">
            <text:p>0.4454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35.455" calcext:value-type="float">
            <text:p>435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1" calcext:value-type="float">
            <text:p>0.443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1.112" calcext:value-type="float">
            <text:p>431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99" calcext:value-type="float">
            <text:p>0.442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27.446" calcext:value-type="float">
            <text:p>427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57" calcext:value-type="float">
            <text:p>0.4408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4.308" calcext:value-type="float">
            <text:p>424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64" calcext:value-type="float">
            <text:p>0.439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21.581" calcext:value-type="float">
            <text:p>421.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06" calcext:value-type="float">
            <text:p>0.4386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19.169" calcext:value-type="float">
            <text:p>419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6" calcext:value-type="float">
            <text:p>0.437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16.995" calcext:value-type="float">
            <text:p>416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22" calcext:value-type="float">
            <text:p>0.4368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14.997" calcext:value-type="float">
            <text:p>414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73" calcext:value-type="float">
            <text:p>0.4360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3.121" calcext:value-type="float">
            <text:p>413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08" calcext:value-type="float">
            <text:p>0.4354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11.319" calcext:value-type="float">
            <text:p>411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17" calcext:value-type="float">
            <text:p>0.434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09.546" calcext:value-type="float">
            <text:p>409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93" calcext:value-type="float">
            <text:p>0.4342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07.752" calcext:value-type="float">
            <text:p>407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28" calcext:value-type="float">
            <text:p>0.4338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05.788" calcext:value-type="float">
            <text:p>405.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01" calcext:value-type="float">
            <text:p>0.4336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0.415" calcext:value-type="float">
            <text:p>400.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95.945" calcext:value-type="float">
            <text:p>395.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7" calcext:value-type="float">
            <text:p>0.4328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2.213" calcext:value-type="float">
            <text:p>392.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7" calcext:value-type="float">
            <text:p>0.4325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9.087" calcext:value-type="float">
            <text:p>389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8" calcext:value-type="float">
            <text:p>0.43228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86.46" calcext:value-type="float">
            <text:p>386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3" calcext:value-type="float">
            <text:p>0.4320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84.245" calcext:value-type="float">
            <text:p>384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12" calcext:value-type="float">
            <text:p>0.4318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82.371" calcext:value-type="float">
            <text:p>382.3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4" calcext:value-type="float">
            <text:p>0.4316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80.781" calcext:value-type="float">
            <text:p>380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7" calcext:value-type="float">
            <text:p>0.4314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9.427" calcext:value-type="float">
            <text:p>379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8.271" calcext:value-type="float">
            <text:p>378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7" calcext:value-type="float">
            <text:p>0.4311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77.28" calcext:value-type="float">
            <text:p>377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" calcext:value-type="float">
            <text:p>0.43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6.428" calcext:value-type="float">
            <text:p>376.4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6" calcext:value-type="float">
            <text:p>0.4308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75.695" calcext:value-type="float">
            <text:p>375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5" calcext:value-type="float">
            <text:p>0.430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424.5" calcext:value-type="float">
            <text:p>1242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1701" calcext:value-type="float">
            <text:p>0.8617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436.29" calcext:value-type="float">
            <text:p>7436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472" calcext:value-type="float">
            <text:p>0.7794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873.87" calcext:value-type="float">
            <text:p>4873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196" calcext:value-type="float">
            <text:p>0.7181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410.78" calcext:value-type="float">
            <text:p>3410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999" calcext:value-type="float">
            <text:p>0.670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515.61" calcext:value-type="float">
            <text:p>2515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724" calcext:value-type="float">
            <text:p>0.6337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939.29" calcext:value-type="float">
            <text:p>1939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703" calcext:value-type="float">
            <text:p>0.6037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553.15" calcext:value-type="float">
            <text:p>1553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141" calcext:value-type="float">
            <text:p>0.5791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85.97" calcext:value-type="float">
            <text:p>1285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787" calcext:value-type="float">
            <text:p>0.5587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096.04" calcext:value-type="float">
            <text:p>1096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739" calcext:value-type="float">
            <text:p>0.5417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57.921" calcext:value-type="float">
            <text:p>957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36" calcext:value-type="float">
            <text:p>0.5273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855.462" calcext:value-type="float">
            <text:p>855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074" calcext:value-type="float">
            <text:p>0.5150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78.117" calcext:value-type="float">
            <text:p>778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569" calcext:value-type="float">
            <text:p>0.5045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718.804" calcext:value-type="float">
            <text:p>718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21" calcext:value-type="float">
            <text:p>0.4955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72.654" calcext:value-type="float">
            <text:p>672.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92" calcext:value-type="float">
            <text:p>0.4876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636.248" calcext:value-type="float">
            <text:p>636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89" calcext:value-type="float">
            <text:p>0.480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607.137" calcext:value-type="float">
            <text:p>607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59" calcext:value-type="float">
            <text:p>0.4749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83.533" calcext:value-type="float">
            <text:p>583.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73" calcext:value-type="float">
            <text:p>0.4697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64.103" calcext:value-type="float">
            <text:p>564.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28" calcext:value-type="float">
            <text:p>0.4652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47.837" calcext:value-type="float">
            <text:p>547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34" calcext:value-type="float">
            <text:p>0.4612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533.943" calcext:value-type="float">
            <text:p>533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21" calcext:value-type="float">
            <text:p>0.4577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21.75" calcext:value-type="float">
            <text:p>521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28" calcext:value-type="float">
            <text:p>0.454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6.783" calcext:value-type="float">
            <text:p>446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38.941" calcext:value-type="float">
            <text:p>438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25" calcext:value-type="float">
            <text:p>0.4497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32.231" calcext:value-type="float">
            <text:p>432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36" calcext:value-type="float">
            <text:p>0.4475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26.374" calcext:value-type="float">
            <text:p>426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99" calcext:value-type="float">
            <text:p>0.4455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21.153" calcext:value-type="float">
            <text:p>421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83" calcext:value-type="float">
            <text:p>0.4438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16.395" calcext:value-type="float">
            <text:p>416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62" calcext:value-type="float">
            <text:p>0.4423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11.968" calcext:value-type="float">
            <text:p>411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14" calcext:value-type="float">
            <text:p>0.441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07.78" calcext:value-type="float">
            <text:p>407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2" calcext:value-type="float">
            <text:p>0.439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03.773" calcext:value-type="float">
            <text:p>403.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61" calcext:value-type="float">
            <text:p>0.438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99.921" calcext:value-type="float">
            <text:p>399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21" calcext:value-type="float">
            <text:p>0.4378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96.228" calcext:value-type="float">
            <text:p>396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86" calcext:value-type="float">
            <text:p>0.4369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92.727" calcext:value-type="float">
            <text:p>392.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44" calcext:value-type="float">
            <text:p>0.4362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89.475" calcext:value-type="float">
            <text:p>389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84" calcext:value-type="float">
            <text:p>0.4355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86.518" calcext:value-type="float">
            <text:p>386.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96" calcext:value-type="float">
            <text:p>0.4349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83.876" calcext:value-type="float">
            <text:p>383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73" calcext:value-type="float">
            <text:p>0.434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1.538" calcext:value-type="float">
            <text:p>381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08" calcext:value-type="float">
            <text:p>0.4340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79.47" calcext:value-type="float">
            <text:p>379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96" calcext:value-type="float">
            <text:p>0.4335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77.619" calcext:value-type="float">
            <text:p>377.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4" calcext:value-type="float">
            <text:p>0.4332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6.024" calcext:value-type="float">
            <text:p>376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8" calcext:value-type="float">
            <text:p>0.4328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4.767" calcext:value-type="float">
            <text:p>374.7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76" calcext:value-type="float">
            <text:p>0.4325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3.778" calcext:value-type="float">
            <text:p>373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7" calcext:value-type="float">
            <text:p>0.4322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73.003" calcext:value-type="float">
            <text:p>373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8" calcext:value-type="float">
            <text:p>0.432048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72.395" calcext:value-type="float">
            <text:p>372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5" calcext:value-type="float">
            <text:p>0.4318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71.921" calcext:value-type="float">
            <text:p>371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6" calcext:value-type="float">
            <text:p>0.4316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71.552" calcext:value-type="float">
            <text:p>371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8" calcext:value-type="float">
            <text:p>0.431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71.266" calcext:value-type="float">
            <text:p>371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8" calcext:value-type="float">
            <text:p>0.4312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71.045" calcext:value-type="float">
            <text:p>371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5" calcext:value-type="float">
            <text:p>0.4311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70.876" calcext:value-type="float">
            <text:p>370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8" calcext:value-type="float">
            <text:p>0.431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70.747" calcext:value-type="float">
            <text:p>370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3" calcext:value-type="float">
            <text:p>0.4309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70.65" calcext:value-type="float">
            <text:p>370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1" calcext:value-type="float">
            <text:p>0.4308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391.9" calcext:value-type="float">
            <text:p>11391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7677" calcext:value-type="float">
            <text:p>0.8576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487.5" calcext:value-type="float">
            <text:p>648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6774" calcext:value-type="float">
            <text:p>0.7767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163.49" calcext:value-type="float">
            <text:p>4163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309" calcext:value-type="float">
            <text:p>0.7163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867.87" calcext:value-type="float">
            <text:p>2867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604" calcext:value-type="float">
            <text:p>0.6696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091.25" calcext:value-type="float">
            <text:p>2091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652" calcext:value-type="float">
            <text:p>0.632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601.12" calcext:value-type="float">
            <text:p>1601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855" calcext:value-type="float">
            <text:p>0.6028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79.24" calcext:value-type="float">
            <text:p>1279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455" calcext:value-type="float">
            <text:p>0.578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60.98" calcext:value-type="float">
            <text:p>1060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223" calcext:value-type="float">
            <text:p>0.5582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09.032" calcext:value-type="float">
            <text:p>909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27" calcext:value-type="float">
            <text:p>0.54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00.862" calcext:value-type="float">
            <text:p>800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94" calcext:value-type="float">
            <text:p>0.526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22.367" calcext:value-type="float">
            <text:p>722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737" calcext:value-type="float">
            <text:p>0.5147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64.439" calcext:value-type="float">
            <text:p>664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81" calcext:value-type="float">
            <text:p>0.5042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21.035" calcext:value-type="float">
            <text:p>621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272" calcext:value-type="float">
            <text:p>0.4952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88.053" calcext:value-type="float">
            <text:p>588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474" calcext:value-type="float">
            <text:p>0.4874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62.644" calcext:value-type="float">
            <text:p>562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698" calcext:value-type="float">
            <text:p>0.4806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42.792" calcext:value-type="float">
            <text:p>542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789" calcext:value-type="float">
            <text:p>0.4747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527.032" calcext:value-type="float">
            <text:p>527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21" calcext:value-type="float">
            <text:p>0.4696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14.268" calcext:value-type="float">
            <text:p>514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88" calcext:value-type="float">
            <text:p>0.465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503.621" calcext:value-type="float">
            <text:p>503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06" calcext:value-type="float">
            <text:p>0.4611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94.304" calcext:value-type="float">
            <text:p>494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99" calcext:value-type="float">
            <text:p>0.4575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85.594" calcext:value-type="float">
            <text:p>485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11" calcext:value-type="float">
            <text:p>0.4545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48.76" calcext:value-type="float">
            <text:p>448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43" calcext:value-type="float">
            <text:p>0.4520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441.832" calcext:value-type="float">
            <text:p>441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91" calcext:value-type="float">
            <text:p>0.4495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35.974" calcext:value-type="float">
            <text:p>435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2" calcext:value-type="float">
            <text:p>0.447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30.954" calcext:value-type="float">
            <text:p>430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97" calcext:value-type="float">
            <text:p>0.4454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26.592" calcext:value-type="float">
            <text:p>426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9" calcext:value-type="float">
            <text:p>0.443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22.743" calcext:value-type="float">
            <text:p>422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76" calcext:value-type="float">
            <text:p>0.442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19.285" calcext:value-type="float">
            <text:p>419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29" calcext:value-type="float">
            <text:p>0.4409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16.115" calcext:value-type="float">
            <text:p>416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32" calcext:value-type="float">
            <text:p>0.4397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13.132" calcext:value-type="float">
            <text:p>413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67" calcext:value-type="float">
            <text:p>0.438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10.225" calcext:value-type="float">
            <text:p>410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19" calcext:value-type="float">
            <text:p>0.4377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07.248" calcext:value-type="float">
            <text:p>407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76" calcext:value-type="float">
            <text:p>0.4368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01.702" calcext:value-type="float">
            <text:p>401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66" calcext:value-type="float">
            <text:p>0.4361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05" calcext:value-type="float">
            <text:p>0.4355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91.399" calcext:value-type="float">
            <text:p>391.3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14" calcext:value-type="float">
            <text:p>0.4349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87.677" calcext:value-type="float">
            <text:p>387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87" calcext:value-type="float">
            <text:p>0.4343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84.66" calcext:value-type="float">
            <text:p>384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16" calcext:value-type="float">
            <text:p>0.433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82.207" calcext:value-type="float">
            <text:p>382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96" calcext:value-type="float">
            <text:p>0.4334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80.21" calcext:value-type="float">
            <text:p>380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19" calcext:value-type="float">
            <text:p>0.4331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78.578" calcext:value-type="float">
            <text:p>378.5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83" calcext:value-type="float">
            <text:p>0.4327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7.242" calcext:value-type="float">
            <text:p>377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83" calcext:value-type="float">
            <text:p>0.4324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6.146" calcext:value-type="float">
            <text:p>376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4" calcext:value-type="float">
            <text:p>0.4322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5.243" calcext:value-type="float">
            <text:p>375.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4" calcext:value-type="float">
            <text:p>0.4319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74.497" calcext:value-type="float">
            <text:p>374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9" calcext:value-type="float">
            <text:p>0.431759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73.88" calcext:value-type="float">
            <text:p>373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7" calcext:value-type="float">
            <text:p>0.4315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73.368" calcext:value-type="float">
            <text:p>373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4" calcext:value-type="float">
            <text:p>0.4313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72.941" calcext:value-type="float">
            <text:p>372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1" calcext:value-type="float">
            <text:p>0.4312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2.585" calcext:value-type="float">
            <text:p>372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3" calcext:value-type="float">
            <text:p>0.431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72.286" calcext:value-type="float">
            <text:p>372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" calcext:value-type="float">
            <text:p>0.430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72.035" calcext:value-type="float">
            <text:p>372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69" calcext:value-type="float">
            <text:p>0.4308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71.824" calcext:value-type="float">
            <text:p>371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1" calcext:value-type="float">
            <text:p>0.4307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29.82" calcext:value-type="float">
            <text:p>9929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8739" calcext:value-type="float">
            <text:p>0.8587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028.48" calcext:value-type="float">
            <text:p>6028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461" calcext:value-type="float">
            <text:p>0.7774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004.16" calcext:value-type="float">
            <text:p>4004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731" calcext:value-type="float">
            <text:p>0.7167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844.28" calcext:value-type="float">
            <text:p>2844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884" calcext:value-type="float">
            <text:p>0.6698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132.31" calcext:value-type="float">
            <text:p>2132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849" calcext:value-type="float">
            <text:p>0.6328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72.13" calcext:value-type="float">
            <text:p>1672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001" calcext:value-type="float">
            <text:p>0.603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62.38" calcext:value-type="float">
            <text:p>1362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567" calcext:value-type="float">
            <text:p>0.5785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46.9" calcext:value-type="float">
            <text:p>114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11" calcext:value-type="float">
            <text:p>0.5583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92.829" calcext:value-type="float">
            <text:p>992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34" calcext:value-type="float">
            <text:p>0.541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80.076" calcext:value-type="float">
            <text:p>880.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996" calcext:value-type="float">
            <text:p>0.5269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95.882" calcext:value-type="float">
            <text:p>795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783" calcext:value-type="float">
            <text:p>0.5147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31.892" calcext:value-type="float">
            <text:p>731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317" calcext:value-type="float">
            <text:p>0.5043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682.484" calcext:value-type="float">
            <text:p>682.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" calcext:value-type="float">
            <text:p>0.49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643.787" calcext:value-type="float">
            <text:p>643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496" calcext:value-type="float">
            <text:p>0.4874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13.073" calcext:value-type="float">
            <text:p>613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13" calcext:value-type="float">
            <text:p>0.4807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88.388" calcext:value-type="float">
            <text:p>588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798" calcext:value-type="float">
            <text:p>0.4747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68.302" calcext:value-type="float">
            <text:p>568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23" calcext:value-type="float">
            <text:p>0.4696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51.754" calcext:value-type="float">
            <text:p>551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85" calcext:value-type="float">
            <text:p>0.465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37.944" calcext:value-type="float">
            <text:p>537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95" calcext:value-type="float">
            <text:p>0.461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26.25" calcext:value-type="float">
            <text:p>526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8" calcext:value-type="float">
            <text:p>0.457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16.165" calcext:value-type="float">
            <text:p>516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79" calcext:value-type="float">
            <text:p>0.4544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47.982" calcext:value-type="float">
            <text:p>447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43" calcext:value-type="float">
            <text:p>0.452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41.892" calcext:value-type="float">
            <text:p>441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99" calcext:value-type="float">
            <text:p>0.4495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436.641" calcext:value-type="float">
            <text:p>436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36" calcext:value-type="float">
            <text:p>0.4474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32.038" calcext:value-type="float">
            <text:p>432.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19" calcext:value-type="float">
            <text:p>0.4455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27.936" calcext:value-type="float">
            <text:p>427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18" calcext:value-type="float">
            <text:p>0.4438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24.228" calcext:value-type="float">
            <text:p>424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07" calcext:value-type="float">
            <text:p>0.442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20.835" calcext:value-type="float">
            <text:p>420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65" calcext:value-type="float">
            <text:p>0.4409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17.708" calcext:value-type="float">
            <text:p>417.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71" calcext:value-type="float">
            <text:p>0.4397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14.807" calcext:value-type="float">
            <text:p>414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09" calcext:value-type="float">
            <text:p>0.4387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12.101" calcext:value-type="float">
            <text:p>412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64" calcext:value-type="float">
            <text:p>0.4377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23" calcext:value-type="float">
            <text:p>0.4369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07.133" calcext:value-type="float">
            <text:p>407.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77" calcext:value-type="float">
            <text:p>0.4361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04.76" calcext:value-type="float">
            <text:p>404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18" calcext:value-type="float">
            <text:p>0.4355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96.229" calcext:value-type="float">
            <text:p>396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83" calcext:value-type="float">
            <text:p>0.4350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2.39" calcext:value-type="float">
            <text:p>392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38" calcext:value-type="float">
            <text:p>0.4345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89.185" calcext:value-type="float">
            <text:p>389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51" calcext:value-type="float">
            <text:p>0.4340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86.501" calcext:value-type="float">
            <text:p>386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16" calcext:value-type="float">
            <text:p>0.4336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84.245" calcext:value-type="float">
            <text:p>384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27" calcext:value-type="float">
            <text:p>0.4332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82.343" calcext:value-type="float">
            <text:p>382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" calcext:value-type="float">
            <text:p>0.432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0.734" calcext:value-type="float">
            <text:p>380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9" calcext:value-type="float">
            <text:p>0.4325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9.367" calcext:value-type="float">
            <text:p>379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1" calcext:value-type="float">
            <text:p>0.4322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8.204" calcext:value-type="float">
            <text:p>378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3" calcext:value-type="float">
            <text:p>0.432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7.209" calcext:value-type="float">
            <text:p>377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1" calcext:value-type="float">
            <text:p>0.431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76.357" calcext:value-type="float">
            <text:p>376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2" calcext:value-type="float">
            <text:p>0.43162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75.624" calcext:value-type="float">
            <text:p>375.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4" calcext:value-type="float">
            <text:p>0.431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74.992" calcext:value-type="float">
            <text:p>374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5" calcext:value-type="float">
            <text:p>0.4312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74.446" calcext:value-type="float">
            <text:p>374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2" calcext:value-type="float">
            <text:p>0.431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73.972" calcext:value-type="float">
            <text:p>373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5" calcext:value-type="float">
            <text:p>0.431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73.56" calcext:value-type="float">
            <text:p>373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1" calcext:value-type="float">
            <text:p>0.430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73.202" calcext:value-type="float">
            <text:p>373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9" calcext:value-type="float">
            <text:p>0.4307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407.23" calcext:value-type="float">
            <text:p>7407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419" calcext:value-type="float">
            <text:p>0.8604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421.04" calcext:value-type="float">
            <text:p>442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683" calcext:value-type="float">
            <text:p>0.7786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927.73" calcext:value-type="float">
            <text:p>2927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66" calcext:value-type="float">
            <text:p>0.717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091.26" calcext:value-type="float">
            <text:p>2091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61" calcext:value-type="float">
            <text:p>0.670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586.47" calcext:value-type="float">
            <text:p>1586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429" calcext:value-type="float">
            <text:p>0.6334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264.77" calcext:value-type="float">
            <text:p>1264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472" calcext:value-type="float">
            <text:p>0.6034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50.86" calcext:value-type="float">
            <text:p>105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955" calcext:value-type="float">
            <text:p>0.5789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03.664" calcext:value-type="float">
            <text:p>903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634" calcext:value-type="float">
            <text:p>0.5586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799.435" calcext:value-type="float">
            <text:p>799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613" calcext:value-type="float">
            <text:p>0.5416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723.8" calcext:value-type="float">
            <text:p>72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229" calcext:value-type="float">
            <text:p>0.5272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67.719" calcext:value-type="float">
            <text:p>667.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983" calcext:value-type="float">
            <text:p>0.5149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625.309" calcext:value-type="float">
            <text:p>625.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491" calcext:value-type="float">
            <text:p>0.5044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92.626" calcext:value-type="float">
            <text:p>592.6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453" calcext:value-type="float">
            <text:p>0.4954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566.93" calcext:value-type="float">
            <text:p>566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32" calcext:value-type="float">
            <text:p>0.4876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46.198" calcext:value-type="float">
            <text:p>546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4" calcext:value-type="float">
            <text:p>0.480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28.586" calcext:value-type="float">
            <text:p>528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33" calcext:value-type="float">
            <text:p>0.4749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12.235" calcext:value-type="float">
            <text:p>512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85" calcext:value-type="float">
            <text:p>0.4697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97.808" calcext:value-type="float">
            <text:p>497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52" calcext:value-type="float">
            <text:p>0.4652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85.691" calcext:value-type="float">
            <text:p>485.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59" calcext:value-type="float">
            <text:p>0.4612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48.948" calcext:value-type="float">
            <text:p>448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58" calcext:value-type="float">
            <text:p>0.4578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41.317" calcext:value-type="float">
            <text:p>441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3" calcext:value-type="float">
            <text:p>0.454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34.949" calcext:value-type="float">
            <text:p>434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69" calcext:value-type="float">
            <text:p>0.4519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29.56" calcext:value-type="float">
            <text:p>429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27" calcext:value-type="float">
            <text:p>0.4495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24.921" calcext:value-type="float">
            <text:p>424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65" calcext:value-type="float">
            <text:p>0.4473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20.83" calcext:value-type="float">
            <text:p>420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5" calcext:value-type="float">
            <text:p>0.44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23.98" calcext:value-type="float">
            <text:p>423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36" calcext:value-type="float">
            <text:p>0.4439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10.343" calcext:value-type="float">
            <text:p>410.3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83" calcext:value-type="float">
            <text:p>0.4422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03.479" calcext:value-type="float">
            <text:p>403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57" calcext:value-type="float">
            <text:p>0.4409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93.066" calcext:value-type="float">
            <text:p>393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88" calcext:value-type="float">
            <text:p>0.4398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87.075" calcext:value-type="float">
            <text:p>387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24" calcext:value-type="float">
            <text:p>0.438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82.475" calcext:value-type="float">
            <text:p>382.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76" calcext:value-type="float">
            <text:p>0.4378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78.955" calcext:value-type="float">
            <text:p>378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3" calcext:value-type="float">
            <text:p>0.437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76.274" calcext:value-type="float">
            <text:p>376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76" calcext:value-type="float">
            <text:p>0.4362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74.246" calcext:value-type="float">
            <text:p>374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03" calcext:value-type="float">
            <text:p>0.4356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72.723" calcext:value-type="float">
            <text:p>372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02" calcext:value-type="float">
            <text:p>0.4350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71.591" calcext:value-type="float">
            <text:p>371.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65" calcext:value-type="float">
            <text:p>0.4344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70.762" calcext:value-type="float">
            <text:p>370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86" calcext:value-type="float">
            <text:p>0.4339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70.166" calcext:value-type="float">
            <text:p>370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58" calcext:value-type="float">
            <text:p>0.4335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69.747" calcext:value-type="float">
            <text:p>369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75" calcext:value-type="float">
            <text:p>0.4331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69.465" calcext:value-type="float">
            <text:p>369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33" calcext:value-type="float">
            <text:p>0.4328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9.285" calcext:value-type="float">
            <text:p>369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27" calcext:value-type="float">
            <text:p>0.4325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69.182" calcext:value-type="float">
            <text:p>369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54" calcext:value-type="float">
            <text:p>0.4322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9.137" calcext:value-type="float">
            <text:p>369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09" calcext:value-type="float">
            <text:p>0.4320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69.134" calcext:value-type="float">
            <text:p>369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1" calcext:value-type="float">
            <text:p>0.4317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69.16" calcext:value-type="float">
            <text:p>369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5" calcext:value-type="float">
            <text:p>0.431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69.207" calcext:value-type="float">
            <text:p>369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" calcext:value-type="float">
            <text:p>0.4314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369.268" calcext:value-type="float">
            <text:p>369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3" calcext:value-type="float">
            <text:p>0.431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69.338" calcext:value-type="float">
            <text:p>369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3" calcext:value-type="float">
            <text:p>0.4311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69.413" calcext:value-type="float">
            <text:p>369.4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69.489" calcext:value-type="float">
            <text:p>369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6" calcext:value-type="float">
            <text:p>0.4308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69.565" calcext:value-type="float">
            <text:p>369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85" calcext:value-type="float">
            <text:p>0.4307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435.38" calcext:value-type="float">
            <text:p>5435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8187" calcext:value-type="float">
            <text:p>0.8581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482.73" calcext:value-type="float">
            <text:p>3482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065" calcext:value-type="float">
            <text:p>0.7770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436.84" calcext:value-type="float">
            <text:p>2436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44" calcext:value-type="float">
            <text:p>0.716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822.84" calcext:value-type="float">
            <text:p>1822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663" calcext:value-type="float">
            <text:p>0.6696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437.84" calcext:value-type="float">
            <text:p>1437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677" calcext:value-type="float">
            <text:p>0.6326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83.94" calcext:value-type="float">
            <text:p>1183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863" calcext:value-type="float">
            <text:p>0.6028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09.61" calcext:value-type="float">
            <text:p>1009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455" calcext:value-type="float">
            <text:p>0.578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85.882" calcext:value-type="float">
            <text:p>885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218" calcext:value-type="float">
            <text:p>0.5582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95.566" calcext:value-type="float">
            <text:p>795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262" calcext:value-type="float">
            <text:p>0.5412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28.036" calcext:value-type="float">
            <text:p>728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931" calcext:value-type="float">
            <text:p>0.5269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76.467" calcext:value-type="float">
            <text:p>676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727" calcext:value-type="float">
            <text:p>0.5147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636.344" calcext:value-type="float">
            <text:p>636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7" calcext:value-type="float">
            <text:p>0.504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04.597" calcext:value-type="float">
            <text:p>604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261" calcext:value-type="float">
            <text:p>0.4952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79.096" calcext:value-type="float">
            <text:p>579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464" calcext:value-type="float">
            <text:p>0.4874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58.327" calcext:value-type="float">
            <text:p>558.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688" calcext:value-type="float">
            <text:p>0.4806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541.2" calcext:value-type="float">
            <text:p>54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78" calcext:value-type="float">
            <text:p>0.47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26.91" calcext:value-type="float">
            <text:p>526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14" calcext:value-type="float">
            <text:p>0.4696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14.85" calcext:value-type="float">
            <text:p>514.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84" calcext:value-type="float">
            <text:p>0.4650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04.545" calcext:value-type="float">
            <text:p>504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04" calcext:value-type="float">
            <text:p>0.4611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95.58" calcext:value-type="float">
            <text:p>49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04" calcext:value-type="float">
            <text:p>0.4576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35.078" calcext:value-type="float">
            <text:p>435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85" calcext:value-type="float">
            <text:p>0.4547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429.798" calcext:value-type="float">
            <text:p>429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26" calcext:value-type="float">
            <text:p>0.4520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25.195" calcext:value-type="float">
            <text:p>425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88" calcext:value-type="float">
            <text:p>0.449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21.013" calcext:value-type="float">
            <text:p>421.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32" calcext:value-type="float">
            <text:p>0.4474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17.101" calcext:value-type="float">
            <text:p>417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23" calcext:value-type="float">
            <text:p>0.445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13.467" calcext:value-type="float">
            <text:p>413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27" calcext:value-type="float">
            <text:p>0.4438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10.164" calcext:value-type="float">
            <text:p>410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2" calcext:value-type="float">
            <text:p>0.44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07.207" calcext:value-type="float">
            <text:p>407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78" calcext:value-type="float">
            <text:p>0.440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04.579" calcext:value-type="float">
            <text:p>404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83" calcext:value-type="float">
            <text:p>0.4397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02.245" calcext:value-type="float">
            <text:p>402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19" calcext:value-type="float">
            <text:p>0.438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00.161" calcext:value-type="float">
            <text:p>400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71" calcext:value-type="float">
            <text:p>0.4377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98.275" calcext:value-type="float">
            <text:p>398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28" calcext:value-type="float">
            <text:p>0.4369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88.623" calcext:value-type="float">
            <text:p>388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94" calcext:value-type="float">
            <text:p>0.4362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85.542" calcext:value-type="float">
            <text:p>385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19" calcext:value-type="float">
            <text:p>0.4356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83.027" calcext:value-type="float">
            <text:p>383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16" calcext:value-type="float">
            <text:p>0.4350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80.968" calcext:value-type="float">
            <text:p>380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78" calcext:value-type="float">
            <text:p>0.4344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79.277" calcext:value-type="float">
            <text:p>379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97" calcext:value-type="float">
            <text:p>0.4339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77.885" calcext:value-type="float">
            <text:p>377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68" calcext:value-type="float">
            <text:p>0.4335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76.734" calcext:value-type="float">
            <text:p>376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84" calcext:value-type="float">
            <text:p>0.4331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75.781" calcext:value-type="float">
            <text:p>375.7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1" calcext:value-type="float">
            <text:p>0.4328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4.989" calcext:value-type="float">
            <text:p>374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5" calcext:value-type="float">
            <text:p>0.4325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4.328" calcext:value-type="float">
            <text:p>374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6" calcext:value-type="float">
            <text:p>0.43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3.775" calcext:value-type="float">
            <text:p>373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5" calcext:value-type="float">
            <text:p>0.43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73.311" calcext:value-type="float">
            <text:p>373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6" calcext:value-type="float">
            <text:p>0.4317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72.92" calcext:value-type="float">
            <text:p>372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72.589" calcext:value-type="float">
            <text:p>372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4" calcext:value-type="float">
            <text:p>0.4314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72.309" calcext:value-type="float">
            <text:p>372.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7" calcext:value-type="float">
            <text:p>0.431267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372.071" calcext:value-type="float">
            <text:p>372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71.868" calcext:value-type="float">
            <text:p>371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1" calcext:value-type="float">
            <text:p>0.431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71.694" calcext:value-type="float">
            <text:p>371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8" calcext:value-type="float">
            <text:p>0.430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71.545" calcext:value-type="float">
            <text:p>371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88" calcext:value-type="float">
            <text:p>0.4307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781.93" calcext:value-type="float">
            <text:p>3781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135" calcext:value-type="float">
            <text:p>0.8601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399.82" calcext:value-type="float">
            <text:p>2399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513" calcext:value-type="float">
            <text:p>0.7785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97.14" calcext:value-type="float">
            <text:p>1697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556" calcext:value-type="float">
            <text:p>0.717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98.22" calcext:value-type="float">
            <text:p>1298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547" calcext:value-type="float">
            <text:p>0.6705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54.1" calcext:value-type="float">
            <text:p>105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391" calcext:value-type="float">
            <text:p>0.6333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96.112" calcext:value-type="float">
            <text:p>896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449" calcext:value-type="float">
            <text:p>0.6034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89.251" calcext:value-type="float">
            <text:p>789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943" calcext:value-type="float">
            <text:p>0.5789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714.331" calcext:value-type="float">
            <text:p>714.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629" calcext:value-type="float">
            <text:p>0.5586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60.206" calcext:value-type="float">
            <text:p>660.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612" calcext:value-type="float">
            <text:p>0.5416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20.094" calcext:value-type="float">
            <text:p>620.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23" calcext:value-type="float">
            <text:p>0.52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89.705" calcext:value-type="float">
            <text:p>589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986" calcext:value-type="float">
            <text:p>0.5149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566.235" calcext:value-type="float">
            <text:p>566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495" calcext:value-type="float">
            <text:p>0.5044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47.798" calcext:value-type="float">
            <text:p>547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457" calcext:value-type="float">
            <text:p>0.4954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533.093" calcext:value-type="float">
            <text:p>533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35" calcext:value-type="float">
            <text:p>0.4876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521.203" calcext:value-type="float">
            <text:p>521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37" calcext:value-type="float">
            <text:p>0.4808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511.465" calcext:value-type="float">
            <text:p>511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09" calcext:value-type="float">
            <text:p>0.474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03.398" calcext:value-type="float">
            <text:p>503.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24" calcext:value-type="float">
            <text:p>0.4697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96.637" calcext:value-type="float">
            <text:p>496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76" calcext:value-type="float">
            <text:p>0.4651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90.908" calcext:value-type="float">
            <text:p>490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78" calcext:value-type="float">
            <text:p>0.4611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85.998" calcext:value-type="float">
            <text:p>485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56" calcext:value-type="float">
            <text:p>0.457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81.733" calcext:value-type="float">
            <text:p>481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48" calcext:value-type="float">
            <text:p>0.4545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77.969" calcext:value-type="float">
            <text:p>477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01" calcext:value-type="float">
            <text:p>0.451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74.547" calcext:value-type="float">
            <text:p>474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71" calcext:value-type="float">
            <text:p>0.4493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23.755" calcext:value-type="float">
            <text:p>423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85" calcext:value-type="float">
            <text:p>0.4473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19.748" calcext:value-type="float">
            <text:p>419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71" calcext:value-type="float">
            <text:p>0.4454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16.26" calcext:value-type="float">
            <text:p>416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73" calcext:value-type="float">
            <text:p>0.4437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13.19" calcext:value-type="float">
            <text:p>413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66" calcext:value-type="float">
            <text:p>0.4422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10.437" calcext:value-type="float">
            <text:p>410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28" calcext:value-type="float">
            <text:p>0.4409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8.371" calcext:value-type="float">
            <text:p>388.3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67" calcext:value-type="float">
            <text:p>0.4399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84.071" calcext:value-type="float">
            <text:p>384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94" calcext:value-type="float">
            <text:p>0.4388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80.73" calcext:value-type="float">
            <text:p>380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37" calcext:value-type="float">
            <text:p>0.4379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78.139" calcext:value-type="float">
            <text:p>378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85" calcext:value-type="float">
            <text:p>0.4370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76.135" calcext:value-type="float">
            <text:p>376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24" calcext:value-type="float">
            <text:p>0.4363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74.589" calcext:value-type="float">
            <text:p>374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46" calcext:value-type="float">
            <text:p>0.4356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73.401" calcext:value-type="float">
            <text:p>373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4" calcext:value-type="float">
            <text:p>0.435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72.493" calcext:value-type="float">
            <text:p>372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99" calcext:value-type="float">
            <text:p>0.4344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71.804" calcext:value-type="float">
            <text:p>371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16" calcext:value-type="float">
            <text:p>0.4340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71.285" calcext:value-type="float">
            <text:p>371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85" calcext:value-type="float">
            <text:p>0.4335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70.898" calcext:value-type="float">
            <text:p>370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99" calcext:value-type="float">
            <text:p>0.4331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70.613" calcext:value-type="float">
            <text:p>370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5" calcext:value-type="float">
            <text:p>0.4328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70.408" calcext:value-type="float">
            <text:p>370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7" calcext:value-type="float">
            <text:p>0.4325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70.263" calcext:value-type="float">
            <text:p>370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1" calcext:value-type="float">
            <text:p>0.4322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0.165" calcext:value-type="float">
            <text:p>370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5" calcext:value-type="float">
            <text:p>0.432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70.102" calcext:value-type="float">
            <text:p>370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4" calcext:value-type="float">
            <text:p>0.4318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70.065" calcext:value-type="float">
            <text:p>370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07" calcext:value-type="float">
            <text:p>0.4316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0.049" calcext:value-type="float">
            <text:p>370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31" calcext:value-type="float">
            <text:p>0.4314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70.046" calcext:value-type="float">
            <text:p>370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3" calcext:value-type="float">
            <text:p>0.4312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70.055" calcext:value-type="float">
            <text:p>370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2" calcext:value-type="float">
            <text:p>0.431132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70.07" calcext:value-type="float">
            <text:p>370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6" calcext:value-type="float">
            <text:p>0.431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70.09" calcext:value-type="float">
            <text:p>370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3" calcext:value-type="float">
            <text:p>0.4308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70.114" calcext:value-type="float">
            <text:p>370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577.93" calcext:value-type="float">
            <text:p>2577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7827" calcext:value-type="float">
            <text:p>0.8578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820.74" calcext:value-type="float">
            <text:p>1820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6843" calcext:value-type="float">
            <text:p>0.7768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92.83" calcext:value-type="float">
            <text:p>1392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29" calcext:value-type="float">
            <text:p>0.716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130.94" calcext:value-type="float">
            <text:p>1130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556" calcext:value-type="float">
            <text:p>0.669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60.698" calcext:value-type="float">
            <text:p>960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597" calcext:value-type="float">
            <text:p>0.6325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44.659" calcext:value-type="float">
            <text:p>844.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802" calcext:value-type="float">
            <text:p>0.6028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62.466" calcext:value-type="float">
            <text:p>762.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408" calcext:value-type="float">
            <text:p>0.5784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02.37" calcext:value-type="float">
            <text:p>702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181" calcext:value-type="float">
            <text:p>0.5581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657.244" calcext:value-type="float">
            <text:p>657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233" calcext:value-type="float">
            <text:p>0.5412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22.586" calcext:value-type="float">
            <text:p>622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907" calcext:value-type="float">
            <text:p>0.5269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95.448" calcext:value-type="float">
            <text:p>595.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708" calcext:value-type="float">
            <text:p>0.5147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573.839" calcext:value-type="float">
            <text:p>573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55" calcext:value-type="float">
            <text:p>0.5042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556.38" calcext:value-type="float">
            <text:p>556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248" calcext:value-type="float">
            <text:p>0.4952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542.093" calcext:value-type="float">
            <text:p>542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452" calcext:value-type="float">
            <text:p>0.4874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30.268" calcext:value-type="float">
            <text:p>530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676" calcext:value-type="float">
            <text:p>0.4806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20.38" calcext:value-type="float">
            <text:p>52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767" calcext:value-type="float">
            <text:p>0.4747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12.034" calcext:value-type="float">
            <text:p>512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598" calcext:value-type="float">
            <text:p>0.4695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504.93" calcext:value-type="float">
            <text:p>504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64" calcext:value-type="float">
            <text:p>0.4650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98.833" calcext:value-type="float">
            <text:p>498.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78" calcext:value-type="float">
            <text:p>0.4610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93.556" calcext:value-type="float">
            <text:p>493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67" calcext:value-type="float">
            <text:p>0.4575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88.949" calcext:value-type="float">
            <text:p>488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68" calcext:value-type="float">
            <text:p>0.4544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84.887" calcext:value-type="float">
            <text:p>484.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73" calcext:value-type="float">
            <text:p>0.451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81.253" calcext:value-type="float">
            <text:p>481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07" calcext:value-type="float">
            <text:p>0.4493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17.15" calcext:value-type="float">
            <text:p>41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02" calcext:value-type="float">
            <text:p>0.4474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14.899" calcext:value-type="float">
            <text:p>414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84" calcext:value-type="float">
            <text:p>0.4454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12.971" calcext:value-type="float">
            <text:p>412.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82" calcext:value-type="float">
            <text:p>0.4437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08.689" calcext:value-type="float">
            <text:p>408.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47" calcext:value-type="float">
            <text:p>0.4423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03.865" calcext:value-type="float">
            <text:p>403.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05" calcext:value-type="float">
            <text:p>0.441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91.524" calcext:value-type="float">
            <text:p>391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22" calcext:value-type="float">
            <text:p>0.4399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87.38" calcext:value-type="float">
            <text:p>387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53" calcext:value-type="float">
            <text:p>0.4388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84.077" calcext:value-type="float">
            <text:p>384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01" calcext:value-type="float">
            <text:p>0.4379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81.441" calcext:value-type="float">
            <text:p>381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52" calcext:value-type="float">
            <text:p>0.4370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79.333" calcext:value-type="float">
            <text:p>379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95" calcext:value-type="float">
            <text:p>0.4362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77.645" calcext:value-type="float">
            <text:p>377.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2" calcext:value-type="float">
            <text:p>0.435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76.291" calcext:value-type="float">
            <text:p>376.2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17" calcext:value-type="float">
            <text:p>0.4350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75.203" calcext:value-type="float">
            <text:p>375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79" calcext:value-type="float">
            <text:p>0.4344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74.328" calcext:value-type="float">
            <text:p>374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98" calcext:value-type="float">
            <text:p>0.4339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73.622" calcext:value-type="float">
            <text:p>373.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69" calcext:value-type="float">
            <text:p>0.4335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3.053" calcext:value-type="float">
            <text:p>373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85" calcext:value-type="float">
            <text:p>0.4331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72.592" calcext:value-type="float">
            <text:p>372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2" calcext:value-type="float">
            <text:p>0.4328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72.22" calcext:value-type="float">
            <text:p>372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5" calcext:value-type="float">
            <text:p>0.4325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1.917" calcext:value-type="float">
            <text:p>371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61" calcext:value-type="float">
            <text:p>0.4322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1.671" calcext:value-type="float">
            <text:p>371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5" calcext:value-type="float">
            <text:p>0.43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1.471" calcext:value-type="float">
            <text:p>371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6" calcext:value-type="float">
            <text:p>0.4317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71.307" calcext:value-type="float">
            <text:p>371.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71.174" calcext:value-type="float">
            <text:p>371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4" calcext:value-type="float">
            <text:p>0.4314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1.064" calcext:value-type="float">
            <text:p>371.0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7" calcext:value-type="float">
            <text:p>0.4312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70.974" calcext:value-type="float">
            <text:p>370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70.9" calcext:value-type="float">
            <text:p>37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1" calcext:value-type="float">
            <text:p>0.431001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70.839" calcext:value-type="float">
            <text:p>370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8" calcext:value-type="float">
            <text:p>0.430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70.788" calcext:value-type="float">
            <text:p>370.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88" calcext:value-type="float">
            <text:p>0.4307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341.18" calcext:value-type="float">
            <text:p>2341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909" calcext:value-type="float">
            <text:p>0.859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31" calcext:value-type="float">
            <text:p>0.778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99.7" calcext:value-type="float">
            <text:p>109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408" calcext:value-type="float">
            <text:p>0.717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99.005" calcext:value-type="float">
            <text:p>899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435" calcext:value-type="float">
            <text:p>0.6704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78.129" calcext:value-type="float">
            <text:p>778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303" calcext:value-type="float">
            <text:p>0.6333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99.724" calcext:value-type="float">
            <text:p>699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379" calcext:value-type="float">
            <text:p>0.603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46.028" calcext:value-type="float">
            <text:p>646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885" calcext:value-type="float">
            <text:p>0.578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7.669" calcext:value-type="float">
            <text:p>607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581" calcext:value-type="float">
            <text:p>0.5585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79.319" calcext:value-type="float">
            <text:p>579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572" calcext:value-type="float">
            <text:p>0.5415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57.771" calcext:value-type="float">
            <text:p>557.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197" calcext:value-type="float">
            <text:p>0.5271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41.006" calcext:value-type="float">
            <text:p>541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957" calcext:value-type="float">
            <text:p>0.514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527.702" calcext:value-type="float">
            <text:p>527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47" calcext:value-type="float">
            <text:p>0.504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16.967" calcext:value-type="float">
            <text:p>516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435" calcext:value-type="float">
            <text:p>0.4954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508.177" calcext:value-type="float">
            <text:p>508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16" calcext:value-type="float">
            <text:p>0.4876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00.888" calcext:value-type="float">
            <text:p>500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21" calcext:value-type="float">
            <text:p>0.480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94.778" calcext:value-type="float">
            <text:p>494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95" calcext:value-type="float">
            <text:p>0.4748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89.604" calcext:value-type="float">
            <text:p>489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12" calcext:value-type="float">
            <text:p>0.469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85.182" calcext:value-type="float">
            <text:p>485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65" calcext:value-type="float">
            <text:p>0.465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81.372" calcext:value-type="float">
            <text:p>481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69" calcext:value-type="float">
            <text:p>0.4611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78.059" calcext:value-type="float">
            <text:p>478.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48" calcext:value-type="float">
            <text:p>0.457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75.156" calcext:value-type="float">
            <text:p>475.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41" calcext:value-type="float">
            <text:p>0.454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72.587" calcext:value-type="float">
            <text:p>472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795" calcext:value-type="float">
            <text:p>0.4517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70.287" calcext:value-type="float">
            <text:p>470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64" calcext:value-type="float">
            <text:p>0.449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68.197" calcext:value-type="float">
            <text:p>468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1" calcext:value-type="float">
            <text:p>0.44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94.946" calcext:value-type="float">
            <text:p>394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19" calcext:value-type="float">
            <text:p>0.445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89.385" calcext:value-type="float">
            <text:p>389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2" calcext:value-type="float">
            <text:p>0.44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98.847" calcext:value-type="float">
            <text:p>398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89" calcext:value-type="float">
            <text:p>0.442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08.515" calcext:value-type="float">
            <text:p>408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63" calcext:value-type="float">
            <text:p>0.4408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79.284" calcext:value-type="float">
            <text:p>379.2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74" calcext:value-type="float">
            <text:p>0.4398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77.296" calcext:value-type="float">
            <text:p>377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13" calcext:value-type="float">
            <text:p>0.4388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5.42" calcext:value-type="float">
            <text:p>375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77" calcext:value-type="float">
            <text:p>0.437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74.043" calcext:value-type="float">
            <text:p>374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31" calcext:value-type="float">
            <text:p>0.437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72.991" calcext:value-type="float">
            <text:p>372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76" calcext:value-type="float">
            <text:p>0.4362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72.192" calcext:value-type="float">
            <text:p>372.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03" calcext:value-type="float">
            <text:p>0.4356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71.587" calcext:value-type="float">
            <text:p>371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02" calcext:value-type="float">
            <text:p>0.435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71.134" calcext:value-type="float">
            <text:p>371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66" calcext:value-type="float">
            <text:p>0.4344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70.799" calcext:value-type="float">
            <text:p>370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86" calcext:value-type="float">
            <text:p>0.4339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70.554" calcext:value-type="float">
            <text:p>37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58" calcext:value-type="float">
            <text:p>0.4335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70.378" calcext:value-type="float">
            <text:p>370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75" calcext:value-type="float">
            <text:p>0.4331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70.255" calcext:value-type="float">
            <text:p>37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33" calcext:value-type="float">
            <text:p>0.4328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70.174" calcext:value-type="float">
            <text:p>370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27" calcext:value-type="float">
            <text:p>0.4325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70.122" calcext:value-type="float">
            <text:p>370.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54" calcext:value-type="float">
            <text:p>0.4322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0.094" calcext:value-type="float">
            <text:p>370.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09" calcext:value-type="float">
            <text:p>0.432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70.082" calcext:value-type="float">
            <text:p>370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1" calcext:value-type="float">
            <text:p>0.4317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0.083" calcext:value-type="float">
            <text:p>370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5" calcext:value-type="float">
            <text:p>0.4315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0.093" calcext:value-type="float">
            <text:p>370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" calcext:value-type="float">
            <text:p>0.431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70.109" calcext:value-type="float">
            <text:p>370.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3" calcext:value-type="float">
            <text:p>0.431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70.128" calcext:value-type="float">
            <text:p>370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3" calcext:value-type="float">
            <text:p>0.4311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70.151" calcext:value-type="float">
            <text:p>370.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70.174" calcext:value-type="float">
            <text:p>370.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6" calcext:value-type="float">
            <text:p>0.430886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70.198" calcext:value-type="float">
            <text:p>370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85" calcext:value-type="float">
            <text:p>0.430785</text:p>
          </table:table-cell>
        </table:table-row>
      </table:table>
      <table:named-expressions/>
      <table:database-ranges>
        <table:database-range table:name="__Anonymous_Sheet_DB__0" table:target-range-address="NEOS_0806_1.A2:NEOS_0806_1.F2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6T12:16:18.218679107</dc:date>
    <meta:editing-duration>PT2M56S</meta:editing-duration>
    <meta:editing-cycles>1</meta:editing-cycles>
    <meta:document-statistic meta:table-count="1" meta:cell-count="15606" meta:object-count="0"/>
    <meta:generator>LibreOffice/6.0.7.3$Linux_X86_64 LibreOffice_project/00m0$Build-3</meta:generator>
  </office:meta>
</office:document-meta>
</file>